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thin solid #3D3D3D" fo:border-bottom="thin solid #3D3D3D" fo:border-left="none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thin solid #3D3D3D" fo:border-bottom="thin solid #3D3D3D" fo:border-left="thin solid #3D3D3D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3D3D3D" fo:border-bottom="thin solid #3D3D3D" fo:border-left="thin double #000000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thin solid #3D3D3D" fo:border-bottom="thin solid #3D3D3D" fo:border-left="none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thin solid #3D3D3D" fo:border-left="thin solid #3D3D3D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0" style:family="table-cell" style:parent-style-name="Default" style:data-style-name="N2">
      <style:table-cell-properties fo:border-top="none" fo:border-bottom="thin solid #3D3D3D" fo:border-left="thin solid #3D3D3D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4">
      <style:table-cell-properties fo:border-top="none" fo:border-bottom="thin solid #3D3D3D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2">
      <style:table-cell-properties fo:border-top="none" fo:border-bottom="thin solid #3D3D3D" fo:border-left="none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-top="thin solid #3D3D3D" fo:border-bottom="thin double #000000" fo:border-left="thin solid #3D3D3D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4" style:family="table-cell" style:parent-style-name="Default" style:data-style-name="N2">
      <style:table-cell-properties fo:border-top="thin solid #3D3D3D" fo:border-bottom="thin double #000000" fo:border-left="thin solid #3D3D3D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4">
      <style:table-cell-properties fo:border-top="thin solid #3D3D3D" fo:border-bottom="thin double #000000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2">
      <style:table-cell-properties fo:border-top="thin solid #3D3D3D" fo:border-bottom="thin double #000000" fo:border-left="none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4">
      <style:table-cell-properties fo:border-top="none" fo:border-bottom="thin double #000000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-top="none" fo:border-bottom="thin solid #3D3D3D" fo:border-left="thin solid #3D3D3D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Default" style:data-style-name="N4">
      <style:table-cell-properties fo:border-top="thin double #000000" fo:border-bottom="thin solid #3D3D3D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2">
      <style:table-cell-properties fo:border-top="none" fo:border-bottom="thin solid #3D3D3D" fo:border-left="thin double #000000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2">
      <style:table-cell-properties fo:border-top="thin solid #3D3D3D" fo:border-bottom="thin double #000000" fo:border-left="thin double #000000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4">
      <style:table-cell-properties fo:border-top="none" fo:border-bottom="thin solid #3D3D3D" fo:border-left="thin solid #3D3D3D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4">
      <style:table-cell-properties fo:border-top="thin solid #3D3D3D" fo:border-bottom="thin double #000000" fo:border-left="thin solid #3D3D3D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-top="thin solid #3D3D3D" fo:border-bottom="thin double #000000" fo:border-left="thin solid #3D3D3D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thin solid #3D3D3D" fo:border-bottom="thin double #000000" fo:border-left="none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thin solid #3D3D3D" fo:border-bottom="thin double #000000" fo:border-left="thin double #000000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thin double #000000" fo:border-left="none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-top="thin solid #3D3D3D" fo:border-bottom="thin double #000000" fo:border-left="none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thin solid #3D3D3D" fo:border-bottom="thin double #000000" fo:border-left="thin solid #3D3D3D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0" style:family="table-cell" style:parent-style-name="Default" style:data-style-name="N2">
      <style:table-cell-properties fo:border-top="none" fo:border-bottom="thin solid #3D3D3D" fo:border-left="thin solid #3D3D3D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2">
      <style:table-cell-properties fo:border-top="thin solid #3D3D3D" fo:border-bottom="thin solid #3D3D3D" fo:border-left="thin solid #3D3D3D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2">
      <style:table-cell-properties fo:border-top="thin solid #3D3D3D" fo:border-bottom="thin solid #3D3D3D" fo:border-left="thin double #000000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3D3D3D" fo:border-left="none" fo:border-right="thin solid #3D3D3D" fo:background-color="transparent"/>
    </style:style>
    <style:style style:name="ce35" style:family="table-cell" style:parent-style-name="Default" style:data-style-name="N0">
      <style:table-cell-properties fo:border-top="thin solid #3D3D3D" fo:border-bottom="none" fo:border-left="thin solid #3D3D3D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thin solid #3D3D3D" fo:border-bottom="thin solid #3D3D3D" fo:border-left="none" fo:border-right="none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thin solid #3D3D3D" fo:border-bottom="thin solid #3D3D3D" fo:border-left="thin double #000000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Default" style:data-style-name="N40">
      <style:table-cell-properties fo:border-top="none" fo:border-bottom="thin solid #3D3D3D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40">
      <style:table-cell-properties fo:border-top="thin solid #3D3D3D" fo:border-bottom="thin double #000000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Default" style:data-style-name="N40">
      <style:table-cell-properties fo:border-top="none" fo:border-bottom="thin double #000000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40">
      <style:table-cell-properties fo:border-top="thin double #000000" fo:border-bottom="thin solid #3D3D3D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-top="thin solid #3D3D3D" fo:border-bottom="none" fo:border-left="thin solid #3D3D3D" fo:border-right="thin double #000000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-top="thin solid #3D3D3D" fo:border-bottom="thin solid #3D3D3D" fo:border-left="thin solid #3D3D3D" fo:border-right="none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-top="thin solid #3D3D3D" fo:border-bottom="thin solid #3D3D3D" fo:border-left="none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-top="thin solid #3D3D3D" fo:border-bottom="thin solid #3D3D3D" fo:border-left="none" fo:border-right="none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-top="thin solid #3D3D3D" fo:border-bottom="thin solid #3D3D3D" fo:border-left="thin double #000000" fo:border-right="none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-top="thin solid #3D3D3D" fo:border-bottom="thin solid #3D3D3D" fo:border-left="thin double #000000" fo:border-right="thin double #000000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thin solid #3D3D3D" fo:border-bottom="thin solid #3D3D3D" fo:border-left="thin solid #3D3D3D" fo:border-right="none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thin solid #3D3D3D" fo:border-bottom="thin solid #3D3D3D" fo:border-left="none" fo:border-right="thin double #000000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-top="thin solid #3D3D3D" fo:border-bottom="thin solid #3D3D3D" fo:border-left="thin double #000000" fo:border-right="none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thin solid #3D3D3D" fo:border-bottom="thin solid #3D3D3D" fo:border-left="thin double #3D3D3D" fo:border-right="thin double #000000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Default" style:data-style-name="N2"/>
    <style:style style:name="ce53" style:family="table-cell" style:parent-style-name="Default" style:data-style-name="N0">
      <style:table-cell-properties fo:border-top="thin solid #3D3D3D" fo:border-bottom="thin solid #3D3D3D" fo:border-left="thin solid #3D3D3D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9pt" style:use-optimal-row-height="fals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C_2022-23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33">
            <text:p>Resultados obtenidos por el algoritmo 1-NN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2">
          <table:table-cell table:number-columns-spanned="1" table:number-rows-spanned="2" table:style-name="ce34"/>
          <table:table-cell office:value-type="string" table:number-columns-spanned="4" table:number-rows-spanned="1" table:style-name="ce53">
            <text:p>Diabetes</text:p>
          </table:table-cell>
          <table:covered-table-cell table:number-columns-repeated="3"/>
          <table:table-cell office:value-type="string" table:number-columns-spanned="4" table:number-rows-spanned="1" table:style-name="ce37">
            <text:p>Ozone</text:p>
          </table:table-cell>
          <table:covered-table-cell table:number-columns-repeated="3"/>
          <table:table-cell office:value-type="string" table:number-columns-spanned="4" table:number-rows-spanned="1" table:style-name="ce37">
            <text:p>Spectf-heart</text:p>
          </table:table-cell>
          <table:covered-table-cell table:number-columns-repeated="3"/>
          <table:table-cell table:style-name="ce1"/>
          <table:table-cell table:number-columns-repeated="2" table:style-name="ce2"/>
          <table:table-cell table:style-name="ce3"/>
          <table:table-cell table:number-columns-repeated="16367"/>
        </table:table-row>
        <table:table-row table:style-name="ro3"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8">
            <text:p>T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4">
          <table:table-cell office:value-type="string" table:style-name="ce9">
            <text:p>Partición 1</text:p>
          </table:table-cell>
          <table:table-cell office:value-type="float" office:value="66.88" table:style-name="ce10">
            <text:p>66,88</text:p>
          </table:table-cell>
          <table:table-cell office:value-type="float" office:value="0" table:style-name="ce10">
            <text:p>0,00</text:p>
          </table:table-cell>
          <table:table-cell office:value-type="float" office:value="53.5" table:style-name="ce10">
            <text:p>53,50</text:p>
          </table:table-cell>
          <table:table-cell office:value-type="float" office:value="2.5729999999999999E-2" table:style-name="ce38">
            <text:p>0,026</text:p>
          </table:table-cell>
          <table:table-cell office:value-type="float" office:value="78.12" table:style-name="ce12">
            <text:p>78,12</text:p>
          </table:table-cell>
          <table:table-cell office:value-type="float" office:value="0" table:style-name="ce10">
            <text:p>0,00</text:p>
          </table:table-cell>
          <table:table-cell office:value-type="float" office:value="62.5" table:style-name="ce10">
            <text:p>62,50</text:p>
          </table:table-cell>
          <table:table-cell office:value-type="float" office:value="6.0000000000000001E-3" table:style-name="ce38">
            <text:p>0,006</text:p>
          </table:table-cell>
          <table:table-cell office:value-type="float" office:value="77.14" table:style-name="ce10">
            <text:p>77,14</text:p>
          </table:table-cell>
          <table:table-cell office:value-type="float" office:value="0" table:style-name="ce10">
            <text:p>0,00</text:p>
          </table:table-cell>
          <table:table-cell office:value-type="float" office:value="61.71" table:style-name="ce10">
            <text:p>61,71</text:p>
          </table:table-cell>
          <table:table-cell office:value-type="float" office:value="5.0000000000000001E-3" table:style-name="ce38">
            <text:p>0,005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4">
          <table:table-cell office:value-type="string" table:style-name="ce9">
            <text:p>Partición 2</text:p>
          </table:table-cell>
          <table:table-cell office:value-type="float" office:value="66.88" table:style-name="ce10">
            <text:p>66,88</text:p>
          </table:table-cell>
          <table:table-cell office:value-type="float" office:value="0" table:style-name="ce10">
            <text:p>0,00</text:p>
          </table:table-cell>
          <table:table-cell office:value-type="float" office:value="53.5" table:style-name="ce10">
            <text:p>53,50</text:p>
          </table:table-cell>
          <table:table-cell office:value-type="float" office:value="1.4999999999999999E-2" table:style-name="ce38">
            <text:p>0,015</text:p>
          </table:table-cell>
          <table:table-cell office:value-type="float" office:value="85.93" table:style-name="ce12">
            <text:p>85,93</text:p>
          </table:table-cell>
          <table:table-cell office:value-type="float" office:value="0" table:style-name="ce10">
            <text:p>0,00</text:p>
          </table:table-cell>
          <table:table-cell office:value-type="float" office:value="68.75" table:style-name="ce10">
            <text:p>68,75</text:p>
          </table:table-cell>
          <table:table-cell office:value-type="float" office:value="6.0000000000000001E-3" table:style-name="ce38">
            <text:p>0,006</text:p>
          </table:table-cell>
          <table:table-cell office:value-type="float" office:value="88.57" table:style-name="ce10">
            <text:p>88,57</text:p>
          </table:table-cell>
          <table:table-cell office:value-type="float" office:value="0" table:style-name="ce10">
            <text:p>0,00</text:p>
          </table:table-cell>
          <table:table-cell office:value-type="float" office:value="70.849999999999994" table:style-name="ce10">
            <text:p>70,85</text:p>
          </table:table-cell>
          <table:table-cell office:value-type="float" office:value="5.0000000000000001E-3" table:style-name="ce38">
            <text:p>0,005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4">
          <table:table-cell office:value-type="string" table:style-name="ce9">
            <text:p>Partición 3</text:p>
          </table:table-cell>
          <table:table-cell office:value-type="float" office:value="68.83" table:style-name="ce10">
            <text:p>68,83</text:p>
          </table:table-cell>
          <table:table-cell office:value-type="float" office:value="0" table:style-name="ce10">
            <text:p>0,00</text:p>
          </table:table-cell>
          <table:table-cell office:value-type="float" office:value="55.06" table:style-name="ce10">
            <text:p>55,06</text:p>
          </table:table-cell>
          <table:table-cell office:value-type="float" office:value="1.4E-2" table:style-name="ce38">
            <text:p>0,014</text:p>
          </table:table-cell>
          <table:table-cell office:value-type="float" office:value="79.680000000000007" table:style-name="ce12">
            <text:p>79,68</text:p>
          </table:table-cell>
          <table:table-cell office:value-type="float" office:value="0" table:style-name="ce10">
            <text:p>0,00</text:p>
          </table:table-cell>
          <table:table-cell office:value-type="float" office:value="63.75" table:style-name="ce10">
            <text:p>63,75</text:p>
          </table:table-cell>
          <table:table-cell office:value-type="float" office:value="6.0000000000000001E-3" table:style-name="ce38">
            <text:p>0,006</text:p>
          </table:table-cell>
          <table:table-cell office:value-type="float" office:value="91.42" table:style-name="ce10">
            <text:p>91,42</text:p>
          </table:table-cell>
          <table:table-cell office:value-type="float" office:value="0" table:style-name="ce10">
            <text:p>0,00</text:p>
          </table:table-cell>
          <table:table-cell office:value-type="float" office:value="73.14" table:style-name="ce10">
            <text:p>73,14</text:p>
          </table:table-cell>
          <table:table-cell office:value-type="float" office:value="5.0000000000000001E-3" table:style-name="ce38">
            <text:p>0,005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4">
          <table:table-cell office:value-type="string" table:style-name="ce9">
            <text:p>Partición 4</text:p>
          </table:table-cell>
          <table:table-cell office:value-type="float" office:value="69.48" table:style-name="ce10">
            <text:p>69,48</text:p>
          </table:table-cell>
          <table:table-cell office:value-type="float" office:value="0" table:style-name="ce10">
            <text:p>0,00</text:p>
          </table:table-cell>
          <table:table-cell office:value-type="float" office:value="55.58" table:style-name="ce10">
            <text:p>55,58</text:p>
          </table:table-cell>
          <table:table-cell office:value-type="float" office:value="1.2999999999999999E-2" table:style-name="ce38">
            <text:p>0,013</text:p>
          </table:table-cell>
          <table:table-cell office:value-type="float" office:value="76.56" table:style-name="ce12">
            <text:p>76,56</text:p>
          </table:table-cell>
          <table:table-cell office:value-type="float" office:value="0" table:style-name="ce10">
            <text:p>0,00</text:p>
          </table:table-cell>
          <table:table-cell office:value-type="float" office:value="61.25" table:style-name="ce10">
            <text:p>61,25</text:p>
          </table:table-cell>
          <table:table-cell office:value-type="float" office:value="6.0000000000000001E-3" table:style-name="ce38">
            <text:p>0,006</text:p>
          </table:table-cell>
          <table:table-cell office:value-type="float" office:value="85.71" table:style-name="ce10">
            <text:p>85,71</text:p>
          </table:table-cell>
          <table:table-cell office:value-type="float" office:value="0" table:style-name="ce10">
            <text:p>0,00</text:p>
          </table:table-cell>
          <table:table-cell office:value-type="float" office:value="68.569999999999993" table:style-name="ce10">
            <text:p>68,57</text:p>
          </table:table-cell>
          <table:table-cell office:value-type="float" office:value="5.0000000000000001E-3" table:style-name="ce38">
            <text:p>0,005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3">
          <table:table-cell office:value-type="string" table:style-name="ce13">
            <text:p>Partición 5</text:p>
          </table:table-cell>
          <table:table-cell office:value-type="float" office:value="69.73" table:style-name="ce14">
            <text:p>69,73</text:p>
          </table:table-cell>
          <table:table-cell office:value-type="float" office:value="0" table:style-name="ce14">
            <text:p>0,00</text:p>
          </table:table-cell>
          <table:table-cell office:value-type="float" office:value="55.78" table:style-name="ce14">
            <text:p>55,78</text:p>
          </table:table-cell>
          <table:table-cell office:value-type="float" office:value="1.2999999999999999E-2" table:style-name="ce39">
            <text:p>0,013</text:p>
          </table:table-cell>
          <table:table-cell office:value-type="float" office:value="81.25" table:style-name="ce16">
            <text:p>81,25</text:p>
          </table:table-cell>
          <table:table-cell office:value-type="float" office:value="0" table:style-name="ce14">
            <text:p>0,00</text:p>
          </table:table-cell>
          <table:table-cell office:value-type="float" office:value="65" table:style-name="ce14">
            <text:p>65,00</text:p>
          </table:table-cell>
          <table:table-cell office:value-type="float" office:value="6.0000000000000001E-3" table:style-name="ce40">
            <text:p>0,006</text:p>
          </table:table-cell>
          <table:table-cell office:value-type="float" office:value="84.058000000000007" table:style-name="ce14">
            <text:p>84,06</text:p>
          </table:table-cell>
          <table:table-cell office:value-type="float" office:value="0" table:style-name="ce14">
            <text:p>0,00</text:p>
          </table:table-cell>
          <table:table-cell office:value-type="float" office:value="67.239999999999995" table:style-name="ce14">
            <text:p>67,24</text:p>
          </table:table-cell>
          <table:table-cell office:value-type="float" office:value="5.0000000000000001E-3" table:style-name="ce39">
            <text:p>0,005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3">
          <table:table-cell office:value-type="string" table:style-name="ce18">
            <text:p>Media</text:p>
          </table:table-cell>
          <table:table-cell office:value-type="float" office:value="68.36" table:style-name="ce10">
            <text:p>68,36</text:p>
          </table:table-cell>
          <table:table-cell office:value-type="float" office:value="0" table:style-name="ce10">
            <text:p>0,00</text:p>
          </table:table-cell>
          <table:table-cell office:value-type="float" office:value="54.69" table:style-name="ce10">
            <text:p>54,69</text:p>
          </table:table-cell>
          <table:table-cell office:value-type="float" office:value="1.6E-2" table:style-name="ce38">
            <text:p>0,016</text:p>
          </table:table-cell>
          <table:table-cell office:value-type="float" office:value="80.31" table:style-name="ce12">
            <text:p>80,31</text:p>
          </table:table-cell>
          <table:table-cell office:value-type="float" office:value="0" table:style-name="ce10">
            <text:p>0,00</text:p>
          </table:table-cell>
          <table:table-cell office:value-type="float" office:value="64.25" table:style-name="ce10">
            <text:p>64,25</text:p>
          </table:table-cell>
          <table:table-cell office:value-type="float" office:value="6.0000000000000001E-3" table:style-name="ce41">
            <text:p>0,006</text:p>
          </table:table-cell>
          <table:table-cell office:value-type="float" office:value="85.38" table:style-name="ce10">
            <text:p>85,38</text:p>
          </table:table-cell>
          <table:table-cell office:value-type="float" office:value="0" table:style-name="ce10">
            <text:p>0,00</text:p>
          </table:table-cell>
          <table:table-cell office:value-type="float" office:value="68.3" table:style-name="ce10">
            <text:p>68,30</text:p>
          </table:table-cell>
          <table:table-cell office:value-type="float" office:value="5.0000000000000001E-3" table:style-name="ce38">
            <text:p>0,005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number-rows-repeated="2" table:style-name="ro1">
          <table:table-cell table:number-columns-repeated="14"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style-name="ce1"/>
          <table:table-cell office:value-type="string" table:number-columns-spanned="12" table:number-rows-spanned="1" table:style-name="ce33">
            <text:p>Resultados obtenidos por el algoritmo RELIEF en el problema del APC</text:p>
          </table:table-cell>
          <table:covered-table-cell table:number-columns-repeated="11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4">
          <table:table-cell table:number-columns-spanned="1" table:number-rows-spanned="2" table:style-name="ce34"/>
          <table:table-cell office:value-type="string" table:number-columns-spanned="4" table:number-rows-spanned="1" table:style-name="ce53">
            <text:p>Diabetes</text:p>
          </table:table-cell>
          <table:covered-table-cell table:number-columns-repeated="3"/>
          <table:table-cell office:value-type="string" table:number-columns-spanned="4" table:number-rows-spanned="1" table:style-name="ce37">
            <text:p>Ozone</text:p>
          </table:table-cell>
          <table:covered-table-cell table:number-columns-repeated="3"/>
          <table:table-cell office:value-type="string" table:number-columns-spanned="4" table:number-rows-spanned="1" table:style-name="ce37">
            <text:p>Spectf-heart</text:p>
          </table:table-cell>
          <table:covered-table-cell table:number-columns-repeated="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2"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8">
            <text:p>T</text:p>
          </table:table-cell>
          <table:table-cell table:style-name="ce1"/>
          <table:table-cell table:number-columns-repeated="2" table:style-name="ce2"/>
          <table:table-cell table:style-name="ce3"/>
          <table:table-cell table:number-columns-repeated="16367"/>
        </table:table-row>
        <table:table-row table:style-name="ro4">
          <table:table-cell office:value-type="string" table:style-name="ce9">
            <text:p>Partición 1</text:p>
          </table:table-cell>
          <table:table-cell office:value-type="float" office:value="63.63" table:style-name="ce10">
            <text:p>63,63</text:p>
          </table:table-cell>
          <table:table-cell office:value-type="float" office:value="0" table:style-name="ce10">
            <text:p>0,00</text:p>
          </table:table-cell>
          <table:table-cell office:value-type="float" office:value="50.9" table:style-name="ce10">
            <text:p>50,90</text:p>
          </table:table-cell>
          <table:table-cell office:value-type="float" office:value="0.14599999999999999" table:style-name="ce38">
            <text:p>0,146</text:p>
          </table:table-cell>
          <table:table-cell office:value-type="float" office:value="76.56" table:style-name="ce12">
            <text:p>76,56</text:p>
          </table:table-cell>
          <table:table-cell office:value-type="float" office:value="4.16" table:style-name="ce10">
            <text:p>4,16</text:p>
          </table:table-cell>
          <table:table-cell office:value-type="float" office:value="62.08" table:style-name="ce10">
            <text:p>62,08</text:p>
          </table:table-cell>
          <table:table-cell office:value-type="float" office:value="5.3999999999999999E-2" table:style-name="ce38">
            <text:p>0,054</text:p>
          </table:table-cell>
          <table:table-cell office:value-type="float" office:value="82.85" table:style-name="ce20">
            <text:p>82,85</text:p>
          </table:table-cell>
          <table:table-cell office:value-type="float" office:value="0" table:style-name="ce10">
            <text:p>0,00</text:p>
          </table:table-cell>
          <table:table-cell office:value-type="float" office:value="66.28" table:style-name="ce10">
            <text:p>66,28</text:p>
          </table:table-cell>
          <table:table-cell office:value-type="float" office:value="5.2999999999999999E-2" table:style-name="ce38">
            <text:p>0,053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4">
          <table:table-cell office:value-type="string" table:style-name="ce9">
            <text:p>Partición 2</text:p>
          </table:table-cell>
          <table:table-cell office:value-type="float" office:value="63.63" table:style-name="ce10">
            <text:p>63,63</text:p>
          </table:table-cell>
          <table:table-cell office:value-type="float" office:value="12.5" table:style-name="ce10">
            <text:p>12,50</text:p>
          </table:table-cell>
          <table:table-cell office:value-type="float" office:value="53.4" table:style-name="ce10">
            <text:p>53,40</text:p>
          </table:table-cell>
          <table:table-cell office:value-type="float" office:value="0.14399999999999999" table:style-name="ce38">
            <text:p>0,144</text:p>
          </table:table-cell>
          <table:table-cell office:value-type="float" office:value="78.125" table:style-name="ce12">
            <text:p>78,13</text:p>
          </table:table-cell>
          <table:table-cell office:value-type="float" office:value="6.94" table:style-name="ce10">
            <text:p>6,94</text:p>
          </table:table-cell>
          <table:table-cell office:value-type="float" office:value="63.88" table:style-name="ce10">
            <text:p>63,88</text:p>
          </table:table-cell>
          <table:table-cell office:value-type="float" office:value="4.9000000000000002E-2" table:style-name="ce38">
            <text:p>0,049</text:p>
          </table:table-cell>
          <table:table-cell office:value-type="float" office:value="87.14" table:style-name="ce20">
            <text:p>87,14</text:p>
          </table:table-cell>
          <table:table-cell office:value-type="float" office:value="0" table:style-name="ce10">
            <text:p>0,00</text:p>
          </table:table-cell>
          <table:table-cell office:value-type="float" office:value="69.709999999999994" table:style-name="ce10">
            <text:p>69,71</text:p>
          </table:table-cell>
          <table:table-cell office:value-type="float" office:value="5.1999999999999998E-2" table:style-name="ce38">
            <text:p>0,052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4">
          <table:table-cell office:value-type="string" table:style-name="ce9">
            <text:p>Partición 3</text:p>
          </table:table-cell>
          <table:table-cell office:value-type="float" office:value="70.77" table:style-name="ce10">
            <text:p>70,77</text:p>
          </table:table-cell>
          <table:table-cell office:value-type="float" office:value="0" table:style-name="ce10">
            <text:p>0,00</text:p>
          </table:table-cell>
          <table:table-cell office:value-type="float" office:value="56.62" table:style-name="ce10">
            <text:p>56,62</text:p>
          </table:table-cell>
          <table:table-cell office:value-type="float" office:value="0.14399999999999999" table:style-name="ce38">
            <text:p>0,144</text:p>
          </table:table-cell>
          <table:table-cell office:value-type="float" office:value="78.125" table:style-name="ce12">
            <text:p>78,13</text:p>
          </table:table-cell>
          <table:table-cell office:value-type="float" office:value="8.33" table:style-name="ce10">
            <text:p>8,33</text:p>
          </table:table-cell>
          <table:table-cell office:value-type="float" office:value="64.16" table:style-name="ce10">
            <text:p>64,16</text:p>
          </table:table-cell>
          <table:table-cell office:value-type="float" office:value="4.9000000000000002E-2" table:style-name="ce38">
            <text:p>0,049</text:p>
          </table:table-cell>
          <table:table-cell office:value-type="float" office:value="91.42" table:style-name="ce20">
            <text:p>91,42</text:p>
          </table:table-cell>
          <table:table-cell office:value-type="float" office:value="0" table:style-name="ce10">
            <text:p>0,00</text:p>
          </table:table-cell>
          <table:table-cell office:value-type="float" office:value="73.14" table:style-name="ce10">
            <text:p>73,14</text:p>
          </table:table-cell>
          <table:table-cell office:value-type="float" office:value="5.1999999999999998E-2" table:style-name="ce38">
            <text:p>0,052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4</text:p>
          </table:table-cell>
          <table:table-cell office:value-type="float" office:value="73.37" table:style-name="ce10">
            <text:p>73,37</text:p>
          </table:table-cell>
          <table:table-cell office:value-type="float" office:value="12.5" table:style-name="ce10">
            <text:p>12,50</text:p>
          </table:table-cell>
          <table:table-cell office:value-type="float" office:value="61.2" table:style-name="ce10">
            <text:p>61,20</text:p>
          </table:table-cell>
          <table:table-cell office:value-type="float" office:value="0.14399999999999999" table:style-name="ce38">
            <text:p>0,144</text:p>
          </table:table-cell>
          <table:table-cell office:value-type="float" office:value="68.75" table:style-name="ce12">
            <text:p>68,75</text:p>
          </table:table-cell>
          <table:table-cell office:value-type="float" office:value="2.77" table:style-name="ce10">
            <text:p>2,77</text:p>
          </table:table-cell>
          <table:table-cell office:value-type="float" office:value="55.55" table:style-name="ce10">
            <text:p>55,55</text:p>
          </table:table-cell>
          <table:table-cell office:value-type="float" office:value="4.9000000000000002E-2" table:style-name="ce38">
            <text:p>0,049</text:p>
          </table:table-cell>
          <table:table-cell office:value-type="float" office:value="84.28" table:style-name="ce20">
            <text:p>84,28</text:p>
          </table:table-cell>
          <table:table-cell office:value-type="float" office:value="0" table:style-name="ce10">
            <text:p>0,00</text:p>
          </table:table-cell>
          <table:table-cell office:value-type="float" office:value="67.42" table:style-name="ce10">
            <text:p>67,42</text:p>
          </table:table-cell>
          <table:table-cell office:value-type="float" office:value="5.1999999999999998E-2" table:style-name="ce38">
            <text:p>0,052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Partición 5</text:p>
          </table:table-cell>
          <table:table-cell office:value-type="float" office:value="67.760000000000005" table:style-name="ce14">
            <text:p>67,76</text:p>
          </table:table-cell>
          <table:table-cell office:value-type="float" office:value="0" table:style-name="ce14">
            <text:p>0,00</text:p>
          </table:table-cell>
          <table:table-cell office:value-type="float" office:value="54.21" table:style-name="ce14">
            <text:p>54,21</text:p>
          </table:table-cell>
          <table:table-cell office:value-type="float" office:value="0.14499999999999999" table:style-name="ce39">
            <text:p>0,145</text:p>
          </table:table-cell>
          <table:table-cell office:value-type="float" office:value="82.81" table:style-name="ce16">
            <text:p>82,81</text:p>
          </table:table-cell>
          <table:table-cell office:value-type="float" office:value="6.94" table:style-name="ce14">
            <text:p>6,94</text:p>
          </table:table-cell>
          <table:table-cell office:value-type="float" office:value="67.63" table:style-name="ce14">
            <text:p>67,63</text:p>
          </table:table-cell>
          <table:table-cell office:value-type="float" office:value="4.8000000000000001E-2" table:style-name="ce40">
            <text:p>0,048</text:p>
          </table:table-cell>
          <table:table-cell office:value-type="float" office:value="79.709999999999994" table:style-name="ce21">
            <text:p>79,71</text:p>
          </table:table-cell>
          <table:table-cell office:value-type="float" office:value="0" table:style-name="ce14">
            <text:p>0,00</text:p>
          </table:table-cell>
          <table:table-cell office:value-type="float" office:value="63.76" table:style-name="ce14">
            <text:p>63,76</text:p>
          </table:table-cell>
          <table:table-cell office:value-type="float" office:value="5.1999999999999998E-2" table:style-name="ce40">
            <text:p>0,052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8">
            <text:p>Media</text:p>
          </table:table-cell>
          <table:table-cell office:value-type="float" office:value="67.83" table:style-name="ce10">
            <text:p>67,83</text:p>
          </table:table-cell>
          <table:table-cell office:value-type="float" office:value="5" table:style-name="ce10">
            <text:p>5,00</text:p>
          </table:table-cell>
          <table:table-cell office:value-type="float" office:value="55.27" table:style-name="ce10">
            <text:p>55,27</text:p>
          </table:table-cell>
          <table:table-cell office:value-type="float" office:value="0.14499999999999999" table:style-name="ce38">
            <text:p>0,145</text:p>
          </table:table-cell>
          <table:table-cell office:value-type="float" office:value="76.87" table:style-name="ce12">
            <text:p>76,87</text:p>
          </table:table-cell>
          <table:table-cell office:value-type="float" office:value="5.83" table:style-name="ce10">
            <text:p>5,83</text:p>
          </table:table-cell>
          <table:table-cell office:value-type="float" office:value="62.66" table:style-name="ce10">
            <text:p>62,66</text:p>
          </table:table-cell>
          <table:table-cell office:value-type="float" office:value="0.05" table:style-name="ce41">
            <text:p>0,050</text:p>
          </table:table-cell>
          <table:table-cell office:value-type="float" office:value="85.08" table:style-name="ce20">
            <text:p>85,08</text:p>
          </table:table-cell>
          <table:table-cell office:value-type="float" office:value="0" table:style-name="ce10">
            <text:p>0,00</text:p>
          </table:table-cell>
          <table:table-cell office:value-type="float" office:value="68.06" table:style-name="ce10">
            <text:p>68,06</text:p>
          </table:table-cell>
          <table:table-cell office:value-type="float" office:value="5.1999999999999998E-2" table:style-name="ce41">
            <text:p>0,052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33">
            <text:p>Resultados obtenidos por el algoritmo BL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4">
          <table:table-cell table:number-columns-spanned="1" table:number-rows-spanned="2" table:style-name="ce34"/>
          <table:table-cell office:value-type="string" table:number-columns-spanned="4" table:number-rows-spanned="1" table:style-name="ce53">
            <text:p>Diabetes</text:p>
          </table:table-cell>
          <table:covered-table-cell table:number-columns-repeated="3"/>
          <table:table-cell office:value-type="string" table:number-columns-spanned="4" table:number-rows-spanned="1" table:style-name="ce37">
            <text:p>Ozone</text:p>
          </table:table-cell>
          <table:covered-table-cell table:number-columns-repeated="3"/>
          <table:table-cell office:value-type="string" table:number-columns-spanned="4" table:number-rows-spanned="1" table:style-name="ce37">
            <text:p>Spectf-heart</text:p>
          </table:table-cell>
          <table:covered-table-cell table:number-columns-repeated="3"/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8">
            <text:p>T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1</text:p>
          </table:table-cell>
          <table:table-cell office:value-type="float" office:value="67.53" table:style-name="ce10">
            <text:p>67,53</text:p>
          </table:table-cell>
          <table:table-cell office:value-type="float" office:value="87.5" table:style-name="ce10">
            <text:p>87,50</text:p>
          </table:table-cell>
          <table:table-cell office:value-type="float" office:value="71.52" table:style-name="ce10">
            <text:p>71,52</text:p>
          </table:table-cell>
          <table:table-cell office:value-type="float" office:value="158.69999999999999" table:style-name="ce11">
            <text:p>158,70</text:p>
          </table:table-cell>
          <table:table-cell office:value-type="float" office:value="79.680000000000007" table:style-name="ce12">
            <text:p>79,68</text:p>
          </table:table-cell>
          <table:table-cell office:value-type="float" office:value="48.61" table:style-name="ce10">
            <text:p>48,61</text:p>
          </table:table-cell>
          <table:table-cell office:value-type="float" office:value="73.47" table:style-name="ce10">
            <text:p>73,47</text:p>
          </table:table-cell>
          <table:table-cell office:value-type="float" office:value="341.25" table:style-name="ce11">
            <text:p>341,25</text:p>
          </table:table-cell>
          <table:table-cell office:value-type="float" office:value="85.71" table:style-name="ce20">
            <text:p>85,71</text:p>
          </table:table-cell>
          <table:table-cell office:value-type="float" office:value="47.72" table:style-name="ce10">
            <text:p>47,72</text:p>
          </table:table-cell>
          <table:table-cell office:value-type="float" office:value="78.11" table:style-name="ce10">
            <text:p>78,11</text:p>
          </table:table-cell>
          <table:table-cell office:value-type="float" office:value="262.75" table:style-name="ce11">
            <text:p>262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2</text:p>
          </table:table-cell>
          <table:table-cell office:value-type="float" office:value="66.88" table:style-name="ce10">
            <text:p>66,88</text:p>
          </table:table-cell>
          <table:table-cell office:value-type="float" office:value="87.5" table:style-name="ce10">
            <text:p>87,50</text:p>
          </table:table-cell>
          <table:table-cell office:value-type="float" office:value="71" table:style-name="ce10">
            <text:p>71,00</text:p>
          </table:table-cell>
          <table:table-cell office:value-type="float" office:value="185.63" table:style-name="ce11">
            <text:p>185,63</text:p>
          </table:table-cell>
          <table:table-cell office:value-type="float" office:value="76.56" table:style-name="ce12">
            <text:p>76,56</text:p>
          </table:table-cell>
          <table:table-cell office:value-type="float" office:value="31.94" table:style-name="ce10">
            <text:p>31,94</text:p>
          </table:table-cell>
          <table:table-cell office:value-type="float" office:value="67.63" table:style-name="ce10">
            <text:p>67,63</text:p>
          </table:table-cell>
          <table:table-cell office:value-type="float" office:value="349.98" table:style-name="ce11">
            <text:p>349,98</text:p>
          </table:table-cell>
          <table:table-cell office:value-type="float" office:value="88.57" table:style-name="ce20">
            <text:p>88,57</text:p>
          </table:table-cell>
          <table:table-cell office:value-type="float" office:value="43.18" table:style-name="ce10">
            <text:p>43,18</text:p>
          </table:table-cell>
          <table:table-cell office:value-type="float" office:value="79.489999999999995" table:style-name="ce10">
            <text:p>79,49</text:p>
          </table:table-cell>
          <table:table-cell office:value-type="float" office:value="276.98" table:style-name="ce11">
            <text:p>276,98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3</text:p>
          </table:table-cell>
          <table:table-cell office:value-type="float" office:value="61.039000000000001" table:style-name="ce10">
            <text:p>61,04</text:p>
          </table:table-cell>
          <table:table-cell office:value-type="float" office:value="87.5" table:style-name="ce10">
            <text:p>87,50</text:p>
          </table:table-cell>
          <table:table-cell office:value-type="float" office:value="66.33" table:style-name="ce10">
            <text:p>66,33</text:p>
          </table:table-cell>
          <table:table-cell office:value-type="float" office:value="160.791" table:style-name="ce11">
            <text:p>160,79</text:p>
          </table:table-cell>
          <table:table-cell office:value-type="float" office:value="85.93" table:style-name="ce12">
            <text:p>85,93</text:p>
          </table:table-cell>
          <table:table-cell office:value-type="float" office:value="36.11" table:style-name="ce10">
            <text:p>36,11</text:p>
          </table:table-cell>
          <table:table-cell office:value-type="float" office:value="75.97" table:style-name="ce10">
            <text:p>75,97</text:p>
          </table:table-cell>
          <table:table-cell office:value-type="float" office:value="353.7" table:style-name="ce11">
            <text:p>353,70</text:p>
          </table:table-cell>
          <table:table-cell office:value-type="float" office:value="91.42" table:style-name="ce20">
            <text:p>91,42</text:p>
          </table:table-cell>
          <table:table-cell office:value-type="float" office:value="38.630000000000003" table:style-name="ce10">
            <text:p>38,63</text:p>
          </table:table-cell>
          <table:table-cell office:value-type="float" office:value="80.87" table:style-name="ce10">
            <text:p>80,87</text:p>
          </table:table-cell>
          <table:table-cell office:value-type="float" office:value="281.26" table:style-name="ce11">
            <text:p>281,26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4</text:p>
          </table:table-cell>
          <table:table-cell office:value-type="float" office:value="67.53" table:style-name="ce10">
            <text:p>67,53</text:p>
          </table:table-cell>
          <table:table-cell office:value-type="float" office:value="100" table:style-name="ce10">
            <text:p>100,00</text:p>
          </table:table-cell>
          <table:table-cell office:value-type="float" office:value="74.02" table:style-name="ce10">
            <text:p>74,02</text:p>
          </table:table-cell>
          <table:table-cell office:value-type="float" office:value="299.78800000000001" table:style-name="ce11">
            <text:p>299,79</text:p>
          </table:table-cell>
          <table:table-cell office:value-type="float" office:value="62.5" table:style-name="ce12">
            <text:p>62,50</text:p>
          </table:table-cell>
          <table:table-cell office:value-type="float" office:value="27.77" table:style-name="ce10">
            <text:p>27,77</text:p>
          </table:table-cell>
          <table:table-cell office:value-type="float" office:value="55.55" table:style-name="ce10">
            <text:p>55,55</text:p>
          </table:table-cell>
          <table:table-cell office:value-type="float" office:value="354.05" table:style-name="ce11">
            <text:p>354,05</text:p>
          </table:table-cell>
          <table:table-cell office:value-type="float" office:value="88.57" table:style-name="ce20">
            <text:p>88,57</text:p>
          </table:table-cell>
          <table:table-cell office:value-type="float" office:value="45.45" table:style-name="ce10">
            <text:p>45,45</text:p>
          </table:table-cell>
          <table:table-cell office:value-type="float" office:value="79.94" table:style-name="ce10">
            <text:p>79,94</text:p>
          </table:table-cell>
          <table:table-cell office:value-type="float" office:value="278.42" table:style-name="ce11">
            <text:p>278,42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Partición 5</text:p>
          </table:table-cell>
          <table:table-cell office:value-type="float" office:value="68.42" table:style-name="ce14">
            <text:p>68,42</text:p>
          </table:table-cell>
          <table:table-cell office:value-type="float" office:value="100" table:style-name="ce14">
            <text:p>100,00</text:p>
          </table:table-cell>
          <table:table-cell office:value-type="float" office:value="74.73" table:style-name="ce14">
            <text:p>74,73</text:p>
          </table:table-cell>
          <table:table-cell office:value-type="float" office:value="234.23" table:style-name="ce15">
            <text:p>234,23</text:p>
          </table:table-cell>
          <table:table-cell office:value-type="float" office:value="82.81" table:style-name="ce16">
            <text:p>82,81</text:p>
          </table:table-cell>
          <table:table-cell office:value-type="float" office:value="56.94" table:style-name="ce14">
            <text:p>56,94</text:p>
          </table:table-cell>
          <table:table-cell office:value-type="float" office:value="77.63" table:style-name="ce14">
            <text:p>77,63</text:p>
          </table:table-cell>
          <table:table-cell office:value-type="float" office:value="353.58" table:style-name="ce17">
            <text:p>353,58</text:p>
          </table:table-cell>
          <table:table-cell office:value-type="float" office:value="88.4" table:style-name="ce21">
            <text:p>88,40</text:p>
          </table:table-cell>
          <table:table-cell office:value-type="float" office:value="43.18" table:style-name="ce14">
            <text:p>43,18</text:p>
          </table:table-cell>
          <table:table-cell office:value-type="float" office:value="79.36" table:style-name="ce14">
            <text:p>79,36</text:p>
          </table:table-cell>
          <table:table-cell office:value-type="float" office:value="319.87" table:style-name="ce17">
            <text:p>319,87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8">
            <text:p>Media</text:p>
          </table:table-cell>
          <table:table-cell office:value-type="float" office:value="66.28" table:style-name="ce10">
            <text:p>66,28</text:p>
          </table:table-cell>
          <table:table-cell office:value-type="float" office:value="92.5" table:style-name="ce10">
            <text:p>92,50</text:p>
          </table:table-cell>
          <table:table-cell office:value-type="float" office:value="71.52" table:style-name="ce10">
            <text:p>71,52</text:p>
          </table:table-cell>
          <table:table-cell office:value-type="float" office:value="207.83" table:style-name="ce11">
            <text:p>207,83</text:p>
          </table:table-cell>
          <table:table-cell office:value-type="float" office:value="77.5" table:style-name="ce12">
            <text:p>77,50</text:p>
          </table:table-cell>
          <table:table-cell office:value-type="float" office:value="40.270000000000003" table:style-name="ce10">
            <text:p>40,27</text:p>
          </table:table-cell>
          <table:table-cell office:value-type="float" office:value="70.05" table:style-name="ce10">
            <text:p>70,05</text:p>
          </table:table-cell>
          <table:table-cell office:value-type="float" office:value="350.51" table:style-name="ce19">
            <text:p>350,51</text:p>
          </table:table-cell>
          <table:table-cell office:value-type="float" office:value="88.53" table:style-name="ce20">
            <text:p>88,53</text:p>
          </table:table-cell>
          <table:table-cell office:value-type="float" office:value="43.63" table:style-name="ce10">
            <text:p>43,63</text:p>
          </table:table-cell>
          <table:table-cell office:value-type="float" office:value="79.55" table:style-name="ce10">
            <text:p>79,55</text:p>
          </table:table-cell>
          <table:table-cell office:value-type="float" office:value="283.86" table:style-name="ce19">
            <text:p>283,86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33">
            <text:p>Resultados obtenidos por el algoritmo AGG-BLX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5">
          <table:table-cell table:number-columns-spanned="1" table:number-rows-spanned="2" table:style-name="ce34"/>
          <table:table-cell office:value-type="string" table:number-columns-spanned="3" table:number-rows-spanned="1" table:style-name="ce53">
            <text:p>Diabetes</text:p>
          </table:table-cell>
          <table:covered-table-cell table:number-columns-repeated="2"/>
          <table:table-cell office:value-type="string" table:style-name="ce42">
            <text:p>Diabetes</text:p>
          </table:table-cell>
          <table:table-cell office:value-type="string" table:number-columns-spanned="3" table:number-rows-spanned="1" table:style-name="ce46">
            <text:p>Ozone</text:p>
          </table:table-cell>
          <table:covered-table-cell table:number-columns-repeated="2"/>
          <table:table-cell office:value-type="string" table:style-name="ce45">
            <text:p>Ozone</text:p>
          </table:table-cell>
          <table:table-cell office:value-type="string" table:number-columns-spanned="3" table:number-rows-spanned="1" table:style-name="ce37">
            <text:p>Spectf-heart</text:p>
          </table:table-cell>
          <table:covered-table-cell table:number-columns-repeated="2"/>
          <table:table-cell office:value-type="string" table:style-name="ce47">
            <text:p>Spectf-heart</text:p>
          </table:table-cell>
          <table:table-cell table:number-columns-repeated="2" table:style-name="ce1"/>
          <table:table-cell table:number-columns-spanned="1" table:number-rows-spanned="2" table:style-name="ce34"/>
          <table:table-cell office:value-type="string" table:number-columns-spanned="3" table:number-rows-spanned="1" table:style-name="ce53">
            <text:p>Diabetes</text:p>
          </table:table-cell>
          <table:covered-table-cell table:number-columns-repeated="2"/>
          <table:table-cell office:value-type="string" table:number-columns-spanned="3" table:number-rows-spanned="1" table:style-name="ce37">
            <text:p>Ozone</text:p>
          </table:table-cell>
          <table:covered-table-cell table:number-columns-repeated="2"/>
          <table:table-cell office:value-type="string" table:number-columns-spanned="3" table:number-rows-spanned="1" table:style-name="ce37">
            <text:p>Spectf-heart</text:p>
          </table:table-cell>
          <table:covered-table-cell table:number-columns-repeated="2"/>
          <table:table-cell table:number-columns-spanned="1" table:number-rows-spanned="2" table:style-name="ce34"/>
          <table:table-cell office:value-type="string" table:style-name="ce42">
            <text:p>Diabetes</text:p>
          </table:table-cell>
          <table:table-cell office:value-type="string" table:style-name="ce45">
            <text:p>Ozone</text:p>
          </table:table-cell>
          <table:table-cell office:value-type="string" table:style-name="ce47">
            <text:p>Spectf-heart</text:p>
          </table:table-cell>
          <table:table-cell table:style-name="ce1">
            <draw:frame draw:z-index="3" draw:id="id2" draw:style-name="a2" draw:name="Gráfico 12" svg:x="0.38229in" svg:y="0.02917in" svg:width="6.32917in" svg:height="3.8817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4" draw:id="id3" draw:style-name="a3" draw:name="Gráfico 13" svg:x="0.25729in" svg:y="0.04167in" svg:width="6.28021in" svg:height="3.847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number-columns-spanned="1" table:number-rows-spanned="2" table:style-name="ce34"/>
          <table:table-cell office:value-type="string" table:number-columns-spanned="3" table:number-rows-spanned="1" table:style-name="ce53">
            <text:p>Diabetes</text:p>
          </table:table-cell>
          <table:covered-table-cell table:number-columns-repeated="2"/>
          <table:table-cell office:value-type="string" table:number-columns-spanned="3" table:number-rows-spanned="1" table:style-name="ce37">
            <text:p>Ozone</text:p>
          </table:table-cell>
          <table:covered-table-cell table:number-columns-repeated="2"/>
          <table:table-cell office:value-type="string" table:number-columns-spanned="3" table:number-rows-spanned="1" table:style-name="ce37">
            <text:p>Spectf-heart</text:p>
          </table:table-cell>
          <table:covered-table-cell table:number-columns-repeated="2"/>
          <table:table-cell table:number-columns-spanned="1" table:number-rows-spanned="2" table:style-name="ce34"/>
          <table:table-cell office:value-type="string" table:style-name="ce42">
            <text:p>Diabetes</text:p>
          </table:table-cell>
          <table:table-cell office:value-type="string" table:style-name="ce45">
            <text:p>Ozone</text:p>
          </table:table-cell>
          <table:table-cell office:value-type="string" table:style-name="ce47">
            <text:p>Spectf-heart</text:p>
          </table:table-cell>
          <table:table-cell table:style-name="ce1">
            <draw:frame draw:z-index="7" draw:id="id6" draw:style-name="a6" draw:name="Gráfico 16" svg:x="0.84063in" svg:y="0in" svg:width="6.50521in" svg:height="3.8057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">
            <draw:frame draw:z-index="8" draw:id="id7" draw:style-name="a7" draw:name="Gráfico 18" svg:x="0.02188in" svg:y="0.0125in" svg:width="6.18229in" svg:height="3.76354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14"/>
        </table:table-row>
        <table:table-row table:style-name="ro6"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8">
            <text:p>T</text:p>
          </table:table-cell>
          <table:table-cell table:number-columns-repeated="2" table:style-name="ce1"/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covered-table-cell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office:value-type="string" table:style-name="ce8">
            <text:p>T</text:p>
          </table:table-cell>
          <table:table-cell table:number-columns-repeated="17" table:style-name="ce1"/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covered-table-cell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office:value-type="string" table:style-name="ce8">
            <text:p>T</text:p>
          </table:table-cell>
          <table:table-cell table:number-columns-repeated="16324"/>
        </table:table-row>
        <table:table-row table:style-name="ro6">
          <table:table-cell office:value-type="string" table:style-name="ce9">
            <text:p>Partición 1</text:p>
          </table:table-cell>
          <table:table-cell office:value-type="float" office:value="66.883099999999999" table:style-name="ce22">
            <text:p>66,88</text:p>
          </table:table-cell>
          <table:table-cell office:value-type="float" office:value="50" table:style-name="ce22">
            <text:p>50,00</text:p>
          </table:table-cell>
          <table:table-cell office:value-type="float" office:value="63.506500000000003" table:style-name="ce22">
            <text:p>63,51</text:p>
          </table:table-cell>
          <table:table-cell office:value-type="float" office:value="825.29300000000001" table:style-name="ce11">
            <text:p>825,29</text:p>
          </table:table-cell>
          <table:table-cell office:value-type="float" office:value="79.6875" table:style-name="ce12">
            <text:p>79,69</text:p>
          </table:table-cell>
          <table:table-cell office:value-type="float" office:value="43.055599999999998" table:style-name="ce10">
            <text:p>43,06</text:p>
          </table:table-cell>
          <table:table-cell office:value-type="float" office:value="72.361099999999993" table:style-name="ce10">
            <text:p>72,36</text:p>
          </table:table-cell>
          <table:table-cell office:value-type="float" office:value="351.66899999999998" table:style-name="ce11">
            <text:p>351,67</text:p>
          </table:table-cell>
          <table:table-cell office:value-type="float" office:value="91.428600000000003" table:style-name="ce22">
            <text:p>91,43</text:p>
          </table:table-cell>
          <table:table-cell office:value-type="float" office:value="40.909100000000002" table:style-name="ce22">
            <text:p>40,91</text:p>
          </table:table-cell>
          <table:table-cell office:value-type="float" office:value="81.324700000000007" table:style-name="ce22">
            <text:p>81,32</text:p>
          </table:table-cell>
          <table:table-cell office:value-type="float" office:value="329.04399999999998" table:style-name="ce11">
            <text:p>329,04</text:p>
          </table:table-cell>
          <table:table-cell table:number-columns-repeated="2" table:style-name="ce1"/>
          <table:table-cell office:value-type="string" table:style-name="ce1">
            <text:p>AGG-BLX</text:p>
          </table:table-cell>
          <table:table-cell office:value-type="float" office:value="68.631200000000007" table:style-name="ce22">
            <text:p>68,63</text:p>
          </table:table-cell>
          <table:table-cell office:value-type="float" office:value="47.5" table:style-name="ce22">
            <text:p>47,50</text:p>
          </table:table-cell>
          <table:table-cell office:value-type="float" office:value="64.405000000000001" table:style-name="ce22">
            <text:p>64,41</text:p>
          </table:table-cell>
          <table:table-cell office:value-type="float" office:value="78.4375" table:style-name="ce12">
            <text:p>78,44</text:p>
          </table:table-cell>
          <table:table-cell office:value-type="float" office:value="36.944400000000002" table:style-name="ce10">
            <text:p>36,94</text:p>
          </table:table-cell>
          <table:table-cell office:value-type="float" office:value="70.138900000000007" table:style-name="ce10">
            <text:p>70,14</text:p>
          </table:table-cell>
          <table:table-cell office:value-type="float" office:value="87.370599999999996" table:style-name="ce22">
            <text:p>87,37</text:p>
          </table:table-cell>
          <table:table-cell office:value-type="float" office:value="40.454500000000003" table:style-name="ce22">
            <text:p>40,45</text:p>
          </table:table-cell>
          <table:table-cell office:value-type="float" office:value="77.987399999999994" table:style-name="ce22">
            <text:p>77,99</text:p>
          </table:table-cell>
          <table:table-cell office:value-type="string" table:style-name="ce1">
            <text:p>AGG-BLX</text:p>
          </table:table-cell>
          <table:table-cell office:value-type="float" office:value="827.202" table:style-name="ce11">
            <text:p>827,20</text:p>
          </table:table-cell>
          <table:table-cell office:value-type="float" office:value="351.70299999999997" table:style-name="ce19">
            <text:p>351,70</text:p>
          </table:table-cell>
          <table:table-cell office:value-type="float" office:value="328.33100000000002" table:style-name="ce11">
            <text:p>328,33</text:p>
          </table:table-cell>
          <table:table-cell table:number-columns-repeated="17" table:style-name="ce1"/>
          <table:table-cell office:value-type="string" table:style-name="ce1">
            <text:p>AGG-BLX</text:p>
          </table:table-cell>
          <table:table-cell office:value-type="float" office:value="68.631200000000007" table:style-name="ce22">
            <text:p>68,63</text:p>
          </table:table-cell>
          <table:table-cell office:value-type="float" office:value="47.5" table:style-name="ce22">
            <text:p>47,50</text:p>
          </table:table-cell>
          <table:table-cell office:value-type="float" office:value="64.405000000000001" table:style-name="ce22">
            <text:p>64,41</text:p>
          </table:table-cell>
          <table:table-cell office:value-type="float" office:value="78.4375" table:style-name="ce12">
            <text:p>78,44</text:p>
          </table:table-cell>
          <table:table-cell office:value-type="float" office:value="36.944400000000002" table:style-name="ce10">
            <text:p>36,94</text:p>
          </table:table-cell>
          <table:table-cell office:value-type="float" office:value="70.138900000000007" table:style-name="ce10">
            <text:p>70,14</text:p>
          </table:table-cell>
          <table:table-cell office:value-type="float" office:value="87.370599999999996" table:style-name="ce22">
            <text:p>87,37</text:p>
          </table:table-cell>
          <table:table-cell office:value-type="float" office:value="40.454500000000003" table:style-name="ce22">
            <text:p>40,45</text:p>
          </table:table-cell>
          <table:table-cell office:value-type="float" office:value="77.987399999999994" table:style-name="ce22">
            <text:p>77,99</text:p>
          </table:table-cell>
          <table:table-cell office:value-type="string" table:style-name="ce1">
            <text:p>AGG-BLX</text:p>
          </table:table-cell>
          <table:table-cell office:value-type="float" office:value="827.202" table:style-name="ce11">
            <text:p>827,20</text:p>
          </table:table-cell>
          <table:table-cell office:value-type="float" office:value="351.70299999999997" table:style-name="ce19">
            <text:p>351,70</text:p>
          </table:table-cell>
          <table:table-cell office:value-type="float" office:value="328.33100000000002" table:style-name="ce11">
            <text:p>328,33</text:p>
          </table:table-cell>
          <table:table-cell table:number-columns-repeated="16324"/>
        </table:table-row>
        <table:table-row table:style-name="ro6">
          <table:table-cell office:value-type="string" table:style-name="ce9">
            <text:p>Partición 2</text:p>
          </table:table-cell>
          <table:table-cell office:value-type="float" office:value="68.181799999999996" table:style-name="ce22">
            <text:p>68,18</text:p>
          </table:table-cell>
          <table:table-cell office:value-type="float" office:value="50" table:style-name="ce22">
            <text:p>50,00</text:p>
          </table:table-cell>
          <table:table-cell office:value-type="float" office:value="64.545500000000004" table:style-name="ce22">
            <text:p>64,55</text:p>
          </table:table-cell>
          <table:table-cell office:value-type="float" office:value="824.49099999999999" table:style-name="ce11">
            <text:p>824,49</text:p>
          </table:table-cell>
          <table:table-cell office:value-type="float" office:value="78.125" table:style-name="ce12">
            <text:p>78,13</text:p>
          </table:table-cell>
          <table:table-cell office:value-type="float" office:value="37.5" table:style-name="ce10">
            <text:p>37,50</text:p>
          </table:table-cell>
          <table:table-cell office:value-type="float" office:value="70" table:style-name="ce10">
            <text:p>70,00</text:p>
          </table:table-cell>
          <table:table-cell office:value-type="float" office:value="351.95299999999997" table:style-name="ce11">
            <text:p>351,95</text:p>
          </table:table-cell>
          <table:table-cell office:value-type="float" office:value="87.142899999999997" table:style-name="ce22">
            <text:p>87,14</text:p>
          </table:table-cell>
          <table:table-cell office:value-type="float" office:value="47.7273" table:style-name="ce22">
            <text:p>47,73</text:p>
          </table:table-cell>
          <table:table-cell office:value-type="float" office:value="79.259699999999995" table:style-name="ce22">
            <text:p>79,26</text:p>
          </table:table-cell>
          <table:table-cell office:value-type="float" office:value="327.99099999999999" table:style-name="ce11">
            <text:p>327,99</text:p>
          </table:table-cell>
          <table:table-cell table:number-columns-repeated="2" table:style-name="ce1"/>
          <table:table-cell office:value-type="string" table:style-name="ce1">
            <text:p>AGG-Arit</text:p>
          </table:table-cell>
          <table:table-cell office:value-type="float" office:value="67.964799999999997" table:style-name="ce10">
            <text:p>67,96</text:p>
          </table:table-cell>
          <table:table-cell office:value-type="float" office:value="57.5" table:style-name="ce10">
            <text:p>57,50</text:p>
          </table:table-cell>
          <table:table-cell office:value-type="float" office:value="65.871799999999993" table:style-name="ce10">
            <text:p>65,87</text:p>
          </table:table-cell>
          <table:table-cell office:value-type="float" office:value="80" table:style-name="ce12">
            <text:p>80,00</text:p>
          </table:table-cell>
          <table:table-cell office:value-type="float" office:value="8.0555599999999998" table:style-name="ce10">
            <text:p>8,06</text:p>
          </table:table-cell>
          <table:table-cell office:value-type="float" office:value="65.611099999999993" table:style-name="ce10">
            <text:p>65,61</text:p>
          </table:table-cell>
          <table:table-cell office:value-type="float" office:value="84.517600000000002" table:style-name="ce10">
            <text:p>84,52</text:p>
          </table:table-cell>
          <table:table-cell office:value-type="float" office:value="10.9091" table:style-name="ce10">
            <text:p>10,91</text:p>
          </table:table-cell>
          <table:table-cell office:value-type="float" office:value="69.795900000000003" table:style-name="ce10">
            <text:p>69,80</text:p>
          </table:table-cell>
          <table:table-cell office:value-type="string" table:style-name="ce1">
            <text:p>AGG-Arit</text:p>
          </table:table-cell>
          <table:table-cell office:value-type="float" office:value="836.95100000000002" table:style-name="ce11">
            <text:p>836,95</text:p>
          </table:table-cell>
          <table:table-cell office:value-type="float" office:value="330.31599999999997" table:style-name="ce19">
            <text:p>330,32</text:p>
          </table:table-cell>
          <table:table-cell office:value-type="float" office:value="332.14499999999998" table:style-name="ce11">
            <text:p>332,15</text:p>
          </table:table-cell>
          <table:table-cell table:number-columns-repeated="17" table:style-name="ce1"/>
          <table:table-cell office:value-type="string" table:style-name="ce1">
            <text:p>AGG-Arit</text:p>
          </table:table-cell>
          <table:table-cell office:value-type="float" office:value="67.964799999999997" table:style-name="ce10">
            <text:p>67,96</text:p>
          </table:table-cell>
          <table:table-cell office:value-type="float" office:value="57.5" table:style-name="ce10">
            <text:p>57,50</text:p>
          </table:table-cell>
          <table:table-cell office:value-type="float" office:value="65.871799999999993" table:style-name="ce10">
            <text:p>65,87</text:p>
          </table:table-cell>
          <table:table-cell office:value-type="float" office:value="80" table:style-name="ce12">
            <text:p>80,00</text:p>
          </table:table-cell>
          <table:table-cell office:value-type="float" office:value="8.0555599999999998" table:style-name="ce10">
            <text:p>8,06</text:p>
          </table:table-cell>
          <table:table-cell office:value-type="float" office:value="65.611099999999993" table:style-name="ce10">
            <text:p>65,61</text:p>
          </table:table-cell>
          <table:table-cell office:value-type="float" office:value="84.517600000000002" table:style-name="ce10">
            <text:p>84,52</text:p>
          </table:table-cell>
          <table:table-cell office:value-type="float" office:value="10.9091" table:style-name="ce10">
            <text:p>10,91</text:p>
          </table:table-cell>
          <table:table-cell office:value-type="float" office:value="69.795900000000003" table:style-name="ce10">
            <text:p>69,80</text:p>
          </table:table-cell>
          <table:table-cell office:value-type="string" table:style-name="ce1">
            <text:p>AGG-Arit</text:p>
          </table:table-cell>
          <table:table-cell office:value-type="float" office:value="836.95100000000002" table:style-name="ce11">
            <text:p>836,95</text:p>
          </table:table-cell>
          <table:table-cell office:value-type="float" office:value="330.31599999999997" table:style-name="ce19">
            <text:p>330,32</text:p>
          </table:table-cell>
          <table:table-cell office:value-type="float" office:value="332.14499999999998" table:style-name="ce11">
            <text:p>332,15</text:p>
          </table:table-cell>
          <table:table-cell table:number-columns-repeated="16324"/>
        </table:table-row>
        <table:table-row table:style-name="ro6">
          <table:table-cell office:value-type="string" table:style-name="ce9">
            <text:p>Partición 3</text:p>
          </table:table-cell>
          <table:table-cell office:value-type="float" office:value="68.181799999999996" table:style-name="ce22">
            <text:p>68,18</text:p>
          </table:table-cell>
          <table:table-cell office:value-type="float" office:value="50" table:style-name="ce22">
            <text:p>50,00</text:p>
          </table:table-cell>
          <table:table-cell office:value-type="float" office:value="64.545500000000004" table:style-name="ce22">
            <text:p>64,55</text:p>
          </table:table-cell>
          <table:table-cell office:value-type="float" office:value="824.23500000000001" table:style-name="ce11">
            <text:p>824,24</text:p>
          </table:table-cell>
          <table:table-cell office:value-type="float" office:value="79.6875" table:style-name="ce12">
            <text:p>79,69</text:p>
          </table:table-cell>
          <table:table-cell office:value-type="float" office:value="30.555599999999998" table:style-name="ce10">
            <text:p>30,56</text:p>
          </table:table-cell>
          <table:table-cell office:value-type="float" office:value="69.861099999999993" table:style-name="ce10">
            <text:p>69,86</text:p>
          </table:table-cell>
          <table:table-cell office:value-type="float" office:value="354.90199999999999" table:style-name="ce11">
            <text:p>354,90</text:p>
          </table:table-cell>
          <table:table-cell office:value-type="float" office:value="92.857100000000003" table:style-name="ce22">
            <text:p>92,86</text:p>
          </table:table-cell>
          <table:table-cell office:value-type="float" office:value="36.363599999999998" table:style-name="ce22">
            <text:p>36,36</text:p>
          </table:table-cell>
          <table:table-cell office:value-type="float" office:value="81.558400000000006" table:style-name="ce22">
            <text:p>81,56</text:p>
          </table:table-cell>
          <table:table-cell office:value-type="float" office:value="329.10199999999998" table:style-name="ce11">
            <text:p>329,10</text:p>
          </table:table-cell>
          <table:table-cell table:number-columns-repeated="2" table:style-name="ce1"/>
          <table:table-cell office:value-type="string" table:style-name="ce1">
            <text:p>AGE-BLX</text:p>
          </table:table-cell>
          <table:table-cell office:value-type="float" office:value="65.235799999999998" table:style-name="ce10">
            <text:p>65,24</text:p>
          </table:table-cell>
          <table:table-cell office:value-type="float" office:value="85" table:style-name="ce10">
            <text:p>85,00</text:p>
          </table:table-cell>
          <table:table-cell office:value-type="float" office:value="69.188699999999997" table:style-name="ce10">
            <text:p>69,19</text:p>
          </table:table-cell>
          <table:table-cell office:value-type="float" office:value="76.875" table:style-name="ce12">
            <text:p>76,88</text:p>
          </table:table-cell>
          <table:table-cell office:value-type="float" office:value="37.222200000000001" table:style-name="ce10">
            <text:p>37,22</text:p>
          </table:table-cell>
          <table:table-cell office:value-type="float" office:value="68.944400000000002" table:style-name="ce10">
            <text:p>68,94</text:p>
          </table:table-cell>
          <table:table-cell office:value-type="float" office:value="87.370599999999996" table:style-name="ce10">
            <text:p>87,37</text:p>
          </table:table-cell>
          <table:table-cell office:value-type="float" office:value="40.454500000000003" table:style-name="ce10">
            <text:p>40,45</text:p>
          </table:table-cell>
          <table:table-cell office:value-type="float" office:value="77.987399999999994" table:style-name="ce10">
            <text:p>77,99</text:p>
          </table:table-cell>
          <table:table-cell table:number-columns-repeated="21" table:style-name="ce1"/>
          <table:table-cell office:value-type="string" table:style-name="ce1">
            <text:p>AGE-BLX</text:p>
          </table:table-cell>
          <table:table-cell office:value-type="float" office:value="65.235799999999998" table:style-name="ce10">
            <text:p>65,24</text:p>
          </table:table-cell>
          <table:table-cell office:value-type="float" office:value="85" table:style-name="ce10">
            <text:p>85,00</text:p>
          </table:table-cell>
          <table:table-cell office:value-type="float" office:value="69.188699999999997" table:style-name="ce10">
            <text:p>69,19</text:p>
          </table:table-cell>
          <table:table-cell office:value-type="float" office:value="76.875" table:style-name="ce12">
            <text:p>76,88</text:p>
          </table:table-cell>
          <table:table-cell office:value-type="float" office:value="37.222200000000001" table:style-name="ce10">
            <text:p>37,22</text:p>
          </table:table-cell>
          <table:table-cell office:value-type="float" office:value="68.944400000000002" table:style-name="ce10">
            <text:p>68,94</text:p>
          </table:table-cell>
          <table:table-cell office:value-type="float" office:value="87.370599999999996" table:style-name="ce10">
            <text:p>87,37</text:p>
          </table:table-cell>
          <table:table-cell office:value-type="float" office:value="40.454500000000003" table:style-name="ce10">
            <text:p>40,45</text:p>
          </table:table-cell>
          <table:table-cell office:value-type="float" office:value="77.987399999999994" table:style-name="ce10">
            <text:p>77,99</text:p>
          </table:table-cell>
          <table:table-cell office:value-type="string" table:style-name="ce1">
            <text:p>AGE-BLX</text:p>
          </table:table-cell>
          <table:table-cell office:value-type="float" office:value="829.47699999999998" table:style-name="ce11">
            <text:p>829,48</text:p>
          </table:table-cell>
          <table:table-cell office:value-type="float" office:value="338.75900000000001" table:style-name="ce19">
            <text:p>338,76</text:p>
          </table:table-cell>
          <table:table-cell office:value-type="float" office:value="328.33100000000002" table:style-name="ce11">
            <text:p>328,33</text:p>
          </table:table-cell>
          <table:table-cell table:number-columns-repeated="16324"/>
        </table:table-row>
        <table:table-row table:style-name="ro3">
          <table:table-cell office:value-type="string" table:style-name="ce9">
            <text:p>Partición 4</text:p>
          </table:table-cell>
          <table:table-cell office:value-type="float" office:value="66.883099999999999" table:style-name="ce22">
            <text:p>66,88</text:p>
          </table:table-cell>
          <table:table-cell office:value-type="float" office:value="37.5" table:style-name="ce22">
            <text:p>37,50</text:p>
          </table:table-cell>
          <table:table-cell office:value-type="float" office:value="61.006500000000003" table:style-name="ce22">
            <text:p>61,01</text:p>
          </table:table-cell>
          <table:table-cell office:value-type="float" office:value="823.76900000000001" table:style-name="ce11">
            <text:p>823,77</text:p>
          </table:table-cell>
          <table:table-cell office:value-type="float" office:value="70.3125" table:style-name="ce12">
            <text:p>70,31</text:p>
          </table:table-cell>
          <table:table-cell office:value-type="float" office:value="37.5" table:style-name="ce10">
            <text:p>37,50</text:p>
          </table:table-cell>
          <table:table-cell office:value-type="float" office:value="63.75" table:style-name="ce10">
            <text:p>63,75</text:p>
          </table:table-cell>
          <table:table-cell office:value-type="float" office:value="350.75099999999998" table:style-name="ce11">
            <text:p>350,75</text:p>
          </table:table-cell>
          <table:table-cell office:value-type="float" office:value="85.714299999999994" table:style-name="ce22">
            <text:p>85,71</text:p>
          </table:table-cell>
          <table:table-cell office:value-type="float" office:value="38.636400000000002" table:style-name="ce22">
            <text:p>38,64</text:p>
          </table:table-cell>
          <table:table-cell office:value-type="float" office:value="76.298699999999997" table:style-name="ce22">
            <text:p>76,30</text:p>
          </table:table-cell>
          <table:table-cell office:value-type="float" office:value="327.79" table:style-name="ce11">
            <text:p>327,79</text:p>
          </table:table-cell>
          <table:table-cell table:number-columns-repeated="2" table:style-name="ce1"/>
          <table:table-cell office:value-type="string" table:style-name="ce1">
            <text:p>AGE-Arit</text:p>
          </table:table-cell>
          <table:table-cell office:value-type="float" office:value="68.614099999999993" table:style-name="ce10">
            <text:p>68,61</text:p>
          </table:table-cell>
          <table:table-cell office:value-type="float" office:value="85" table:style-name="ce10">
            <text:p>85,00</text:p>
          </table:table-cell>
          <table:table-cell office:value-type="float" office:value="71.891300000000001" table:style-name="ce10">
            <text:p>71,89</text:p>
          </table:table-cell>
          <table:table-cell office:value-type="float" office:value="80.3125" table:style-name="ce12">
            <text:p>80,31</text:p>
          </table:table-cell>
          <table:table-cell office:value-type="float" office:value="31.666699999999999" table:style-name="ce10">
            <text:p>31,67</text:p>
          </table:table-cell>
          <table:table-cell office:value-type="float" office:value="70.583299999999994" table:style-name="ce10">
            <text:p>70,58</text:p>
          </table:table-cell>
          <table:table-cell office:value-type="float" office:value="85.378900000000002" table:style-name="ce10">
            <text:p>85,38</text:p>
          </table:table-cell>
          <table:table-cell office:value-type="float" office:value="39.090899999999998" table:style-name="ce10">
            <text:p>39,09</text:p>
          </table:table-cell>
          <table:table-cell office:value-type="float" office:value="76.121300000000005" table:style-name="ce10">
            <text:p>76,12</text:p>
          </table:table-cell>
          <table:table-cell table:number-columns-repeated="21" table:style-name="ce1"/>
          <table:table-cell office:value-type="string" table:style-name="ce1">
            <text:p>AGE-Arit</text:p>
          </table:table-cell>
          <table:table-cell office:value-type="float" office:value="68.614099999999993" table:style-name="ce10">
            <text:p>68,61</text:p>
          </table:table-cell>
          <table:table-cell office:value-type="float" office:value="85" table:style-name="ce10">
            <text:p>85,00</text:p>
          </table:table-cell>
          <table:table-cell office:value-type="float" office:value="71.891300000000001" table:style-name="ce10">
            <text:p>71,89</text:p>
          </table:table-cell>
          <table:table-cell office:value-type="float" office:value="80.3125" table:style-name="ce12">
            <text:p>80,31</text:p>
          </table:table-cell>
          <table:table-cell office:value-type="float" office:value="31.666699999999999" table:style-name="ce10">
            <text:p>31,67</text:p>
          </table:table-cell>
          <table:table-cell office:value-type="float" office:value="70.583299999999994" table:style-name="ce10">
            <text:p>70,58</text:p>
          </table:table-cell>
          <table:table-cell office:value-type="float" office:value="85.378900000000002" table:style-name="ce10">
            <text:p>85,38</text:p>
          </table:table-cell>
          <table:table-cell office:value-type="float" office:value="39.090899999999998" table:style-name="ce10">
            <text:p>39,09</text:p>
          </table:table-cell>
          <table:table-cell office:value-type="float" office:value="76.121300000000005" table:style-name="ce10">
            <text:p>76,12</text:p>
          </table:table-cell>
          <table:table-cell office:value-type="string" table:style-name="ce1">
            <text:p>AGE-Arit</text:p>
          </table:table-cell>
          <table:table-cell office:value-type="float" office:value="828.68899999999996" table:style-name="ce11">
            <text:p>828,69</text:p>
          </table:table-cell>
          <table:table-cell office:value-type="float" office:value="331.15699999999998" table:style-name="ce19">
            <text:p>331,16</text:p>
          </table:table-cell>
          <table:table-cell office:value-type="float" office:value="341.10199999999998" table:style-name="ce11">
            <text:p>341,10</text:p>
          </table:table-cell>
          <table:table-cell table:number-columns-repeated="16324"/>
        </table:table-row>
        <table:table-row table:style-name="ro3">
          <table:table-cell office:value-type="string" table:style-name="ce13">
            <text:p>Partición 5</text:p>
          </table:table-cell>
          <table:table-cell office:value-type="float" office:value="73.026300000000006" table:style-name="ce23">
            <text:p>73,03</text:p>
          </table:table-cell>
          <table:table-cell office:value-type="float" office:value="50" table:style-name="ce23">
            <text:p>50,00</text:p>
          </table:table-cell>
          <table:table-cell office:value-type="float" office:value="68.421099999999996" table:style-name="ce23">
            <text:p>68,42</text:p>
          </table:table-cell>
          <table:table-cell office:value-type="float" office:value="838.22400000000005" table:style-name="ce15">
            <text:p>838,22</text:p>
          </table:table-cell>
          <table:table-cell office:value-type="float" office:value="84.375" table:style-name="ce16">
            <text:p>84,38</text:p>
          </table:table-cell>
          <table:table-cell office:value-type="float" office:value="36.1111" table:style-name="ce14">
            <text:p>36,11</text:p>
          </table:table-cell>
          <table:table-cell office:value-type="float" office:value="74.722200000000001" table:style-name="ce14">
            <text:p>74,72</text:p>
          </table:table-cell>
          <table:table-cell office:value-type="float" office:value="349.24200000000002" table:style-name="ce17">
            <text:p>349,24</text:p>
          </table:table-cell>
          <table:table-cell office:value-type="float" office:value="79.710099999999997" table:style-name="ce23">
            <text:p>79,71</text:p>
          </table:table-cell>
          <table:table-cell office:value-type="float" office:value="38.636400000000002" table:style-name="ce23">
            <text:p>38,64</text:p>
          </table:table-cell>
          <table:table-cell office:value-type="float" office:value="71.495400000000004" table:style-name="ce23">
            <text:p>71,50</text:p>
          </table:table-cell>
          <table:table-cell office:value-type="float" office:value="327.73" table:style-name="ce15">
            <text:p>327,73</text:p>
          </table:table-cell>
          <table:table-cell table:number-columns-repeated="2" table:style-name="ce1"/>
          <table:table-cell office:value-type="string" table:style-name="ce1">
            <text:p>AM-All</text:p>
          </table:table-cell>
          <table:table-cell office:value-type="float" office:value="68.099800000000002" table:style-name="ce10">
            <text:p>68,10</text:p>
          </table:table-cell>
          <table:table-cell office:value-type="float" office:value="67.5" table:style-name="ce10">
            <text:p>67,50</text:p>
          </table:table-cell>
          <table:table-cell office:value-type="float" office:value="67.979799999999997" table:style-name="ce10">
            <text:p>67,98</text:p>
          </table:table-cell>
          <table:table-cell office:value-type="float" office:value="77.5" table:style-name="ce12">
            <text:p>77,50</text:p>
          </table:table-cell>
          <table:table-cell office:value-type="float" office:value="37.777799999999999" table:style-name="ce10">
            <text:p>37,78</text:p>
          </table:table-cell>
          <table:table-cell office:value-type="float" office:value="69.555599999999998" table:style-name="ce10">
            <text:p>69,56</text:p>
          </table:table-cell>
          <table:table-cell office:value-type="float" office:value="84.231899999999996" table:style-name="ce10">
            <text:p>84,23</text:p>
          </table:table-cell>
          <table:table-cell office:value-type="float" office:value="40.909100000000002" table:style-name="ce10">
            <text:p>40,91</text:p>
          </table:table-cell>
          <table:table-cell office:value-type="float" office:value="75.567300000000003" table:style-name="ce10">
            <text:p>75,57</text:p>
          </table:table-cell>
          <table:table-cell table:number-columns-repeated="16359" table:style-name="ce1"/>
        </table:table-row>
        <table:table-row table:style-name="ro3">
          <table:table-cell office:value-type="string" table:style-name="ce18">
            <text:p>Media</text:p>
          </table:table-cell>
          <table:table-cell office:value-type="float" office:value="68.631200000000007" table:style-name="ce22">
            <text:p>68,63</text:p>
          </table:table-cell>
          <table:table-cell office:value-type="float" office:value="47.5" table:style-name="ce22">
            <text:p>47,50</text:p>
          </table:table-cell>
          <table:table-cell office:value-type="float" office:value="64.405000000000001" table:style-name="ce22">
            <text:p>64,41</text:p>
          </table:table-cell>
          <table:table-cell office:value-type="float" office:value="827.202" table:style-name="ce11">
            <text:p>827,20</text:p>
          </table:table-cell>
          <table:table-cell office:value-type="float" office:value="78.4375" table:style-name="ce12">
            <text:p>78,44</text:p>
          </table:table-cell>
          <table:table-cell office:value-type="float" office:value="36.944400000000002" table:style-name="ce10">
            <text:p>36,94</text:p>
          </table:table-cell>
          <table:table-cell office:value-type="float" office:value="70.138900000000007" table:style-name="ce10">
            <text:p>70,14</text:p>
          </table:table-cell>
          <table:table-cell office:value-type="float" office:value="351.70299999999997" table:style-name="ce19">
            <text:p>351,70</text:p>
          </table:table-cell>
          <table:table-cell office:value-type="float" office:value="87.370599999999996" table:style-name="ce22">
            <text:p>87,37</text:p>
          </table:table-cell>
          <table:table-cell office:value-type="float" office:value="40.454500000000003" table:style-name="ce22">
            <text:p>40,45</text:p>
          </table:table-cell>
          <table:table-cell office:value-type="float" office:value="77.987399999999994" table:style-name="ce22">
            <text:p>77,99</text:p>
          </table:table-cell>
          <table:table-cell office:value-type="float" office:value="328.33100000000002" table:style-name="ce11">
            <text:p>328,33</text:p>
          </table:table-cell>
          <table:table-cell table:number-columns-repeated="2" table:style-name="ce1"/>
          <table:table-cell office:value-type="string" table:style-name="ce1">
            <text:p>AM-Rand</text:p>
          </table:table-cell>
          <table:table-cell office:value-type="float" office:value="67.7102" table:style-name="ce10">
            <text:p>67,71</text:p>
          </table:table-cell>
          <table:table-cell office:value-type="float" office:value="47.5" table:style-name="ce10">
            <text:p>47,50</text:p>
          </table:table-cell>
          <table:table-cell office:value-type="float" office:value="63.668100000000003" table:style-name="ce10">
            <text:p>63,67</text:p>
          </table:table-cell>
          <table:table-cell office:value-type="float" office:value="80.625" table:style-name="ce12">
            <text:p>80,63</text:p>
          </table:table-cell>
          <table:table-cell office:value-type="float" office:value="36.666699999999999" table:style-name="ce10">
            <text:p>36,67</text:p>
          </table:table-cell>
          <table:table-cell office:value-type="float" office:value="71.833299999999994" table:style-name="ce10">
            <text:p>71,83</text:p>
          </table:table-cell>
          <table:table-cell office:value-type="float" office:value="83.950299999999999" table:style-name="ce10">
            <text:p>83,95</text:p>
          </table:table-cell>
          <table:table-cell office:value-type="float" office:value="37.7273" table:style-name="ce10">
            <text:p>37,73</text:p>
          </table:table-cell>
          <table:table-cell office:value-type="float" office:value="74.705699999999993" table:style-name="ce10">
            <text:p>74,71</text:p>
          </table:table-cell>
          <table:table-cell table:number-columns-repeated="16359" table:style-name="ce1"/>
        </table:table-row>
        <table:table-row table:style-name="ro4">
          <table:table-cell table:number-columns-repeated="15" table:style-name="ce1"/>
          <table:table-cell office:value-type="string" table:style-name="ce1">
            <text:p>AM-Best</text:p>
          </table:table-cell>
          <table:table-cell office:value-type="float" office:value="67.848600000000005" table:style-name="ce10">
            <text:p>67,85</text:p>
          </table:table-cell>
          <table:table-cell office:value-type="float" office:value="67.5" table:style-name="ce10">
            <text:p>67,50</text:p>
          </table:table-cell>
          <table:table-cell office:value-type="float" office:value="67.778899999999993" table:style-name="ce10">
            <text:p>67,78</text:p>
          </table:table-cell>
          <table:table-cell office:value-type="float" office:value="79.375" table:style-name="ce12">
            <text:p>79,38</text:p>
          </table:table-cell>
          <table:table-cell office:value-type="float" office:value="39.444400000000002" table:style-name="ce10">
            <text:p>39,44</text:p>
          </table:table-cell>
          <table:table-cell office:value-type="float" office:value="71.388900000000007" table:style-name="ce10">
            <text:p>71,39</text:p>
          </table:table-cell>
          <table:table-cell office:value-type="float" office:value="83.088999999999999" table:style-name="ce10">
            <text:p>83,09</text:p>
          </table:table-cell>
          <table:table-cell office:value-type="float" office:value="20" table:style-name="ce10">
            <text:p>20,00</text:p>
          </table:table-cell>
          <table:table-cell office:value-type="float" office:value="70.471199999999996" table:style-name="ce10">
            <text:p>70,47</text:p>
          </table:table-cell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33">
            <text:p>Resultados obtenidos por el algoritmo AGG-ARIT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5">
          <table:table-cell table:number-columns-spanned="1" table:number-rows-spanned="2" table:style-name="ce34"/>
          <table:table-cell office:value-type="string" table:number-columns-spanned="3" table:number-rows-spanned="1" table:style-name="ce53">
            <text:p>Diabetes</text:p>
          </table:table-cell>
          <table:covered-table-cell table:number-columns-repeated="2"/>
          <table:table-cell office:value-type="string" table:style-name="ce42">
            <text:p>Diabetes</text:p>
          </table:table-cell>
          <table:table-cell office:value-type="string" table:number-columns-spanned="3" table:number-rows-spanned="1" table:style-name="ce46">
            <text:p>Ozone</text:p>
          </table:table-cell>
          <table:covered-table-cell table:number-columns-repeated="2"/>
          <table:table-cell office:value-type="string" table:style-name="ce45">
            <text:p>Ozone</text:p>
          </table:table-cell>
          <table:table-cell office:value-type="string" table:number-columns-spanned="3" table:number-rows-spanned="1" table:style-name="ce37">
            <text:p>Spectf-heart</text:p>
          </table:table-cell>
          <table:covered-table-cell table:number-columns-repeated="2"/>
          <table:table-cell office:value-type="string" table:style-name="ce47">
            <text:p>Spectf-heart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8">
            <text:p>T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1</text:p>
          </table:table-cell>
          <table:table-cell office:value-type="float" office:value="70.779200000000003" table:style-name="ce10">
            <text:p>70,78</text:p>
          </table:table-cell>
          <table:table-cell office:value-type="float" office:value="75" table:style-name="ce10">
            <text:p>75,00</text:p>
          </table:table-cell>
          <table:table-cell office:value-type="float" office:value="71.623400000000004" table:style-name="ce10">
            <text:p>71,62</text:p>
          </table:table-cell>
          <table:table-cell office:value-type="float" office:value="829.74" table:style-name="ce11">
            <text:p>829,74</text:p>
          </table:table-cell>
          <table:table-cell office:value-type="float" office:value="79.6875" table:style-name="ce12">
            <text:p>79,69</text:p>
          </table:table-cell>
          <table:table-cell office:value-type="float" office:value="12.5" table:style-name="ce10">
            <text:p>12,50</text:p>
          </table:table-cell>
          <table:table-cell office:value-type="float" office:value="66.25" table:style-name="ce10">
            <text:p>66,25</text:p>
          </table:table-cell>
          <table:table-cell office:value-type="float" office:value="329.26799999999997" table:style-name="ce11">
            <text:p>329,27</text:p>
          </table:table-cell>
          <table:table-cell office:value-type="float" office:value="82.857100000000003" table:style-name="ce10">
            <text:p>82,86</text:p>
          </table:table-cell>
          <table:table-cell office:value-type="float" office:value="2.2727300000000001" table:style-name="ce10">
            <text:p>2,27</text:p>
          </table:table-cell>
          <table:table-cell office:value-type="float" office:value="66.740300000000005" table:style-name="ce10">
            <text:p>66,74</text:p>
          </table:table-cell>
          <table:table-cell office:value-type="float" office:value="325.81" table:style-name="ce11">
            <text:p>325,81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2</text:p>
          </table:table-cell>
          <table:table-cell office:value-type="float" office:value="66.883099999999999" table:style-name="ce10">
            <text:p>66,88</text:p>
          </table:table-cell>
          <table:table-cell office:value-type="float" office:value="62.5" table:style-name="ce10">
            <text:p>62,50</text:p>
          </table:table-cell>
          <table:table-cell office:value-type="float" office:value="66.006500000000003" table:style-name="ce10">
            <text:p>66,01</text:p>
          </table:table-cell>
          <table:table-cell office:value-type="float" office:value="830.40599999999995" table:style-name="ce11">
            <text:p>830,41</text:p>
          </table:table-cell>
          <table:table-cell office:value-type="float" office:value="81.25" table:style-name="ce12">
            <text:p>81,25</text:p>
          </table:table-cell>
          <table:table-cell office:value-type="float" office:value="5.5555599999999998" table:style-name="ce10">
            <text:p>5,56</text:p>
          </table:table-cell>
          <table:table-cell office:value-type="float" office:value="66.111099999999993" table:style-name="ce10">
            <text:p>66,11</text:p>
          </table:table-cell>
          <table:table-cell office:value-type="float" office:value="332.31" table:style-name="ce11">
            <text:p>332,31</text:p>
          </table:table-cell>
          <table:table-cell office:value-type="float" office:value="87.142899999999997" table:style-name="ce10">
            <text:p>87,14</text:p>
          </table:table-cell>
          <table:table-cell office:value-type="float" office:value="11.3636" table:style-name="ce10">
            <text:p>11,36</text:p>
          </table:table-cell>
          <table:table-cell office:value-type="float" office:value="71.986999999999995" table:style-name="ce10">
            <text:p>71,99</text:p>
          </table:table-cell>
          <table:table-cell office:value-type="float" office:value="344.84899999999999" table:style-name="ce11">
            <text:p>344,8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3</text:p>
          </table:table-cell>
          <table:table-cell office:value-type="float" office:value="69.480500000000006" table:style-name="ce10">
            <text:p>69,48</text:p>
          </table:table-cell>
          <table:table-cell office:value-type="float" office:value="37.5" table:style-name="ce10">
            <text:p>37,50</text:p>
          </table:table-cell>
          <table:table-cell office:value-type="float" office:value="63.084400000000002" table:style-name="ce10">
            <text:p>63,08</text:p>
          </table:table-cell>
          <table:table-cell office:value-type="float" office:value="828.9" table:style-name="ce11">
            <text:p>828,90</text:p>
          </table:table-cell>
          <table:table-cell office:value-type="float" office:value="81.25" table:style-name="ce12">
            <text:p>81,25</text:p>
          </table:table-cell>
          <table:table-cell office:value-type="float" office:value="11.1111" table:style-name="ce10">
            <text:p>11,11</text:p>
          </table:table-cell>
          <table:table-cell office:value-type="float" office:value="67.222200000000001" table:style-name="ce10">
            <text:p>67,22</text:p>
          </table:table-cell>
          <table:table-cell office:value-type="float" office:value="328.66199999999998" table:style-name="ce11">
            <text:p>328,66</text:p>
          </table:table-cell>
          <table:table-cell office:value-type="float" office:value="90" table:style-name="ce10">
            <text:p>90,00</text:p>
          </table:table-cell>
          <table:table-cell office:value-type="float" office:value="4.5454499999999998" table:style-name="ce10">
            <text:p>4,55</text:p>
          </table:table-cell>
          <table:table-cell office:value-type="float" office:value="72.909099999999995" table:style-name="ce10">
            <text:p>72,91</text:p>
          </table:table-cell>
          <table:table-cell office:value-type="float" office:value="334.875" table:style-name="ce11">
            <text:p>334,88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4</text:p>
          </table:table-cell>
          <table:table-cell office:value-type="float" office:value="66.233800000000002" table:style-name="ce10">
            <text:p>66,23</text:p>
          </table:table-cell>
          <table:table-cell office:value-type="float" office:value="50" table:style-name="ce10">
            <text:p>50,00</text:p>
          </table:table-cell>
          <table:table-cell office:value-type="float" office:value="62.987000000000002" table:style-name="ce10">
            <text:p>62,99</text:p>
          </table:table-cell>
          <table:table-cell office:value-type="float" office:value="852.05899999999997" table:style-name="ce11">
            <text:p>852,06</text:p>
          </table:table-cell>
          <table:table-cell office:value-type="float" office:value="76.5625" table:style-name="ce12">
            <text:p>76,56</text:p>
          </table:table-cell>
          <table:table-cell office:value-type="float" office:value="4.1666699999999999" table:style-name="ce10">
            <text:p>4,17</text:p>
          </table:table-cell>
          <table:table-cell office:value-type="float" office:value="62.083300000000001" table:style-name="ce10">
            <text:p>62,08</text:p>
          </table:table-cell>
          <table:table-cell office:value-type="float" office:value="332.51799999999997" table:style-name="ce11">
            <text:p>332,52</text:p>
          </table:table-cell>
          <table:table-cell office:value-type="float" office:value="81.428600000000003" table:style-name="ce10">
            <text:p>81,43</text:p>
          </table:table-cell>
          <table:table-cell office:value-type="float" office:value="22.7273" table:style-name="ce10">
            <text:p>22,73</text:p>
          </table:table-cell>
          <table:table-cell office:value-type="float" office:value="69.688299999999998" table:style-name="ce10">
            <text:p>69,69</text:p>
          </table:table-cell>
          <table:table-cell office:value-type="float" office:value="327.06900000000002" table:style-name="ce11">
            <text:p>327,07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Partición 5</text:p>
          </table:table-cell>
          <table:table-cell office:value-type="float" office:value="66.447400000000002" table:style-name="ce14">
            <text:p>66,45</text:p>
          </table:table-cell>
          <table:table-cell office:value-type="float" office:value="62.5" table:style-name="ce14">
            <text:p>62,50</text:p>
          </table:table-cell>
          <table:table-cell office:value-type="float" office:value="65.657899999999998" table:style-name="ce14">
            <text:p>65,66</text:p>
          </table:table-cell>
          <table:table-cell office:value-type="float" office:value="843.64700000000005" table:style-name="ce15">
            <text:p>843,65</text:p>
          </table:table-cell>
          <table:table-cell office:value-type="float" office:value="81.25" table:style-name="ce16">
            <text:p>81,25</text:p>
          </table:table-cell>
          <table:table-cell office:value-type="float" office:value="6.9444400000000002" table:style-name="ce14">
            <text:p>6,94</text:p>
          </table:table-cell>
          <table:table-cell office:value-type="float" office:value="66.388900000000007" table:style-name="ce14">
            <text:p>66,39</text:p>
          </table:table-cell>
          <table:table-cell office:value-type="float" office:value="328.82299999999998" table:style-name="ce17">
            <text:p>328,82</text:p>
          </table:table-cell>
          <table:table-cell office:value-type="float" office:value="81.159400000000005" table:style-name="ce14">
            <text:p>81,16</text:p>
          </table:table-cell>
          <table:table-cell office:value-type="float" office:value="13.6364" table:style-name="ce14">
            <text:p>13,64</text:p>
          </table:table-cell>
          <table:table-cell office:value-type="float" office:value="67.654799999999994" table:style-name="ce14">
            <text:p>67,65</text:p>
          </table:table-cell>
          <table:table-cell office:value-type="float" office:value="328.12200000000001" table:style-name="ce15">
            <text:p>328,12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8">
            <text:p>Media</text:p>
          </table:table-cell>
          <table:table-cell office:value-type="float" office:value="67.964799999999997" table:style-name="ce10">
            <text:p>67,96</text:p>
          </table:table-cell>
          <table:table-cell office:value-type="float" office:value="57.5" table:style-name="ce10">
            <text:p>57,50</text:p>
          </table:table-cell>
          <table:table-cell office:value-type="float" office:value="65.871799999999993" table:style-name="ce10">
            <text:p>65,87</text:p>
          </table:table-cell>
          <table:table-cell office:value-type="float" office:value="836.95100000000002" table:style-name="ce11">
            <text:p>836,95</text:p>
          </table:table-cell>
          <table:table-cell office:value-type="float" office:value="80" table:style-name="ce12">
            <text:p>80,00</text:p>
          </table:table-cell>
          <table:table-cell office:value-type="float" office:value="8.0555599999999998" table:style-name="ce10">
            <text:p>8,06</text:p>
          </table:table-cell>
          <table:table-cell office:value-type="float" office:value="65.611099999999993" table:style-name="ce10">
            <text:p>65,61</text:p>
          </table:table-cell>
          <table:table-cell office:value-type="float" office:value="330.31599999999997" table:style-name="ce19">
            <text:p>330,32</text:p>
          </table:table-cell>
          <table:table-cell office:value-type="float" office:value="84.517600000000002" table:style-name="ce10">
            <text:p>84,52</text:p>
          </table:table-cell>
          <table:table-cell office:value-type="float" office:value="10.9091" table:style-name="ce10">
            <text:p>10,91</text:p>
          </table:table-cell>
          <table:table-cell office:value-type="float" office:value="69.795900000000003" table:style-name="ce10">
            <text:p>69,80</text:p>
          </table:table-cell>
          <table:table-cell office:value-type="float" office:value="332.14499999999998" table:style-name="ce11">
            <text:p>332,1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5" table:style-name="ce1"/>
          <table:table-cell table:number-columns-repeated="9" table:style-name="ce52"/>
          <table:table-cell table:number-columns-repeated="16350"/>
        </table:table-row>
        <table:table-row table:style-name="ro1">
          <table:table-cell table:style-name="ce1"/>
          <table:table-cell office:value-type="string" table:number-columns-spanned="12" table:number-rows-spanned="1" table:style-name="ce33">
            <text:p>Resultados obtenidos por el algoritmo AGE-BLX en el problema del APC</text:p>
          </table:table-cell>
          <table:covered-table-cell table:number-columns-repeated="11"/>
          <table:table-cell table:number-columns-repeated="16" table:style-name="ce1"/>
          <table:table-cell table:style-name="ce1">
            <draw:frame draw:z-index="5" draw:id="id4" draw:style-name="a4" draw:name="Gráfico 14" svg:x="0.81354in" svg:y="0.16667in" svg:width="6.31146in" svg:height="3.7927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54" table:style-name="ce1"/>
        </table:table-row>
        <table:table-row table:style-name="ro5">
          <table:table-cell table:number-columns-spanned="1" table:number-rows-spanned="2" table:style-name="ce34"/>
          <table:table-cell office:value-type="string" table:number-columns-spanned="3" table:number-rows-spanned="1" table:style-name="ce53">
            <text:p>Diabetes</text:p>
          </table:table-cell>
          <table:covered-table-cell table:number-columns-repeated="2"/>
          <table:table-cell office:value-type="string" table:style-name="ce42">
            <text:p>Diabetes</text:p>
          </table:table-cell>
          <table:table-cell office:value-type="string" table:number-columns-spanned="3" table:number-rows-spanned="1" table:style-name="ce46">
            <text:p>Ozone</text:p>
          </table:table-cell>
          <table:covered-table-cell table:number-columns-repeated="2"/>
          <table:table-cell office:value-type="string" table:style-name="ce45">
            <text:p>Ozone</text:p>
          </table:table-cell>
          <table:table-cell office:value-type="string" table:number-columns-spanned="3" table:number-rows-spanned="1" table:style-name="ce37">
            <text:p>Spectf-heart</text:p>
          </table:table-cell>
          <table:covered-table-cell table:number-columns-repeated="2"/>
          <table:table-cell office:value-type="string" table:style-name="ce47">
            <text:p>Spectf-heart</text:p>
          </table:table-cell>
          <table:table-cell table:number-columns-repeated="2" table:style-name="ce1"/>
          <table:table-cell table:number-columns-spanned="1" table:number-rows-spanned="2" table:style-name="ce34"/>
          <table:table-cell office:value-type="string" table:number-columns-spanned="3" table:number-rows-spanned="1" table:style-name="ce53">
            <text:p>Diabetes</text:p>
          </table:table-cell>
          <table:covered-table-cell table:number-columns-repeated="2"/>
          <table:table-cell office:value-type="string" table:number-columns-spanned="3" table:number-rows-spanned="1" table:style-name="ce37">
            <text:p>Ozone</text:p>
          </table:table-cell>
          <table:covered-table-cell table:number-columns-repeated="2"/>
          <table:table-cell office:value-type="string" table:number-columns-spanned="3" table:number-rows-spanned="1" table:style-name="ce37">
            <text:p>Spectf-heart</text:p>
          </table:table-cell>
          <table:covered-table-cell table:number-columns-repeated="2"/>
          <table:table-cell table:number-columns-spanned="1" table:number-rows-spanned="2" table:style-name="ce34"/>
          <table:table-cell office:value-type="string" table:style-name="ce42">
            <text:p>Diabetes</text:p>
          </table:table-cell>
          <table:table-cell office:value-type="string" table:style-name="ce45">
            <text:p>Ozone</text:p>
          </table:table-cell>
          <table:table-cell office:value-type="string" table:style-name="ce47">
            <text:p>Spectf-heart</text:p>
          </table:table-cell>
          <table:table-cell table:number-columns-repeated="8" table:style-name="ce1"/>
          <table:table-cell table:style-name="ce1">
            <draw:frame draw:z-index="6" draw:id="id5" draw:style-name="a5" draw:name="Gráfico 15" svg:x="0.61771in" svg:y="0.0125in" svg:width="6.21701in" svg:height="3.7406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46"/>
        </table:table-row>
        <table:table-row table:style-name="ro6"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8">
            <text:p>T</text:p>
          </table:table-cell>
          <table:table-cell table:number-columns-repeated="2" table:style-name="ce1"/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covered-table-cell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office:value-type="string" table:style-name="ce8">
            <text:p>T</text:p>
          </table:table-cell>
          <table:table-cell table:number-columns-repeated="16355" table:style-name="ce1"/>
        </table:table-row>
        <table:table-row table:style-name="ro6">
          <table:table-cell office:value-type="string" table:style-name="ce9">
            <text:p>Partición 1</text:p>
          </table:table-cell>
          <table:table-cell office:value-type="float" office:value="65.584400000000002" table:style-name="ce10">
            <text:p>65,58</text:p>
          </table:table-cell>
          <table:table-cell office:value-type="float" office:value="87.5" table:style-name="ce10">
            <text:p>87,50</text:p>
          </table:table-cell>
          <table:table-cell office:value-type="float" office:value="69.967500000000001" table:style-name="ce10">
            <text:p>69,97</text:p>
          </table:table-cell>
          <table:table-cell office:value-type="float" office:value="824.48099999999999" table:style-name="ce11">
            <text:p>824,48</text:p>
          </table:table-cell>
          <table:table-cell office:value-type="float" office:value="76.5625" table:style-name="ce12">
            <text:p>76,56</text:p>
          </table:table-cell>
          <table:table-cell office:value-type="float" office:value="38.8889" table:style-name="ce10">
            <text:p>38,89</text:p>
          </table:table-cell>
          <table:table-cell office:value-type="float" office:value="69.027799999999999" table:style-name="ce10">
            <text:p>69,03</text:p>
          </table:table-cell>
          <table:table-cell office:value-type="float" office:value="334.10399999999998" table:style-name="ce11">
            <text:p>334,10</text:p>
          </table:table-cell>
          <table:table-cell office:value-type="float" office:value="91.428600000000003" table:style-name="ce10">
            <text:p>91,43</text:p>
          </table:table-cell>
          <table:table-cell office:value-type="float" office:value="40.909100000000002" table:style-name="ce10">
            <text:p>40,91</text:p>
          </table:table-cell>
          <table:table-cell office:value-type="float" office:value="81.324700000000007" table:style-name="ce10">
            <text:p>81,32</text:p>
          </table:table-cell>
          <table:table-cell office:value-type="float" office:value="329.04399999999998" table:style-name="ce11">
            <text:p>329,04</text:p>
          </table:table-cell>
          <table:table-cell table:number-columns-repeated="2" table:style-name="ce1"/>
          <table:table-cell office:value-type="string" table:style-name="ce1">
            <text:p>AGE-BLX</text:p>
          </table:table-cell>
          <table:table-cell office:value-type="float" office:value="65.235799999999998" table:style-name="ce10">
            <text:p>65,24</text:p>
          </table:table-cell>
          <table:table-cell office:value-type="float" office:value="85" table:style-name="ce10">
            <text:p>85,00</text:p>
          </table:table-cell>
          <table:table-cell office:value-type="float" office:value="69.188699999999997" table:style-name="ce10">
            <text:p>69,19</text:p>
          </table:table-cell>
          <table:table-cell office:value-type="float" office:value="76.875" table:style-name="ce12">
            <text:p>76,88</text:p>
          </table:table-cell>
          <table:table-cell office:value-type="float" office:value="37.222200000000001" table:style-name="ce10">
            <text:p>37,22</text:p>
          </table:table-cell>
          <table:table-cell office:value-type="float" office:value="68.944400000000002" table:style-name="ce10">
            <text:p>68,94</text:p>
          </table:table-cell>
          <table:table-cell office:value-type="float" office:value="87.370599999999996" table:style-name="ce10">
            <text:p>87,37</text:p>
          </table:table-cell>
          <table:table-cell office:value-type="float" office:value="40.454500000000003" table:style-name="ce10">
            <text:p>40,45</text:p>
          </table:table-cell>
          <table:table-cell office:value-type="float" office:value="77.987399999999994" table:style-name="ce10">
            <text:p>77,99</text:p>
          </table:table-cell>
          <table:table-cell office:value-type="string" table:style-name="ce1">
            <text:p>AGE-BLX</text:p>
          </table:table-cell>
          <table:table-cell office:value-type="float" office:value="829.47699999999998" table:style-name="ce11">
            <text:p>829,48</text:p>
          </table:table-cell>
          <table:table-cell office:value-type="float" office:value="338.75900000000001" table:style-name="ce19">
            <text:p>338,76</text:p>
          </table:table-cell>
          <table:table-cell office:value-type="float" office:value="328.33100000000002" table:style-name="ce11">
            <text:p>328,33</text:p>
          </table:table-cell>
          <table:table-cell table:number-columns-repeated="16355" table:style-name="ce1"/>
        </table:table-row>
        <table:table-row table:style-name="ro3">
          <table:table-cell office:value-type="string" table:style-name="ce9">
            <text:p>Partición 2</text:p>
          </table:table-cell>
          <table:table-cell office:value-type="float" office:value="59.740299999999998" table:style-name="ce10">
            <text:p>59,74</text:p>
          </table:table-cell>
          <table:table-cell office:value-type="float" office:value="100" table:style-name="ce10">
            <text:p>100,00</text:p>
          </table:table-cell>
          <table:table-cell office:value-type="float" office:value="67.792199999999994" table:style-name="ce10">
            <text:p>67,79</text:p>
          </table:table-cell>
          <table:table-cell office:value-type="float" office:value="823.27099999999996" table:style-name="ce11">
            <text:p>823,27</text:p>
          </table:table-cell>
          <table:table-cell office:value-type="float" office:value="84.375" table:style-name="ce12">
            <text:p>84,38</text:p>
          </table:table-cell>
          <table:table-cell office:value-type="float" office:value="34.722200000000001" table:style-name="ce10">
            <text:p>34,72</text:p>
          </table:table-cell>
          <table:table-cell office:value-type="float" office:value="74.444400000000002" table:style-name="ce10">
            <text:p>74,44</text:p>
          </table:table-cell>
          <table:table-cell office:value-type="float" office:value="330.18200000000002" table:style-name="ce11">
            <text:p>330,18</text:p>
          </table:table-cell>
          <table:table-cell office:value-type="float" office:value="87.142899999999997" table:style-name="ce10">
            <text:p>87,14</text:p>
          </table:table-cell>
          <table:table-cell office:value-type="float" office:value="47.7273" table:style-name="ce10">
            <text:p>47,73</text:p>
          </table:table-cell>
          <table:table-cell office:value-type="float" office:value="79.259699999999995" table:style-name="ce10">
            <text:p>79,26</text:p>
          </table:table-cell>
          <table:table-cell office:value-type="float" office:value="327.99099999999999" table:style-name="ce11">
            <text:p>327,99</text:p>
          </table:table-cell>
          <table:table-cell table:number-columns-repeated="2" table:style-name="ce1"/>
          <table:table-cell office:value-type="string" table:style-name="ce1">
            <text:p>AGE-Arit</text:p>
          </table:table-cell>
          <table:table-cell office:value-type="float" office:value="68.614099999999993" table:style-name="ce10">
            <text:p>68,61</text:p>
          </table:table-cell>
          <table:table-cell office:value-type="float" office:value="85" table:style-name="ce10">
            <text:p>85,00</text:p>
          </table:table-cell>
          <table:table-cell office:value-type="float" office:value="71.891300000000001" table:style-name="ce10">
            <text:p>71,89</text:p>
          </table:table-cell>
          <table:table-cell office:value-type="float" office:value="80.3125" table:style-name="ce12">
            <text:p>80,31</text:p>
          </table:table-cell>
          <table:table-cell office:value-type="float" office:value="31.666699999999999" table:style-name="ce10">
            <text:p>31,67</text:p>
          </table:table-cell>
          <table:table-cell office:value-type="float" office:value="70.583299999999994" table:style-name="ce10">
            <text:p>70,58</text:p>
          </table:table-cell>
          <table:table-cell office:value-type="float" office:value="85.378900000000002" table:style-name="ce10">
            <text:p>85,38</text:p>
          </table:table-cell>
          <table:table-cell office:value-type="float" office:value="39.090899999999998" table:style-name="ce10">
            <text:p>39,09</text:p>
          </table:table-cell>
          <table:table-cell office:value-type="float" office:value="76.121300000000005" table:style-name="ce10">
            <text:p>76,12</text:p>
          </table:table-cell>
          <table:table-cell office:value-type="string" table:style-name="ce1">
            <text:p>AGE-Arit</text:p>
          </table:table-cell>
          <table:table-cell office:value-type="float" office:value="828.68899999999996" table:style-name="ce11">
            <text:p>828,69</text:p>
          </table:table-cell>
          <table:table-cell office:value-type="float" office:value="331.15699999999998" table:style-name="ce19">
            <text:p>331,16</text:p>
          </table:table-cell>
          <table:table-cell office:value-type="float" office:value="341.10199999999998" table:style-name="ce11">
            <text:p>341,10</text:p>
          </table:table-cell>
          <table:table-cell table:number-columns-repeated="16355" table:style-name="ce1"/>
        </table:table-row>
        <table:table-row table:style-name="ro4">
          <table:table-cell office:value-type="string" table:style-name="ce9">
            <text:p>Partición 3</text:p>
          </table:table-cell>
          <table:table-cell office:value-type="float" office:value="69.480500000000006" table:style-name="ce10">
            <text:p>69,48</text:p>
          </table:table-cell>
          <table:table-cell office:value-type="float" office:value="75" table:style-name="ce10">
            <text:p>75,00</text:p>
          </table:table-cell>
          <table:table-cell office:value-type="float" office:value="70.584400000000002" table:style-name="ce10">
            <text:p>70,58</text:p>
          </table:table-cell>
          <table:table-cell office:value-type="float" office:value="830.9" table:style-name="ce11">
            <text:p>830,90</text:p>
          </table:table-cell>
          <table:table-cell office:value-type="float" office:value="78.125" table:style-name="ce12">
            <text:p>78,13</text:p>
          </table:table-cell>
          <table:table-cell office:value-type="float" office:value="40.277799999999999" table:style-name="ce10">
            <text:p>40,28</text:p>
          </table:table-cell>
          <table:table-cell office:value-type="float" office:value="70.555599999999998" table:style-name="ce10">
            <text:p>70,56</text:p>
          </table:table-cell>
          <table:table-cell office:value-type="float" office:value="351.65100000000001" table:style-name="ce11">
            <text:p>351,65</text:p>
          </table:table-cell>
          <table:table-cell office:value-type="float" office:value="92.857100000000003" table:style-name="ce10">
            <text:p>92,86</text:p>
          </table:table-cell>
          <table:table-cell office:value-type="float" office:value="36.363599999999998" table:style-name="ce10">
            <text:p>36,36</text:p>
          </table:table-cell>
          <table:table-cell office:value-type="float" office:value="81.558400000000006" table:style-name="ce10">
            <text:p>81,56</text:p>
          </table:table-cell>
          <table:table-cell office:value-type="float" office:value="329.10199999999998" table:style-name="ce11">
            <text:p>329,1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4</text:p>
          </table:table-cell>
          <table:table-cell office:value-type="float" office:value="65.584400000000002" table:style-name="ce10">
            <text:p>65,58</text:p>
          </table:table-cell>
          <table:table-cell office:value-type="float" office:value="75" table:style-name="ce10">
            <text:p>75,00</text:p>
          </table:table-cell>
          <table:table-cell office:value-type="float" office:value="67.467500000000001" table:style-name="ce10">
            <text:p>67,47</text:p>
          </table:table-cell>
          <table:table-cell office:value-type="float" office:value="835.447" table:style-name="ce11">
            <text:p>835,45</text:p>
          </table:table-cell>
          <table:table-cell office:value-type="float" office:value="68.75" table:style-name="ce12">
            <text:p>68,75</text:p>
          </table:table-cell>
          <table:table-cell office:value-type="float" office:value="38.8889" table:style-name="ce10">
            <text:p>38,89</text:p>
          </table:table-cell>
          <table:table-cell office:value-type="float" office:value="62.777799999999999" table:style-name="ce10">
            <text:p>62,78</text:p>
          </table:table-cell>
          <table:table-cell office:value-type="float" office:value="344.07299999999998" table:style-name="ce11">
            <text:p>344,07</text:p>
          </table:table-cell>
          <table:table-cell office:value-type="float" office:value="85.714299999999994" table:style-name="ce10">
            <text:p>85,71</text:p>
          </table:table-cell>
          <table:table-cell office:value-type="float" office:value="38.636400000000002" table:style-name="ce10">
            <text:p>38,64</text:p>
          </table:table-cell>
          <table:table-cell office:value-type="float" office:value="76.298699999999997" table:style-name="ce10">
            <text:p>76,30</text:p>
          </table:table-cell>
          <table:table-cell office:value-type="float" office:value="327.79" table:style-name="ce11">
            <text:p>327,79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Partición 5</text:p>
          </table:table-cell>
          <table:table-cell office:value-type="float" office:value="65.789500000000004" table:style-name="ce14">
            <text:p>65,79</text:p>
          </table:table-cell>
          <table:table-cell office:value-type="float" office:value="87.5" table:style-name="ce14">
            <text:p>87,50</text:p>
          </table:table-cell>
          <table:table-cell office:value-type="float" office:value="70.131600000000006" table:style-name="ce14">
            <text:p>70,13</text:p>
          </table:table-cell>
          <table:table-cell office:value-type="float" office:value="833.28300000000002" table:style-name="ce15">
            <text:p>833,28</text:p>
          </table:table-cell>
          <table:table-cell office:value-type="float" office:value="76.5625" table:style-name="ce16">
            <text:p>76,56</text:p>
          </table:table-cell>
          <table:table-cell office:value-type="float" office:value="33.333300000000001" table:style-name="ce14">
            <text:p>33,33</text:p>
          </table:table-cell>
          <table:table-cell office:value-type="float" office:value="67.916700000000006" table:style-name="ce14">
            <text:p>67,92</text:p>
          </table:table-cell>
          <table:table-cell office:value-type="float" office:value="333.78300000000002" table:style-name="ce17">
            <text:p>333,78</text:p>
          </table:table-cell>
          <table:table-cell office:value-type="float" office:value="79.710099999999997" table:style-name="ce14">
            <text:p>79,71</text:p>
          </table:table-cell>
          <table:table-cell office:value-type="float" office:value="38.636400000000002" table:style-name="ce14">
            <text:p>38,64</text:p>
          </table:table-cell>
          <table:table-cell office:value-type="float" office:value="71.495400000000004" table:style-name="ce14">
            <text:p>71,50</text:p>
          </table:table-cell>
          <table:table-cell office:value-type="float" office:value="327.73" table:style-name="ce15">
            <text:p>327,73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8">
            <text:p>Media</text:p>
          </table:table-cell>
          <table:table-cell office:value-type="float" office:value="65.235799999999998" table:style-name="ce10">
            <text:p>65,24</text:p>
          </table:table-cell>
          <table:table-cell office:value-type="float" office:value="85" table:style-name="ce10">
            <text:p>85,00</text:p>
          </table:table-cell>
          <table:table-cell office:value-type="float" office:value="69.188699999999997" table:style-name="ce10">
            <text:p>69,19</text:p>
          </table:table-cell>
          <table:table-cell office:value-type="float" office:value="829.47699999999998" table:style-name="ce11">
            <text:p>829,48</text:p>
          </table:table-cell>
          <table:table-cell office:value-type="float" office:value="76.875" table:style-name="ce12">
            <text:p>76,88</text:p>
          </table:table-cell>
          <table:table-cell office:value-type="float" office:value="37.222200000000001" table:style-name="ce10">
            <text:p>37,22</text:p>
          </table:table-cell>
          <table:table-cell office:value-type="float" office:value="68.944400000000002" table:style-name="ce10">
            <text:p>68,94</text:p>
          </table:table-cell>
          <table:table-cell office:value-type="float" office:value="338.75900000000001" table:style-name="ce19">
            <text:p>338,76</text:p>
          </table:table-cell>
          <table:table-cell office:value-type="float" office:value="87.370599999999996" table:style-name="ce10">
            <text:p>87,37</text:p>
          </table:table-cell>
          <table:table-cell office:value-type="float" office:value="40.454500000000003" table:style-name="ce10">
            <text:p>40,45</text:p>
          </table:table-cell>
          <table:table-cell office:value-type="float" office:value="77.987399999999994" table:style-name="ce10">
            <text:p>77,99</text:p>
          </table:table-cell>
          <table:table-cell office:value-type="float" office:value="328.33100000000002" table:style-name="ce11">
            <text:p>328,33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33">
            <text:p>Resultados obtenidos por el algoritmo AGE-ARIT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5">
          <table:table-cell table:number-columns-spanned="1" table:number-rows-spanned="2" table:style-name="ce34"/>
          <table:table-cell office:value-type="string" table:number-columns-spanned="3" table:number-rows-spanned="1" table:style-name="ce53">
            <text:p>Diabetes</text:p>
          </table:table-cell>
          <table:covered-table-cell table:number-columns-repeated="2"/>
          <table:table-cell office:value-type="string" table:style-name="ce42">
            <text:p>Diabetes</text:p>
          </table:table-cell>
          <table:table-cell office:value-type="string" table:number-columns-spanned="3" table:number-rows-spanned="1" table:style-name="ce46">
            <text:p>Ozone</text:p>
          </table:table-cell>
          <table:covered-table-cell table:number-columns-repeated="2"/>
          <table:table-cell office:value-type="string" table:style-name="ce45">
            <text:p>Ozone</text:p>
          </table:table-cell>
          <table:table-cell office:value-type="string" table:number-columns-spanned="3" table:number-rows-spanned="1" table:style-name="ce37">
            <text:p>Spectf-heart</text:p>
          </table:table-cell>
          <table:covered-table-cell table:number-columns-repeated="2"/>
          <table:table-cell office:value-type="string" table:style-name="ce47">
            <text:p>Spectf-heart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8">
            <text:p>T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1</text:p>
          </table:table-cell>
          <table:table-cell office:value-type="float" office:value="67.532499999999999" table:style-name="ce10">
            <text:p>67,53</text:p>
          </table:table-cell>
          <table:table-cell office:value-type="float" office:value="87.5" table:style-name="ce10">
            <text:p>87,50</text:p>
          </table:table-cell>
          <table:table-cell office:value-type="float" office:value="71.525999999999996" table:style-name="ce10">
            <text:p>71,53</text:p>
          </table:table-cell>
          <table:table-cell office:value-type="float" office:value="823.47199999999998" table:style-name="ce11">
            <text:p>823,47</text:p>
          </table:table-cell>
          <table:table-cell office:value-type="float" office:value="75" table:style-name="ce12">
            <text:p>75,00</text:p>
          </table:table-cell>
          <table:table-cell office:value-type="float" office:value="27.777799999999999" table:style-name="ce10">
            <text:p>27,78</text:p>
          </table:table-cell>
          <table:table-cell office:value-type="float" office:value="65.555599999999998" table:style-name="ce10">
            <text:p>65,56</text:p>
          </table:table-cell>
          <table:table-cell office:value-type="float" office:value="329.65800000000002" table:style-name="ce11">
            <text:p>329,66</text:p>
          </table:table-cell>
          <table:table-cell office:value-type="float" office:value="82.857100000000003" table:style-name="ce10">
            <text:p>82,86</text:p>
          </table:table-cell>
          <table:table-cell office:value-type="float" office:value="43.181800000000003" table:style-name="ce10">
            <text:p>43,18</text:p>
          </table:table-cell>
          <table:table-cell office:value-type="float" office:value="74.9221" table:style-name="ce10">
            <text:p>74,92</text:p>
          </table:table-cell>
          <table:table-cell office:value-type="float" office:value="327.58300000000003" table:style-name="ce11">
            <text:p>327,58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2</text:p>
          </table:table-cell>
          <table:table-cell office:value-type="float" office:value="69.480500000000006" table:style-name="ce10">
            <text:p>69,48</text:p>
          </table:table-cell>
          <table:table-cell office:value-type="float" office:value="87.5" table:style-name="ce10">
            <text:p>87,50</text:p>
          </table:table-cell>
          <table:table-cell office:value-type="float" office:value="73.084400000000002" table:style-name="ce10">
            <text:p>73,08</text:p>
          </table:table-cell>
          <table:table-cell office:value-type="float" office:value="822.66099999999994" table:style-name="ce11">
            <text:p>822,66</text:p>
          </table:table-cell>
          <table:table-cell office:value-type="float" office:value="84.375" table:style-name="ce12">
            <text:p>84,38</text:p>
          </table:table-cell>
          <table:table-cell office:value-type="float" office:value="34.722200000000001" table:style-name="ce10">
            <text:p>34,72</text:p>
          </table:table-cell>
          <table:table-cell office:value-type="float" office:value="74.444400000000002" table:style-name="ce10">
            <text:p>74,44</text:p>
          </table:table-cell>
          <table:table-cell office:value-type="float" office:value="333.85" table:style-name="ce11">
            <text:p>333,85</text:p>
          </table:table-cell>
          <table:table-cell office:value-type="float" office:value="88.571399999999997" table:style-name="ce10">
            <text:p>88,57</text:p>
          </table:table-cell>
          <table:table-cell office:value-type="float" office:value="40.909100000000002" table:style-name="ce10">
            <text:p>40,91</text:p>
          </table:table-cell>
          <table:table-cell office:value-type="float" office:value="79.039000000000001" table:style-name="ce10">
            <text:p>79,04</text:p>
          </table:table-cell>
          <table:table-cell office:value-type="float" office:value="342.017" table:style-name="ce11">
            <text:p>342,02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3</text:p>
          </table:table-cell>
          <table:table-cell office:value-type="float" office:value="72.0779" table:style-name="ce10">
            <text:p>72,08</text:p>
          </table:table-cell>
          <table:table-cell office:value-type="float" office:value="87.5" table:style-name="ce10">
            <text:p>87,50</text:p>
          </table:table-cell>
          <table:table-cell office:value-type="float" office:value="75.162300000000002" table:style-name="ce10">
            <text:p>75,16</text:p>
          </table:table-cell>
          <table:table-cell office:value-type="float" office:value="833.279" table:style-name="ce11">
            <text:p>833,28</text:p>
          </table:table-cell>
          <table:table-cell office:value-type="float" office:value="81.25" table:style-name="ce12">
            <text:p>81,25</text:p>
          </table:table-cell>
          <table:table-cell office:value-type="float" office:value="36.1111" table:style-name="ce10">
            <text:p>36,11</text:p>
          </table:table-cell>
          <table:table-cell office:value-type="float" office:value="72.222200000000001" table:style-name="ce10">
            <text:p>72,22</text:p>
          </table:table-cell>
          <table:table-cell office:value-type="float" office:value="329.524" table:style-name="ce11">
            <text:p>329,52</text:p>
          </table:table-cell>
          <table:table-cell office:value-type="float" office:value="87.142899999999997" table:style-name="ce10">
            <text:p>87,14</text:p>
          </table:table-cell>
          <table:table-cell office:value-type="float" office:value="40.909100000000002" table:style-name="ce10">
            <text:p>40,91</text:p>
          </table:table-cell>
          <table:table-cell office:value-type="float" office:value="77.896100000000004" table:style-name="ce10">
            <text:p>77,90</text:p>
          </table:table-cell>
          <table:table-cell office:value-type="float" office:value="347.03800000000001" table:style-name="ce11">
            <text:p>347,04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4</text:p>
          </table:table-cell>
          <table:table-cell office:value-type="float" office:value="67.532499999999999" table:style-name="ce10">
            <text:p>67,53</text:p>
          </table:table-cell>
          <table:table-cell office:value-type="float" office:value="87.5" table:style-name="ce10">
            <text:p>87,50</text:p>
          </table:table-cell>
          <table:table-cell office:value-type="float" office:value="71.525999999999996" table:style-name="ce10">
            <text:p>71,53</text:p>
          </table:table-cell>
          <table:table-cell office:value-type="float" office:value="828.03200000000004" table:style-name="ce11">
            <text:p>828,03</text:p>
          </table:table-cell>
          <table:table-cell office:value-type="float" office:value="78.125" table:style-name="ce12">
            <text:p>78,13</text:p>
          </table:table-cell>
          <table:table-cell office:value-type="float" office:value="25" table:style-name="ce10">
            <text:p>25,00</text:p>
          </table:table-cell>
          <table:table-cell office:value-type="float" office:value="67.5" table:style-name="ce10">
            <text:p>67,50</text:p>
          </table:table-cell>
          <table:table-cell office:value-type="float" office:value="333.52699999999999" table:style-name="ce11">
            <text:p>333,53</text:p>
          </table:table-cell>
          <table:table-cell office:value-type="float" office:value="85.714299999999994" table:style-name="ce10">
            <text:p>85,71</text:p>
          </table:table-cell>
          <table:table-cell office:value-type="float" office:value="38.636400000000002" table:style-name="ce10">
            <text:p>38,64</text:p>
          </table:table-cell>
          <table:table-cell office:value-type="float" office:value="76.298699999999997" table:style-name="ce10">
            <text:p>76,30</text:p>
          </table:table-cell>
          <table:table-cell office:value-type="float" office:value="344.233" table:style-name="ce11">
            <text:p>344,23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Partición 5</text:p>
          </table:table-cell>
          <table:table-cell office:value-type="float" office:value="66.447400000000002" table:style-name="ce14">
            <text:p>66,45</text:p>
          </table:table-cell>
          <table:table-cell office:value-type="float" office:value="75" table:style-name="ce14">
            <text:p>75,00</text:p>
          </table:table-cell>
          <table:table-cell office:value-type="float" office:value="68.157899999999998" table:style-name="ce14">
            <text:p>68,16</text:p>
          </table:table-cell>
          <table:table-cell office:value-type="float" office:value="836.00300000000004" table:style-name="ce15">
            <text:p>836,00</text:p>
          </table:table-cell>
          <table:table-cell office:value-type="float" office:value="82.8125" table:style-name="ce16">
            <text:p>82,81</text:p>
          </table:table-cell>
          <table:table-cell office:value-type="float" office:value="34.722200000000001" table:style-name="ce14">
            <text:p>34,72</text:p>
          </table:table-cell>
          <table:table-cell office:value-type="float" office:value="73.194400000000002" table:style-name="ce14">
            <text:p>73,19</text:p>
          </table:table-cell>
          <table:table-cell office:value-type="float" office:value="329.22399999999999" table:style-name="ce17">
            <text:p>329,22</text:p>
          </table:table-cell>
          <table:table-cell office:value-type="float" office:value="82.608699999999999" table:style-name="ce14">
            <text:p>82,61</text:p>
          </table:table-cell>
          <table:table-cell office:value-type="float" office:value="31.818200000000001" table:style-name="ce14">
            <text:p>31,82</text:p>
          </table:table-cell>
          <table:table-cell office:value-type="float" office:value="72.450599999999994" table:style-name="ce14">
            <text:p>72,45</text:p>
          </table:table-cell>
          <table:table-cell office:value-type="float" office:value="344.637" table:style-name="ce15">
            <text:p>344,64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8">
            <text:p>Media</text:p>
          </table:table-cell>
          <table:table-cell office:value-type="float" office:value="68.614099999999993" table:style-name="ce10">
            <text:p>68,61</text:p>
          </table:table-cell>
          <table:table-cell office:value-type="float" office:value="85" table:style-name="ce10">
            <text:p>85,00</text:p>
          </table:table-cell>
          <table:table-cell office:value-type="float" office:value="71.891300000000001" table:style-name="ce10">
            <text:p>71,89</text:p>
          </table:table-cell>
          <table:table-cell office:value-type="float" office:value="828.68899999999996" table:style-name="ce11">
            <text:p>828,69</text:p>
          </table:table-cell>
          <table:table-cell office:value-type="float" office:value="80.3125" table:style-name="ce12">
            <text:p>80,31</text:p>
          </table:table-cell>
          <table:table-cell office:value-type="float" office:value="31.666699999999999" table:style-name="ce10">
            <text:p>31,67</text:p>
          </table:table-cell>
          <table:table-cell office:value-type="float" office:value="70.583299999999994" table:style-name="ce10">
            <text:p>70,58</text:p>
          </table:table-cell>
          <table:table-cell office:value-type="float" office:value="331.15699999999998" table:style-name="ce19">
            <text:p>331,16</text:p>
          </table:table-cell>
          <table:table-cell office:value-type="float" office:value="85.378900000000002" table:style-name="ce10">
            <text:p>85,38</text:p>
          </table:table-cell>
          <table:table-cell office:value-type="float" office:value="39.090899999999998" table:style-name="ce10">
            <text:p>39,09</text:p>
          </table:table-cell>
          <table:table-cell office:value-type="float" office:value="76.121300000000005" table:style-name="ce10">
            <text:p>76,12</text:p>
          </table:table-cell>
          <table:table-cell office:value-type="float" office:value="341.10199999999998" table:style-name="ce11">
            <text:p>341,10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33">
            <text:p>Resultados obtenidos por el algoritmo AM-ALL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5">
          <table:table-cell table:number-columns-spanned="1" table:number-rows-spanned="2" table:style-name="ce34"/>
          <table:table-cell office:value-type="string" table:number-columns-spanned="3" table:number-rows-spanned="1" table:style-name="ce53">
            <text:p>Diabetes</text:p>
          </table:table-cell>
          <table:covered-table-cell table:number-columns-repeated="2"/>
          <table:table-cell office:value-type="string" table:style-name="ce42">
            <text:p>Diabetes</text:p>
          </table:table-cell>
          <table:table-cell office:value-type="string" table:number-columns-spanned="3" table:number-rows-spanned="1" table:style-name="ce46">
            <text:p>Ozone</text:p>
          </table:table-cell>
          <table:covered-table-cell table:number-columns-repeated="2"/>
          <table:table-cell office:value-type="string" table:style-name="ce45">
            <text:p>Ozone</text:p>
          </table:table-cell>
          <table:table-cell office:value-type="string" table:number-columns-spanned="3" table:number-rows-spanned="1" table:style-name="ce37">
            <text:p>Spectf-heart</text:p>
          </table:table-cell>
          <table:covered-table-cell table:number-columns-repeated="2"/>
          <table:table-cell office:value-type="string" table:style-name="ce47">
            <text:p>Spectf-heart</text:p>
          </table:table-cell>
          <table:table-cell table:number-columns-repeated="2" table:style-name="ce1"/>
          <table:table-cell table:number-columns-spanned="1" table:number-rows-spanned="2" table:style-name="ce34"/>
          <table:table-cell office:value-type="string" table:number-columns-spanned="3" table:number-rows-spanned="1" table:style-name="ce53">
            <text:p>Diabetes</text:p>
          </table:table-cell>
          <table:covered-table-cell table:number-columns-repeated="2"/>
          <table:table-cell office:value-type="string" table:number-columns-spanned="3" table:number-rows-spanned="1" table:style-name="ce37">
            <text:p>Ozone</text:p>
          </table:table-cell>
          <table:covered-table-cell table:number-columns-repeated="2"/>
          <table:table-cell office:value-type="string" table:number-columns-spanned="3" table:number-rows-spanned="1" table:style-name="ce37">
            <text:p>Spectf-heart</text:p>
          </table:table-cell>
          <table:covered-table-cell table:number-columns-repeated="2"/>
          <table:table-cell table:number-columns-spanned="1" table:number-rows-spanned="2" table:style-name="ce34"/>
          <table:table-cell office:value-type="string" table:style-name="ce42">
            <text:p>Diabetes</text:p>
          </table:table-cell>
          <table:table-cell office:value-type="string" table:style-name="ce45">
            <text:p>Ozone</text:p>
          </table:table-cell>
          <table:table-cell office:value-type="string" table:style-name="ce47">
            <text:p>Spectf-heart</text:p>
          </table:table-cell>
          <table:table-cell/>
          <table:table-cell table:style-name="ce1">
            <draw:frame draw:z-index="9" draw:id="id8" draw:style-name="a8" draw:name="Gráfico 19" svg:x="0.05208in" svg:y="0.00089in" svg:width="6.1442in" svg:height="3.66239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10" draw:id="id9" draw:style-name="a9" draw:name="Gráfico 20" svg:x="0.56641in" svg:y="0.01693in" svg:width="6.03516in" svg:height="3.62122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46"/>
        </table:table-row>
        <table:table-row table:style-name="ro6"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8">
            <text:p>T</text:p>
          </table:table-cell>
          <table:table-cell table:number-columns-repeated="2" table:style-name="ce1"/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covered-table-cell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office:value-type="string" table:style-name="ce8">
            <text:p>T</text:p>
          </table:table-cell>
          <table:table-cell table:number-columns-repeated="16355"/>
        </table:table-row>
        <table:table-row table:style-name="ro6">
          <table:table-cell office:value-type="string" table:style-name="ce9">
            <text:p>Partición 1</text:p>
          </table:table-cell>
          <table:table-cell office:value-type="float" office:value="66.883099999999999" table:style-name="ce10">
            <text:p>66,88</text:p>
          </table:table-cell>
          <table:table-cell office:value-type="float" office:value="50" table:style-name="ce10">
            <text:p>50,00</text:p>
          </table:table-cell>
          <table:table-cell office:value-type="float" office:value="63.506500000000003" table:style-name="ce10">
            <text:p>63,51</text:p>
          </table:table-cell>
          <table:table-cell office:value-type="float" office:value="815.45299999999997" table:style-name="ce11">
            <text:p>815,45</text:p>
          </table:table-cell>
          <table:table-cell office:value-type="float" office:value="78.125" table:style-name="ce12">
            <text:p>78,13</text:p>
          </table:table-cell>
          <table:table-cell office:value-type="float" office:value="34.722200000000001" table:style-name="ce10">
            <text:p>34,72</text:p>
          </table:table-cell>
          <table:table-cell office:value-type="float" office:value="69.444400000000002" table:style-name="ce10">
            <text:p>69,44</text:p>
          </table:table-cell>
          <table:table-cell office:value-type="float" office:value="349.733" table:style-name="ce11">
            <text:p>349,73</text:p>
          </table:table-cell>
          <table:table-cell office:value-type="float" office:value="78.571399999999997" table:style-name="ce10">
            <text:p>78,57</text:p>
          </table:table-cell>
          <table:table-cell office:value-type="float" office:value="45.454500000000003" table:style-name="ce10">
            <text:p>45,45</text:p>
          </table:table-cell>
          <table:table-cell office:value-type="float" office:value="71.948099999999997" table:style-name="ce10">
            <text:p>71,95</text:p>
          </table:table-cell>
          <table:table-cell office:value-type="float" office:value="349.67599999999999" table:style-name="ce11">
            <text:p>349,68</text:p>
          </table:table-cell>
          <table:table-cell table:number-columns-repeated="2" table:style-name="ce1"/>
          <table:table-cell office:value-type="string" table:style-name="ce1">
            <text:p>AM-All</text:p>
          </table:table-cell>
          <table:table-cell office:value-type="float" office:value="68.099800000000002" table:style-name="ce10">
            <text:p>68,10</text:p>
          </table:table-cell>
          <table:table-cell office:value-type="float" office:value="67.5" table:style-name="ce10">
            <text:p>67,50</text:p>
          </table:table-cell>
          <table:table-cell office:value-type="float" office:value="67.979799999999997" table:style-name="ce10">
            <text:p>67,98</text:p>
          </table:table-cell>
          <table:table-cell office:value-type="float" office:value="77.5" table:style-name="ce12">
            <text:p>77,50</text:p>
          </table:table-cell>
          <table:table-cell office:value-type="float" office:value="37.777799999999999" table:style-name="ce10">
            <text:p>37,78</text:p>
          </table:table-cell>
          <table:table-cell office:value-type="float" office:value="69.555599999999998" table:style-name="ce10">
            <text:p>69,56</text:p>
          </table:table-cell>
          <table:table-cell office:value-type="float" office:value="84.231899999999996" table:style-name="ce10">
            <text:p>84,23</text:p>
          </table:table-cell>
          <table:table-cell office:value-type="float" office:value="40.909100000000002" table:style-name="ce10">
            <text:p>40,91</text:p>
          </table:table-cell>
          <table:table-cell office:value-type="float" office:value="75.567300000000003" table:style-name="ce10">
            <text:p>75,57</text:p>
          </table:table-cell>
          <table:table-cell office:value-type="string" table:style-name="ce1">
            <text:p>AM-All</text:p>
          </table:table-cell>
          <table:table-cell office:value-type="float" office:value="821.16600000000005" table:style-name="ce11">
            <text:p>821,17</text:p>
          </table:table-cell>
          <table:table-cell office:value-type="float" office:value="350.80399999999997" table:style-name="ce19">
            <text:p>350,80</text:p>
          </table:table-cell>
          <table:table-cell office:value-type="float" office:value="344.61200000000002" table:style-name="ce11">
            <text:p>344,61</text:p>
          </table:table-cell>
          <table:table-cell table:number-columns-repeated="16355"/>
        </table:table-row>
        <table:table-row table:style-name="ro6">
          <table:table-cell office:value-type="string" table:style-name="ce9">
            <text:p>Partición 2</text:p>
          </table:table-cell>
          <table:table-cell office:value-type="float" office:value="68.181799999999996" table:style-name="ce10">
            <text:p>68,18</text:p>
          </table:table-cell>
          <table:table-cell office:value-type="float" office:value="62.5" table:style-name="ce10">
            <text:p>62,50</text:p>
          </table:table-cell>
          <table:table-cell office:value-type="float" office:value="67.045500000000004" table:style-name="ce10">
            <text:p>67,05</text:p>
          </table:table-cell>
          <table:table-cell office:value-type="float" office:value="823.89499999999998" table:style-name="ce11">
            <text:p>823,90</text:p>
          </table:table-cell>
          <table:table-cell office:value-type="float" office:value="76.5625" table:style-name="ce12">
            <text:p>76,56</text:p>
          </table:table-cell>
          <table:table-cell office:value-type="float" office:value="45.833300000000001" table:style-name="ce10">
            <text:p>45,83</text:p>
          </table:table-cell>
          <table:table-cell office:value-type="float" office:value="70.416700000000006" table:style-name="ce10">
            <text:p>70,42</text:p>
          </table:table-cell>
          <table:table-cell office:value-type="float" office:value="345.53100000000001" table:style-name="ce11">
            <text:p>345,53</text:p>
          </table:table-cell>
          <table:table-cell office:value-type="float" office:value="84.285700000000006" table:style-name="ce10">
            <text:p>84,29</text:p>
          </table:table-cell>
          <table:table-cell office:value-type="float" office:value="38.636400000000002" table:style-name="ce10">
            <text:p>38,64</text:p>
          </table:table-cell>
          <table:table-cell office:value-type="float" office:value="75.155799999999999" table:style-name="ce10">
            <text:p>75,16</text:p>
          </table:table-cell>
          <table:table-cell office:value-type="float" office:value="341.52" table:style-name="ce11">
            <text:p>341,52</text:p>
          </table:table-cell>
          <table:table-cell table:number-columns-repeated="2" table:style-name="ce1"/>
          <table:table-cell office:value-type="string" table:style-name="ce1">
            <text:p>AM-Rand</text:p>
          </table:table-cell>
          <table:table-cell office:value-type="float" office:value="67.7102" table:style-name="ce10">
            <text:p>67,71</text:p>
          </table:table-cell>
          <table:table-cell office:value-type="float" office:value="47.5" table:style-name="ce10">
            <text:p>47,50</text:p>
          </table:table-cell>
          <table:table-cell office:value-type="float" office:value="63.668100000000003" table:style-name="ce10">
            <text:p>63,67</text:p>
          </table:table-cell>
          <table:table-cell office:value-type="float" office:value="80.625" table:style-name="ce12">
            <text:p>80,63</text:p>
          </table:table-cell>
          <table:table-cell office:value-type="float" office:value="36.666699999999999" table:style-name="ce10">
            <text:p>36,67</text:p>
          </table:table-cell>
          <table:table-cell office:value-type="float" office:value="71.833299999999994" table:style-name="ce10">
            <text:p>71,83</text:p>
          </table:table-cell>
          <table:table-cell office:value-type="float" office:value="83.950299999999999" table:style-name="ce10">
            <text:p>83,95</text:p>
          </table:table-cell>
          <table:table-cell office:value-type="float" office:value="37.7273" table:style-name="ce10">
            <text:p>37,73</text:p>
          </table:table-cell>
          <table:table-cell office:value-type="float" office:value="74.705699999999993" table:style-name="ce10">
            <text:p>74,71</text:p>
          </table:table-cell>
          <table:table-cell office:value-type="string" table:style-name="ce1">
            <text:p>AM-Rand</text:p>
          </table:table-cell>
          <table:table-cell office:value-type="float" office:value="829.63699999999994" table:style-name="ce11">
            <text:p>829,64</text:p>
          </table:table-cell>
          <table:table-cell office:value-type="float" office:value="329.78500000000003" table:style-name="ce19">
            <text:p>329,79</text:p>
          </table:table-cell>
          <table:table-cell office:value-type="float" office:value="342.56799999999998" table:style-name="ce11">
            <text:p>342,57</text:p>
          </table:table-cell>
          <table:table-cell table:number-columns-repeated="16355"/>
        </table:table-row>
        <table:table-row table:style-name="ro3">
          <table:table-cell office:value-type="string" table:style-name="ce9">
            <text:p>Partición 3</text:p>
          </table:table-cell>
          <table:table-cell office:value-type="float" office:value="66.883099999999999" table:style-name="ce10">
            <text:p>66,88</text:p>
          </table:table-cell>
          <table:table-cell office:value-type="float" office:value="75" table:style-name="ce10">
            <text:p>75,00</text:p>
          </table:table-cell>
          <table:table-cell office:value-type="float" office:value="68.506500000000003" table:style-name="ce10">
            <text:p>68,51</text:p>
          </table:table-cell>
          <table:table-cell office:value-type="float" office:value="823.00900000000001" table:style-name="ce11">
            <text:p>823,01</text:p>
          </table:table-cell>
          <table:table-cell office:value-type="float" office:value="78.125" table:style-name="ce12">
            <text:p>78,13</text:p>
          </table:table-cell>
          <table:table-cell office:value-type="float" office:value="37.5" table:style-name="ce10">
            <text:p>37,50</text:p>
          </table:table-cell>
          <table:table-cell office:value-type="float" office:value="70" table:style-name="ce10">
            <text:p>70,00</text:p>
          </table:table-cell>
          <table:table-cell office:value-type="float" office:value="349.952" table:style-name="ce11">
            <text:p>349,95</text:p>
          </table:table-cell>
          <table:table-cell office:value-type="float" office:value="90" table:style-name="ce10">
            <text:p>90,00</text:p>
          </table:table-cell>
          <table:table-cell office:value-type="float" office:value="40.909100000000002" table:style-name="ce10">
            <text:p>40,91</text:p>
          </table:table-cell>
          <table:table-cell office:value-type="float" office:value="80.181799999999996" table:style-name="ce10">
            <text:p>80,18</text:p>
          </table:table-cell>
          <table:table-cell office:value-type="float" office:value="348.83" table:style-name="ce11">
            <text:p>348,83</text:p>
          </table:table-cell>
          <table:table-cell table:number-columns-repeated="2" table:style-name="ce1"/>
          <table:table-cell office:value-type="string" table:style-name="ce1">
            <text:p>AM-Best</text:p>
          </table:table-cell>
          <table:table-cell office:value-type="float" office:value="67.848600000000005" table:style-name="ce10">
            <text:p>67,85</text:p>
          </table:table-cell>
          <table:table-cell office:value-type="float" office:value="67.5" table:style-name="ce10">
            <text:p>67,50</text:p>
          </table:table-cell>
          <table:table-cell office:value-type="float" office:value="67.778899999999993" table:style-name="ce10">
            <text:p>67,78</text:p>
          </table:table-cell>
          <table:table-cell office:value-type="float" office:value="79.375" table:style-name="ce12">
            <text:p>79,38</text:p>
          </table:table-cell>
          <table:table-cell office:value-type="float" office:value="39.444400000000002" table:style-name="ce10">
            <text:p>39,44</text:p>
          </table:table-cell>
          <table:table-cell office:value-type="float" office:value="71.388900000000007" table:style-name="ce10">
            <text:p>71,39</text:p>
          </table:table-cell>
          <table:table-cell office:value-type="float" office:value="83.088999999999999" table:style-name="ce10">
            <text:p>83,09</text:p>
          </table:table-cell>
          <table:table-cell office:value-type="float" office:value="20" table:style-name="ce10">
            <text:p>20,00</text:p>
          </table:table-cell>
          <table:table-cell office:value-type="float" office:value="70.471199999999996" table:style-name="ce10">
            <text:p>70,47</text:p>
          </table:table-cell>
          <table:table-cell office:value-type="string" table:style-name="ce1">
            <text:p>AM-Best</text:p>
          </table:table-cell>
          <table:table-cell office:value-type="float" office:value="840.83100000000002" table:style-name="ce11">
            <text:p>840,83</text:p>
          </table:table-cell>
          <table:table-cell office:value-type="float" office:value="333.25799999999998" table:style-name="ce19">
            <text:p>333,26</text:p>
          </table:table-cell>
          <table:table-cell office:value-type="float" office:value="342.661" table:style-name="ce11">
            <text:p>342,66</text:p>
          </table:table-cell>
          <table:table-cell table:number-columns-repeated="16355"/>
        </table:table-row>
        <table:table-row table:style-name="ro4">
          <table:table-cell office:value-type="string" table:style-name="ce9">
            <text:p>Partición 4</text:p>
          </table:table-cell>
          <table:table-cell office:value-type="float" office:value="70.129900000000006" table:style-name="ce10">
            <text:p>70,13</text:p>
          </table:table-cell>
          <table:table-cell office:value-type="float" office:value="100" table:style-name="ce10">
            <text:p>100,00</text:p>
          </table:table-cell>
          <table:table-cell office:value-type="float" office:value="76.103899999999996" table:style-name="ce10">
            <text:p>76,10</text:p>
          </table:table-cell>
          <table:table-cell office:value-type="float" office:value="819.72500000000002" table:style-name="ce11">
            <text:p>819,73</text:p>
          </table:table-cell>
          <table:table-cell office:value-type="float" office:value="71.875" table:style-name="ce12">
            <text:p>71,88</text:p>
          </table:table-cell>
          <table:table-cell office:value-type="float" office:value="36.1111" table:style-name="ce10">
            <text:p>36,11</text:p>
          </table:table-cell>
          <table:table-cell office:value-type="float" office:value="64.722200000000001" table:style-name="ce10">
            <text:p>64,72</text:p>
          </table:table-cell>
          <table:table-cell office:value-type="float" office:value="353.63799999999998" table:style-name="ce11">
            <text:p>353,64</text:p>
          </table:table-cell>
          <table:table-cell office:value-type="float" office:value="87.142899999999997" table:style-name="ce10">
            <text:p>87,14</text:p>
          </table:table-cell>
          <table:table-cell office:value-type="float" office:value="38.636400000000002" table:style-name="ce10">
            <text:p>38,64</text:p>
          </table:table-cell>
          <table:table-cell office:value-type="float" office:value="77.441599999999994" table:style-name="ce10">
            <text:p>77,44</text:p>
          </table:table-cell>
          <table:table-cell office:value-type="float" office:value="340.21699999999998" table:style-name="ce11">
            <text:p>340,22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Partición 5</text:p>
          </table:table-cell>
          <table:table-cell office:value-type="float" office:value="68.421099999999996" table:style-name="ce14">
            <text:p>68,42</text:p>
          </table:table-cell>
          <table:table-cell office:value-type="float" office:value="50" table:style-name="ce14">
            <text:p>50,00</text:p>
          </table:table-cell>
          <table:table-cell office:value-type="float" office:value="64.736800000000002" table:style-name="ce14">
            <text:p>64,74</text:p>
          </table:table-cell>
          <table:table-cell office:value-type="float" office:value="823.74699999999996" table:style-name="ce15">
            <text:p>823,75</text:p>
          </table:table-cell>
          <table:table-cell office:value-type="float" office:value="82.8125" table:style-name="ce16">
            <text:p>82,81</text:p>
          </table:table-cell>
          <table:table-cell office:value-type="float" office:value="34.722200000000001" table:style-name="ce14">
            <text:p>34,72</text:p>
          </table:table-cell>
          <table:table-cell office:value-type="float" office:value="73.194400000000002" table:style-name="ce14">
            <text:p>73,19</text:p>
          </table:table-cell>
          <table:table-cell office:value-type="float" office:value="355.16500000000002" table:style-name="ce17">
            <text:p>355,17</text:p>
          </table:table-cell>
          <table:table-cell office:value-type="float" office:value="81.159400000000005" table:style-name="ce14">
            <text:p>81,16</text:p>
          </table:table-cell>
          <table:table-cell office:value-type="float" office:value="40.909100000000002" table:style-name="ce14">
            <text:p>40,91</text:p>
          </table:table-cell>
          <table:table-cell office:value-type="float" office:value="73.109399999999994" table:style-name="ce14">
            <text:p>73,11</text:p>
          </table:table-cell>
          <table:table-cell office:value-type="float" office:value="342.82" table:style-name="ce15">
            <text:p>342,82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8">
            <text:p>Media</text:p>
          </table:table-cell>
          <table:table-cell office:value-type="float" office:value="68.099800000000002" table:style-name="ce10">
            <text:p>68,10</text:p>
          </table:table-cell>
          <table:table-cell office:value-type="float" office:value="67.5" table:style-name="ce10">
            <text:p>67,50</text:p>
          </table:table-cell>
          <table:table-cell office:value-type="float" office:value="67.979799999999997" table:style-name="ce10">
            <text:p>67,98</text:p>
          </table:table-cell>
          <table:table-cell office:value-type="float" office:value="821.16600000000005" table:style-name="ce11">
            <text:p>821,17</text:p>
          </table:table-cell>
          <table:table-cell office:value-type="float" office:value="77.5" table:style-name="ce12">
            <text:p>77,50</text:p>
          </table:table-cell>
          <table:table-cell office:value-type="float" office:value="37.777799999999999" table:style-name="ce10">
            <text:p>37,78</text:p>
          </table:table-cell>
          <table:table-cell office:value-type="float" office:value="69.555599999999998" table:style-name="ce10">
            <text:p>69,56</text:p>
          </table:table-cell>
          <table:table-cell office:value-type="float" office:value="350.80399999999997" table:style-name="ce19">
            <text:p>350,80</text:p>
          </table:table-cell>
          <table:table-cell office:value-type="float" office:value="84.231899999999996" table:style-name="ce10">
            <text:p>84,23</text:p>
          </table:table-cell>
          <table:table-cell office:value-type="float" office:value="40.909100000000002" table:style-name="ce10">
            <text:p>40,91</text:p>
          </table:table-cell>
          <table:table-cell office:value-type="float" office:value="75.567300000000003" table:style-name="ce10">
            <text:p>75,57</text:p>
          </table:table-cell>
          <table:table-cell office:value-type="float" office:value="344.61200000000002" table:style-name="ce11">
            <text:p>344,61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33">
            <text:p>Resultados obtenidos por el algoritmo AM-RAND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5">
          <table:table-cell table:number-columns-spanned="1" table:number-rows-spanned="2" table:style-name="ce34"/>
          <table:table-cell office:value-type="string" table:number-columns-spanned="3" table:number-rows-spanned="1" table:style-name="ce53">
            <text:p>Diabetes</text:p>
          </table:table-cell>
          <table:covered-table-cell table:number-columns-repeated="2"/>
          <table:table-cell office:value-type="string" table:style-name="ce42">
            <text:p>Diabetes</text:p>
          </table:table-cell>
          <table:table-cell office:value-type="string" table:number-columns-spanned="3" table:number-rows-spanned="1" table:style-name="ce46">
            <text:p>Ozone</text:p>
          </table:table-cell>
          <table:covered-table-cell table:number-columns-repeated="2"/>
          <table:table-cell office:value-type="string" table:style-name="ce45">
            <text:p>Ozone</text:p>
          </table:table-cell>
          <table:table-cell office:value-type="string" table:number-columns-spanned="3" table:number-rows-spanned="1" table:style-name="ce37">
            <text:p>Spectf-heart</text:p>
          </table:table-cell>
          <table:covered-table-cell table:number-columns-repeated="2"/>
          <table:table-cell office:value-type="string" table:style-name="ce47">
            <text:p>Spectf-heart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8">
            <text:p>T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1</text:p>
          </table:table-cell>
          <table:table-cell office:value-type="float" office:value="65.584400000000002" table:style-name="ce10">
            <text:p>65,58</text:p>
          </table:table-cell>
          <table:table-cell office:value-type="float" office:value="62.5" table:style-name="ce10">
            <text:p>62,50</text:p>
          </table:table-cell>
          <table:table-cell office:value-type="float" office:value="64.967500000000001" table:style-name="ce10">
            <text:p>64,97</text:p>
          </table:table-cell>
          <table:table-cell office:value-type="float" office:value="834.25699999999995" table:style-name="ce11">
            <text:p>834,26</text:p>
          </table:table-cell>
          <table:table-cell office:value-type="float" office:value="81.25" table:style-name="ce12">
            <text:p>81,25</text:p>
          </table:table-cell>
          <table:table-cell office:value-type="float" office:value="38.8889" table:style-name="ce10">
            <text:p>38,89</text:p>
          </table:table-cell>
          <table:table-cell office:value-type="float" office:value="72.777799999999999" table:style-name="ce10">
            <text:p>72,78</text:p>
          </table:table-cell>
          <table:table-cell office:value-type="float" office:value="328.25799999999998" table:style-name="ce11">
            <text:p>328,26</text:p>
          </table:table-cell>
          <table:table-cell office:value-type="float" office:value="82.857100000000003" table:style-name="ce10">
            <text:p>82,86</text:p>
          </table:table-cell>
          <table:table-cell office:value-type="float" office:value="40.909100000000002" table:style-name="ce10">
            <text:p>40,91</text:p>
          </table:table-cell>
          <table:table-cell office:value-type="float" office:value="74.467500000000001" table:style-name="ce10">
            <text:p>74,47</text:p>
          </table:table-cell>
          <table:table-cell office:value-type="float" office:value="337.65800000000002" table:style-name="ce11">
            <text:p>337,66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2</text:p>
          </table:table-cell>
          <table:table-cell office:value-type="float" office:value="66.883099999999999" table:style-name="ce10">
            <text:p>66,88</text:p>
          </table:table-cell>
          <table:table-cell office:value-type="float" office:value="50" table:style-name="ce10">
            <text:p>50,00</text:p>
          </table:table-cell>
          <table:table-cell office:value-type="float" office:value="63.506500000000003" table:style-name="ce10">
            <text:p>63,51</text:p>
          </table:table-cell>
          <table:table-cell office:value-type="float" office:value="828.72900000000004" table:style-name="ce11">
            <text:p>828,73</text:p>
          </table:table-cell>
          <table:table-cell office:value-type="float" office:value="79.6875" table:style-name="ce12">
            <text:p>79,69</text:p>
          </table:table-cell>
          <table:table-cell office:value-type="float" office:value="30.555599999999998" table:style-name="ce10">
            <text:p>30,56</text:p>
          </table:table-cell>
          <table:table-cell office:value-type="float" office:value="69.861099999999993" table:style-name="ce10">
            <text:p>69,86</text:p>
          </table:table-cell>
          <table:table-cell office:value-type="float" office:value="331.98099999999999" table:style-name="ce11">
            <text:p>331,98</text:p>
          </table:table-cell>
          <table:table-cell office:value-type="float" office:value="82.857100000000003" table:style-name="ce10">
            <text:p>82,86</text:p>
          </table:table-cell>
          <table:table-cell office:value-type="float" office:value="31.818200000000001" table:style-name="ce10">
            <text:p>31,82</text:p>
          </table:table-cell>
          <table:table-cell office:value-type="float" office:value="72.6494" table:style-name="ce10">
            <text:p>72,65</text:p>
          </table:table-cell>
          <table:table-cell office:value-type="float" office:value="344.65600000000001" table:style-name="ce11">
            <text:p>344,66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3</text:p>
          </table:table-cell>
          <table:table-cell office:value-type="float" office:value="70.129900000000006" table:style-name="ce10">
            <text:p>70,13</text:p>
          </table:table-cell>
          <table:table-cell office:value-type="float" office:value="37.5" table:style-name="ce10">
            <text:p>37,50</text:p>
          </table:table-cell>
          <table:table-cell office:value-type="float" office:value="63.603900000000003" table:style-name="ce10">
            <text:p>63,60</text:p>
          </table:table-cell>
          <table:table-cell office:value-type="float" office:value="828.04399999999998" table:style-name="ce11">
            <text:p>828,04</text:p>
          </table:table-cell>
          <table:table-cell office:value-type="float" office:value="84.375" table:style-name="ce12">
            <text:p>84,38</text:p>
          </table:table-cell>
          <table:table-cell office:value-type="float" office:value="37.5" table:style-name="ce10">
            <text:p>37,50</text:p>
          </table:table-cell>
          <table:table-cell office:value-type="float" office:value="75" table:style-name="ce10">
            <text:p>75,00</text:p>
          </table:table-cell>
          <table:table-cell office:value-type="float" office:value="328.36500000000001" table:style-name="ce11">
            <text:p>328,37</text:p>
          </table:table-cell>
          <table:table-cell office:value-type="float" office:value="87.142899999999997" table:style-name="ce10">
            <text:p>87,14</text:p>
          </table:table-cell>
          <table:table-cell office:value-type="float" office:value="36.363599999999998" table:style-name="ce10">
            <text:p>36,36</text:p>
          </table:table-cell>
          <table:table-cell office:value-type="float" office:value="76.986999999999995" table:style-name="ce10">
            <text:p>76,99</text:p>
          </table:table-cell>
          <table:table-cell office:value-type="float" office:value="343.63099999999997" table:style-name="ce11">
            <text:p>343,63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9">
            <text:p>Partición 4</text:p>
          </table:table-cell>
          <table:table-cell office:value-type="float" office:value="67.532499999999999" table:style-name="ce10">
            <text:p>67,53</text:p>
          </table:table-cell>
          <table:table-cell office:value-type="float" office:value="50" table:style-name="ce10">
            <text:p>50,00</text:p>
          </table:table-cell>
          <table:table-cell office:value-type="float" office:value="64.025999999999996" table:style-name="ce10">
            <text:p>64,03</text:p>
          </table:table-cell>
          <table:table-cell office:value-type="float" office:value="826.53499999999997" table:style-name="ce11">
            <text:p>826,54</text:p>
          </table:table-cell>
          <table:table-cell office:value-type="float" office:value="76.5625" table:style-name="ce12">
            <text:p>76,56</text:p>
          </table:table-cell>
          <table:table-cell office:value-type="float" office:value="36.1111" table:style-name="ce10">
            <text:p>36,11</text:p>
          </table:table-cell>
          <table:table-cell office:value-type="float" office:value="68.472200000000001" table:style-name="ce10">
            <text:p>68,47</text:p>
          </table:table-cell>
          <table:table-cell office:value-type="float" office:value="331.91199999999998" table:style-name="ce11">
            <text:p>331,91</text:p>
          </table:table-cell>
          <table:table-cell office:value-type="float" office:value="84.285700000000006" table:style-name="ce10">
            <text:p>84,29</text:p>
          </table:table-cell>
          <table:table-cell office:value-type="float" office:value="36.363599999999998" table:style-name="ce10">
            <text:p>36,36</text:p>
          </table:table-cell>
          <table:table-cell office:value-type="float" office:value="74.701300000000003" table:style-name="ce10">
            <text:p>74,70</text:p>
          </table:table-cell>
          <table:table-cell office:value-type="float" office:value="347.80900000000003" table:style-name="ce11">
            <text:p>347,81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Partición 5</text:p>
          </table:table-cell>
          <table:table-cell office:value-type="float" office:value="68.421099999999996" table:style-name="ce14">
            <text:p>68,42</text:p>
          </table:table-cell>
          <table:table-cell office:value-type="float" office:value="37.5" table:style-name="ce14">
            <text:p>37,50</text:p>
          </table:table-cell>
          <table:table-cell office:value-type="float" office:value="62.236800000000002" table:style-name="ce14">
            <text:p>62,24</text:p>
          </table:table-cell>
          <table:table-cell office:value-type="float" office:value="830.62" table:style-name="ce15">
            <text:p>830,62</text:p>
          </table:table-cell>
          <table:table-cell office:value-type="float" office:value="81.25" table:style-name="ce16">
            <text:p>81,25</text:p>
          </table:table-cell>
          <table:table-cell office:value-type="float" office:value="40.277799999999999" table:style-name="ce14">
            <text:p>40,28</text:p>
          </table:table-cell>
          <table:table-cell office:value-type="float" office:value="73.055599999999998" table:style-name="ce14">
            <text:p>73,06</text:p>
          </table:table-cell>
          <table:table-cell office:value-type="float" office:value="328.40699999999998" table:style-name="ce17">
            <text:p>328,41</text:p>
          </table:table-cell>
          <table:table-cell office:value-type="float" office:value="82.608699999999999" table:style-name="ce14">
            <text:p>82,61</text:p>
          </table:table-cell>
          <table:table-cell office:value-type="float" office:value="43.181800000000003" table:style-name="ce14">
            <text:p>43,18</text:p>
          </table:table-cell>
          <table:table-cell office:value-type="float" office:value="74.723299999999995" table:style-name="ce14">
            <text:p>74,72</text:p>
          </table:table-cell>
          <table:table-cell office:value-type="float" office:value="339.084" table:style-name="ce15">
            <text:p>339,08</text:p>
          </table:table-cell>
          <table:table-cell table:number-columns-repeated="16371"/>
        </table:table-row>
        <table:table-row table:style-name="ro3">
          <table:table-cell office:value-type="string" table:style-name="ce18">
            <text:p>Media</text:p>
          </table:table-cell>
          <table:table-cell office:value-type="float" office:value="67.7102" table:style-name="ce10">
            <text:p>67,71</text:p>
          </table:table-cell>
          <table:table-cell office:value-type="float" office:value="47.5" table:style-name="ce10">
            <text:p>47,50</text:p>
          </table:table-cell>
          <table:table-cell office:value-type="float" office:value="63.668100000000003" table:style-name="ce10">
            <text:p>63,67</text:p>
          </table:table-cell>
          <table:table-cell office:value-type="float" office:value="829.63699999999994" table:style-name="ce11">
            <text:p>829,64</text:p>
          </table:table-cell>
          <table:table-cell office:value-type="float" office:value="80.625" table:style-name="ce12">
            <text:p>80,63</text:p>
          </table:table-cell>
          <table:table-cell office:value-type="float" office:value="36.666699999999999" table:style-name="ce10">
            <text:p>36,67</text:p>
          </table:table-cell>
          <table:table-cell office:value-type="float" office:value="71.833299999999994" table:style-name="ce10">
            <text:p>71,83</text:p>
          </table:table-cell>
          <table:table-cell office:value-type="float" office:value="329.78500000000003" table:style-name="ce19">
            <text:p>329,79</text:p>
          </table:table-cell>
          <table:table-cell office:value-type="float" office:value="83.950299999999999" table:style-name="ce10">
            <text:p>83,95</text:p>
          </table:table-cell>
          <table:table-cell office:value-type="float" office:value="37.7273" table:style-name="ce10">
            <text:p>37,73</text:p>
          </table:table-cell>
          <table:table-cell office:value-type="float" office:value="74.705699999999993" table:style-name="ce10">
            <text:p>74,71</text:p>
          </table:table-cell>
          <table:table-cell office:value-type="float" office:value="342.56799999999998" table:style-name="ce11">
            <text:p>342,57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33">
            <text:p>Resultados obtenidos por el algoritmo AM-BEST en el problema del APC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table:number-columns-spanned="1" table:number-rows-spanned="2" table:style-name="ce34"/>
          <table:table-cell office:value-type="string" table:number-columns-spanned="3" table:number-rows-spanned="1" table:style-name="ce53">
            <text:p>Diabetes</text:p>
          </table:table-cell>
          <table:covered-table-cell table:number-columns-repeated="2"/>
          <table:table-cell office:value-type="string" table:style-name="ce42">
            <text:p>Diabetes</text:p>
          </table:table-cell>
          <table:table-cell office:value-type="string" table:number-columns-spanned="3" table:number-rows-spanned="1" table:style-name="ce46">
            <text:p>Ozone</text:p>
          </table:table-cell>
          <table:covered-table-cell table:number-columns-repeated="2"/>
          <table:table-cell office:value-type="string" table:style-name="ce45">
            <text:p>Ozone</text:p>
          </table:table-cell>
          <table:table-cell office:value-type="string" table:number-columns-spanned="3" table:number-rows-spanned="1" table:style-name="ce37">
            <text:p>Spectf-heart</text:p>
          </table:table-cell>
          <table:covered-table-cell table:number-columns-repeated="2"/>
          <table:table-cell office:value-type="string" table:style-name="ce47">
            <text:p>Spectf-heart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4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6">
            <text:p>T</text:p>
          </table:table-cell>
          <table:table-cell office:value-type="string" table:style-name="ce5">
            <text:p>%_clas</text:p>
          </table:table-cell>
          <table:table-cell office:value-type="string" table:style-name="ce4">
            <text:p>%red</text:p>
          </table:table-cell>
          <table:table-cell office:value-type="string" table:style-name="ce4">
            <text:p>Fit.</text:p>
          </table:table-cell>
          <table:table-cell office:value-type="string" table:style-name="ce8">
            <text:p>T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Partición 1</text:p>
          </table:table-cell>
          <table:table-cell office:value-type="float" office:value="68.831199999999995" table:style-name="ce10">
            <text:p>68,83</text:p>
          </table:table-cell>
          <table:table-cell office:value-type="float" office:value="75" table:style-name="ce10">
            <text:p>75,00</text:p>
          </table:table-cell>
          <table:table-cell office:value-type="float" office:value="70.064899999999994" table:style-name="ce10">
            <text:p>70,06</text:p>
          </table:table-cell>
          <table:table-cell office:value-type="float" office:value="837.39" table:style-name="ce11">
            <text:p>837,39</text:p>
          </table:table-cell>
          <table:table-cell office:value-type="float" office:value="76.5625" table:style-name="ce12">
            <text:p>76,56</text:p>
          </table:table-cell>
          <table:table-cell office:value-type="float" office:value="37.5" table:style-name="ce10">
            <text:p>37,50</text:p>
          </table:table-cell>
          <table:table-cell office:value-type="float" office:value="68.75" table:style-name="ce10">
            <text:p>68,75</text:p>
          </table:table-cell>
          <table:table-cell office:value-type="float" office:value="331.89100000000002" table:style-name="ce11">
            <text:p>331,89</text:p>
          </table:table-cell>
          <table:table-cell office:value-type="float" office:value="74.285700000000006" table:style-name="ce10">
            <text:p>74,29</text:p>
          </table:table-cell>
          <table:table-cell office:value-type="float" office:value="22.7273" table:style-name="ce10">
            <text:p>22,73</text:p>
          </table:table-cell>
          <table:table-cell office:value-type="float" office:value="63.973999999999997" table:style-name="ce10">
            <text:p>63,97</text:p>
          </table:table-cell>
          <table:table-cell office:value-type="float" office:value="346.03399999999999" table:style-name="ce11">
            <text:p>346,03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Partición 2</text:p>
          </table:table-cell>
          <table:table-cell office:value-type="float" office:value="65.584400000000002" table:style-name="ce10">
            <text:p>65,58</text:p>
          </table:table-cell>
          <table:table-cell office:value-type="float" office:value="75" table:style-name="ce10">
            <text:p>75,00</text:p>
          </table:table-cell>
          <table:table-cell office:value-type="float" office:value="67.467500000000001" table:style-name="ce10">
            <text:p>67,47</text:p>
          </table:table-cell>
          <table:table-cell office:value-type="float" office:value="828.89200000000005" table:style-name="ce11">
            <text:p>828,89</text:p>
          </table:table-cell>
          <table:table-cell office:value-type="float" office:value="82.8125" table:style-name="ce12">
            <text:p>82,81</text:p>
          </table:table-cell>
          <table:table-cell office:value-type="float" office:value="40.277799999999999" table:style-name="ce10">
            <text:p>40,28</text:p>
          </table:table-cell>
          <table:table-cell office:value-type="float" office:value="74.305599999999998" table:style-name="ce10">
            <text:p>74,31</text:p>
          </table:table-cell>
          <table:table-cell office:value-type="float" office:value="328.291" table:style-name="ce11">
            <text:p>328,29</text:p>
          </table:table-cell>
          <table:table-cell office:value-type="float" office:value="85.714299999999994" table:style-name="ce10">
            <text:p>85,71</text:p>
          </table:table-cell>
          <table:table-cell office:value-type="float" office:value="29.545500000000001" table:style-name="ce10">
            <text:p>29,55</text:p>
          </table:table-cell>
          <table:table-cell office:value-type="float" office:value="74.480500000000006" table:style-name="ce10">
            <text:p>74,48</text:p>
          </table:table-cell>
          <table:table-cell office:value-type="float" office:value="337.57100000000003" table:style-name="ce11">
            <text:p>337,57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Partición 3</text:p>
          </table:table-cell>
          <table:table-cell office:value-type="float" office:value="64.935100000000006" table:style-name="ce10">
            <text:p>64,94</text:p>
          </table:table-cell>
          <table:table-cell office:value-type="float" office:value="75" table:style-name="ce10">
            <text:p>75,00</text:p>
          </table:table-cell>
          <table:table-cell office:value-type="float" office:value="66.948099999999997" table:style-name="ce10">
            <text:p>66,95</text:p>
          </table:table-cell>
          <table:table-cell office:value-type="float" office:value="830.01800000000003" table:style-name="ce11">
            <text:p>830,02</text:p>
          </table:table-cell>
          <table:table-cell office:value-type="float" office:value="81.25" table:style-name="ce12">
            <text:p>81,25</text:p>
          </table:table-cell>
          <table:table-cell office:value-type="float" office:value="41.666699999999999" table:style-name="ce10">
            <text:p>41,67</text:p>
          </table:table-cell>
          <table:table-cell office:value-type="float" office:value="73.333299999999994" table:style-name="ce10">
            <text:p>73,33</text:p>
          </table:table-cell>
          <table:table-cell office:value-type="float" office:value="331.91300000000001" table:style-name="ce11">
            <text:p>331,91</text:p>
          </table:table-cell>
          <table:table-cell office:value-type="float" office:value="90" table:style-name="ce10">
            <text:p>90,00</text:p>
          </table:table-cell>
          <table:table-cell office:value-type="float" office:value="27.2727" table:style-name="ce10">
            <text:p>27,27</text:p>
          </table:table-cell>
          <table:table-cell office:value-type="float" office:value="77.454499999999996" table:style-name="ce10">
            <text:p>77,45</text:p>
          </table:table-cell>
          <table:table-cell office:value-type="float" office:value="346.505" table:style-name="ce11">
            <text:p>346,51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Partición 4</text:p>
          </table:table-cell>
          <table:table-cell office:value-type="float" office:value="68.181799999999996" table:style-name="ce10">
            <text:p>68,18</text:p>
          </table:table-cell>
          <table:table-cell office:value-type="float" office:value="50" table:style-name="ce10">
            <text:p>50,00</text:p>
          </table:table-cell>
          <table:table-cell office:value-type="float" office:value="64.545500000000004" table:style-name="ce10">
            <text:p>64,55</text:p>
          </table:table-cell>
          <table:table-cell office:value-type="float" office:value="838.70899999999995" table:style-name="ce11">
            <text:p>838,71</text:p>
          </table:table-cell>
          <table:table-cell office:value-type="float" office:value="71.875" table:style-name="ce12">
            <text:p>71,88</text:p>
          </table:table-cell>
          <table:table-cell office:value-type="float" office:value="45.833300000000001" table:style-name="ce10">
            <text:p>45,83</text:p>
          </table:table-cell>
          <table:table-cell office:value-type="float" office:value="66.666700000000006" table:style-name="ce10">
            <text:p>66,67</text:p>
          </table:table-cell>
          <table:table-cell office:value-type="float" office:value="328.46300000000002" table:style-name="ce11">
            <text:p>328,46</text:p>
          </table:table-cell>
          <table:table-cell office:value-type="float" office:value="84.285700000000006" table:style-name="ce10">
            <text:p>84,29</text:p>
          </table:table-cell>
          <table:table-cell office:value-type="float" office:value="4.5454499999999998" table:style-name="ce10">
            <text:p>4,55</text:p>
          </table:table-cell>
          <table:table-cell office:value-type="float" office:value="68.337699999999998" table:style-name="ce10">
            <text:p>68,34</text:p>
          </table:table-cell>
          <table:table-cell office:value-type="float" office:value="341.38200000000001" table:style-name="ce11">
            <text:p>341,38</text:p>
          </table:table-cell>
          <table:table-cell table:number-columns-repeated="16371"/>
        </table:table-row>
        <table:table-row table:style-name="ro3">
          <table:table-cell office:value-type="string" table:style-name="ce13">
            <text:p>Partición 5</text:p>
          </table:table-cell>
          <table:table-cell office:value-type="float" office:value="71.710499999999996" table:style-name="ce14">
            <text:p>71,71</text:p>
          </table:table-cell>
          <table:table-cell office:value-type="float" office:value="62.5" table:style-name="ce14">
            <text:p>62,50</text:p>
          </table:table-cell>
          <table:table-cell office:value-type="float" office:value="69.868399999999994" table:style-name="ce14">
            <text:p>69,87</text:p>
          </table:table-cell>
          <table:table-cell office:value-type="float" office:value="869.14599999999996" table:style-name="ce15">
            <text:p>869,15</text:p>
          </table:table-cell>
          <table:table-cell office:value-type="float" office:value="84.375" table:style-name="ce16">
            <text:p>84,38</text:p>
          </table:table-cell>
          <table:table-cell office:value-type="float" office:value="31.944400000000002" table:style-name="ce14">
            <text:p>31,94</text:p>
          </table:table-cell>
          <table:table-cell office:value-type="float" office:value="73.888900000000007" table:style-name="ce14">
            <text:p>73,89</text:p>
          </table:table-cell>
          <table:table-cell office:value-type="float" office:value="345.73200000000003" table:style-name="ce17">
            <text:p>345,73</text:p>
          </table:table-cell>
          <table:table-cell office:value-type="float" office:value="81.159400000000005" table:style-name="ce14">
            <text:p>81,16</text:p>
          </table:table-cell>
          <table:table-cell office:value-type="float" office:value="15.9091" table:style-name="ce14">
            <text:p>15,91</text:p>
          </table:table-cell>
          <table:table-cell office:value-type="float" office:value="68.109399999999994" table:style-name="ce14">
            <text:p>68,11</text:p>
          </table:table-cell>
          <table:table-cell office:value-type="float" office:value="341.81400000000002" table:style-name="ce15">
            <text:p>341,81</text:p>
          </table:table-cell>
          <table:table-cell table:number-columns-repeated="16371"/>
        </table:table-row>
        <table:table-row table:style-name="ro3">
          <table:table-cell office:value-type="string" table:style-name="ce18">
            <text:p>Media</text:p>
          </table:table-cell>
          <table:table-cell office:value-type="float" office:value="67.848600000000005" table:style-name="ce10">
            <text:p>67,85</text:p>
          </table:table-cell>
          <table:table-cell office:value-type="float" office:value="67.5" table:style-name="ce10">
            <text:p>67,50</text:p>
          </table:table-cell>
          <table:table-cell office:value-type="float" office:value="67.778899999999993" table:style-name="ce10">
            <text:p>67,78</text:p>
          </table:table-cell>
          <table:table-cell office:value-type="float" office:value="840.83100000000002" table:style-name="ce11">
            <text:p>840,83</text:p>
          </table:table-cell>
          <table:table-cell office:value-type="float" office:value="79.375" table:style-name="ce12">
            <text:p>79,38</text:p>
          </table:table-cell>
          <table:table-cell office:value-type="float" office:value="39.444400000000002" table:style-name="ce10">
            <text:p>39,44</text:p>
          </table:table-cell>
          <table:table-cell office:value-type="float" office:value="71.388900000000007" table:style-name="ce10">
            <text:p>71,39</text:p>
          </table:table-cell>
          <table:table-cell office:value-type="float" office:value="333.25799999999998" table:style-name="ce19">
            <text:p>333,26</text:p>
          </table:table-cell>
          <table:table-cell office:value-type="float" office:value="83.088999999999999" table:style-name="ce10">
            <text:p>83,09</text:p>
          </table:table-cell>
          <table:table-cell office:value-type="float" office:value="20" table:style-name="ce10">
            <text:p>20,00</text:p>
          </table:table-cell>
          <table:table-cell office:value-type="float" office:value="70.471199999999996" table:style-name="ce10">
            <text:p>70,47</text:p>
          </table:table-cell>
          <table:table-cell office:value-type="float" office:value="342.661" table:style-name="ce11">
            <text:p>342,66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33">
            <text:p>Resultadoos globales en el problema del APC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table:number-columns-spanned="1" table:number-rows-spanned="2" table:style-name="ce34"/>
          <table:table-cell office:value-type="string" table:style-name="ce48">
            <text:p>Diabetes</text:p>
          </table:table-cell>
          <table:table-cell table:style-name="ce45"/>
          <table:table-cell table:style-name="ce49"/>
          <table:table-cell office:value-type="string" table:style-name="ce42">
            <text:p>Diabetes</text:p>
          </table:table-cell>
          <table:table-cell office:value-type="string" table:style-name="ce50">
            <text:p>Ozone</text:p>
          </table:table-cell>
          <table:table-cell table:number-columns-repeated="2" table:style-name="ce45"/>
          <table:table-cell office:value-type="string" table:style-name="ce51">
            <text:p>Ozone</text:p>
          </table:table-cell>
          <table:table-cell office:value-type="string" table:style-name="ce50">
            <text:p>Spectf-heart</text:p>
          </table:table-cell>
          <table:table-cell table:style-name="ce45"/>
          <table:table-cell table:style-name="ce49"/>
          <table:table-cell office:value-type="string" table:style-name="ce47">
            <text:p>Spectf-heart</text:p>
          </table:table-cell>
          <table:table-cell/>
          <table:table-cell table:style-name="ce1">
            <draw:frame draw:z-index="1" draw:id="id0" draw:style-name="a0" draw:name="Gráfico 3" svg:x="0.00625in" svg:y="0.02083in" svg:width="7.69167in" svg:height="4.6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1" draw:name="Gráfico 5" svg:x="0.475in" svg:y="0.02083in" svg:width="7.74896in" svg:height="4.695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1">
            <draw:frame draw:z-index="11" draw:id="id10" draw:style-name="a10" draw:name="Gráfico 21" svg:x="0.01771in" svg:y="0.01849in" svg:width="7.86406in" svg:height="4.69137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49"/>
        </table:table-row>
        <table:table-row table:style-name="ro6">
          <table:covered-table-cell/>
          <table:table-cell office:value-type="string" table:style-name="ce24">
            <text:p>%_clas</text:p>
          </table:table-cell>
          <table:table-cell office:value-type="string" table:style-name="ce24">
            <text:p>%red</text:p>
          </table:table-cell>
          <table:table-cell office:value-type="string" table:style-name="ce24">
            <text:p>Agr.</text:p>
          </table:table-cell>
          <table:table-cell office:value-type="string" table:style-name="ce25">
            <text:p>T</text:p>
          </table:table-cell>
          <table:table-cell office:value-type="string" table:style-name="ce26">
            <text:p>%_clas</text:p>
          </table:table-cell>
          <table:table-cell office:value-type="string" table:style-name="ce24">
            <text:p>%red</text:p>
          </table:table-cell>
          <table:table-cell office:value-type="string" table:style-name="ce24">
            <text:p>Agr.</text:p>
          </table:table-cell>
          <table:table-cell office:value-type="string" table:style-name="ce27">
            <text:p>T</text:p>
          </table:table-cell>
          <table:table-cell office:value-type="string" table:style-name="ce26">
            <text:p>%_clas</text:p>
          </table:table-cell>
          <table:table-cell office:value-type="string" table:style-name="ce28">
            <text:p>%red</text:p>
          </table:table-cell>
          <table:table-cell office:value-type="string" table:style-name="ce24">
            <text:p>Agr.</text:p>
          </table:table-cell>
          <table:table-cell office:value-type="string" table:style-name="ce29">
            <text:p>T</text:p>
          </table:table-cell>
          <table:table-cell table:number-columns-repeated="16371"/>
        </table:table-row>
        <table:table-row table:style-name="ro3">
          <table:table-cell office:value-type="string" table:style-name="ce18">
            <text:p>1-NN</text:p>
          </table:table-cell>
          <table:table-cell office:value-type="float" office:value="68.36" table:formula="of:=[.B10]" table:style-name="ce10">
            <text:p>68,36</text:p>
          </table:table-cell>
          <table:table-cell office:value-type="float" office:value="0" table:formula="of:=[.C10]" table:style-name="ce10">
            <text:p>0,00</text:p>
          </table:table-cell>
          <table:table-cell office:value-type="float" office:value="54.69" table:formula="of:=[.D10]" table:style-name="ce10">
            <text:p>54,69</text:p>
          </table:table-cell>
          <table:table-cell office:value-type="float" office:value="1.6E-2" table:formula="of:=[.E10]" table:style-name="ce30">
            <text:p>0,02</text:p>
          </table:table-cell>
          <table:table-cell office:value-type="float" office:value="80.31" table:formula="of:=[.F10]" table:style-name="ce20">
            <text:p>80,31</text:p>
          </table:table-cell>
          <table:table-cell office:value-type="float" office:value="0" table:formula="of:=[.G10]" table:style-name="ce10">
            <text:p>0,00</text:p>
          </table:table-cell>
          <table:table-cell office:value-type="float" office:value="64.25" table:formula="of:=[.H10]" table:style-name="ce10">
            <text:p>64,25</text:p>
          </table:table-cell>
          <table:table-cell office:value-type="float" office:value="6.0000000000000001E-3" table:formula="of:=[.I10]" table:style-name="ce30">
            <text:p>0,01</text:p>
          </table:table-cell>
          <table:table-cell office:value-type="float" office:value="85.38" table:formula="of:=[.J10]" table:style-name="ce20">
            <text:p>85,38</text:p>
          </table:table-cell>
          <table:table-cell office:value-type="float" office:value="0" table:formula="of:=[.K10]" table:style-name="ce10">
            <text:p>0,00</text:p>
          </table:table-cell>
          <table:table-cell office:value-type="float" office:value="68.3" table:formula="of:=[.L10]" table:style-name="ce10">
            <text:p>68,30</text:p>
          </table:table-cell>
          <table:table-cell office:value-type="float" office:value="5.0000000000000001E-3" table:formula="of:=[.M10]" table:style-name="ce30">
            <text:p>0,01</text:p>
          </table:table-cell>
          <table:table-cell table:number-columns-repeated="16371"/>
        </table:table-row>
        <table:table-row table:style-name="ro4">
          <table:table-cell office:value-type="string" table:style-name="ce18">
            <text:p>RELIEF</text:p>
          </table:table-cell>
          <table:table-cell office:value-type="float" office:value="67.83" table:formula="of:=[.B21]" table:style-name="ce10">
            <text:p>67,83</text:p>
          </table:table-cell>
          <table:table-cell office:value-type="float" office:value="5" table:formula="of:=[.C21]" table:style-name="ce10">
            <text:p>5,00</text:p>
          </table:table-cell>
          <table:table-cell office:value-type="float" office:value="55.27" table:formula="of:=[.D21]" table:style-name="ce10">
            <text:p>55,27</text:p>
          </table:table-cell>
          <table:table-cell office:value-type="float" office:value="0.14499999999999999" table:formula="of:=[.E21]" table:style-name="ce31">
            <text:p>0,15</text:p>
          </table:table-cell>
          <table:table-cell office:value-type="float" office:value="76.87" table:formula="of:=[.F21]" table:style-name="ce32">
            <text:p>76,87</text:p>
          </table:table-cell>
          <table:table-cell office:value-type="float" office:value="5.83" table:formula="of:=[.G21]" table:style-name="ce10">
            <text:p>5,83</text:p>
          </table:table-cell>
          <table:table-cell office:value-type="float" office:value="62.66" table:formula="of:=[.H21]" table:style-name="ce10">
            <text:p>62,66</text:p>
          </table:table-cell>
          <table:table-cell office:value-type="float" office:value="0.05" table:formula="of:=[.I21]" table:style-name="ce31">
            <text:p>0,05</text:p>
          </table:table-cell>
          <table:table-cell office:value-type="float" office:value="85.08" table:formula="of:=[.J21]" table:style-name="ce32">
            <text:p>85,08</text:p>
          </table:table-cell>
          <table:table-cell office:value-type="float" office:value="0" table:formula="of:=[.K21]" table:style-name="ce10">
            <text:p>0,00</text:p>
          </table:table-cell>
          <table:table-cell office:value-type="float" office:value="68.06" table:formula="of:=[.L21]" table:style-name="ce10">
            <text:p>68,06</text:p>
          </table:table-cell>
          <table:table-cell office:value-type="float" office:value="5.1999999999999998E-2" table:formula="of:=[.M21]" table:style-name="ce30">
            <text:p>0,05</text:p>
          </table:table-cell>
          <table:table-cell table:number-columns-repeated="16371"/>
        </table:table-row>
        <table:table-row table:style-name="ro4">
          <table:table-cell office:value-type="string" table:style-name="ce18">
            <text:p>BL</text:p>
          </table:table-cell>
          <table:table-cell office:value-type="float" office:value="66.28" table:formula="of:=[.B32]" table:style-name="ce10">
            <text:p>66,28</text:p>
          </table:table-cell>
          <table:table-cell office:value-type="float" office:value="92.5" table:formula="of:=[.C32]" table:style-name="ce10">
            <text:p>92,50</text:p>
          </table:table-cell>
          <table:table-cell office:value-type="float" office:value="71.52" table:formula="of:=[.D32]" table:style-name="ce10">
            <text:p>71,52</text:p>
          </table:table-cell>
          <table:table-cell office:value-type="float" office:value="207.83" table:formula="of:=[.E32]" table:style-name="ce31">
            <text:p>207,83</text:p>
          </table:table-cell>
          <table:table-cell office:value-type="float" office:value="77.5" table:formula="of:=[.F32]" table:style-name="ce32">
            <text:p>77,50</text:p>
          </table:table-cell>
          <table:table-cell office:value-type="float" office:value="40.270000000000003" table:formula="of:=[.G32]" table:style-name="ce10">
            <text:p>40,27</text:p>
          </table:table-cell>
          <table:table-cell office:value-type="float" office:value="70.05" table:formula="of:=[.H32]" table:style-name="ce10">
            <text:p>70,05</text:p>
          </table:table-cell>
          <table:table-cell office:value-type="float" office:value="350.51" table:formula="of:=[.I32]" table:style-name="ce31">
            <text:p>350,51</text:p>
          </table:table-cell>
          <table:table-cell office:value-type="float" office:value="88.53" table:formula="of:=[.J32]" table:style-name="ce32">
            <text:p>88,53</text:p>
          </table:table-cell>
          <table:table-cell office:value-type="float" office:value="43.63" table:formula="of:=[.K32]" table:style-name="ce10">
            <text:p>43,63</text:p>
          </table:table-cell>
          <table:table-cell office:value-type="float" office:value="79.55" table:formula="of:=[.L32]" table:style-name="ce10">
            <text:p>79,55</text:p>
          </table:table-cell>
          <table:table-cell office:value-type="float" office:value="283.86" table:formula="of:=[.M32]" table:style-name="ce30">
            <text:p>283,86</text:p>
          </table:table-cell>
          <table:table-cell table:number-columns-repeated="16371"/>
        </table:table-row>
        <table:table-row table:style-name="ro4">
          <table:table-cell office:value-type="string" table:style-name="ce18">
            <text:p>AGG-BLX</text:p>
          </table:table-cell>
          <table:table-cell office:value-type="float" office:value="68.631200000000007" table:formula="of:=[.B43]" table:style-name="ce10">
            <text:p>68,63</text:p>
          </table:table-cell>
          <table:table-cell office:value-type="float" office:value="47.5" table:formula="of:=[.C43]" table:style-name="ce10">
            <text:p>47,50</text:p>
          </table:table-cell>
          <table:table-cell office:value-type="float" office:value="64.405000000000001" table:formula="of:=[.D43]" table:style-name="ce10">
            <text:p>64,41</text:p>
          </table:table-cell>
          <table:table-cell office:value-type="float" office:value="827.202" table:formula="of:=[.E43]" table:style-name="ce31">
            <text:p>827,20</text:p>
          </table:table-cell>
          <table:table-cell office:value-type="float" office:value="78.4375" table:formula="of:=[.F43]" table:style-name="ce32">
            <text:p>78,44</text:p>
          </table:table-cell>
          <table:table-cell office:value-type="float" office:value="36.944400000000002" table:formula="of:=[.G43]" table:style-name="ce10">
            <text:p>36,94</text:p>
          </table:table-cell>
          <table:table-cell office:value-type="float" office:value="70.138900000000007" table:formula="of:=[.H43]" table:style-name="ce10">
            <text:p>70,14</text:p>
          </table:table-cell>
          <table:table-cell office:value-type="float" office:value="351.70299999999997" table:formula="of:=[.I43]" table:style-name="ce31">
            <text:p>351,70</text:p>
          </table:table-cell>
          <table:table-cell office:value-type="float" office:value="87.370599999999996" table:formula="of:=[.J43]" table:style-name="ce32">
            <text:p>87,37</text:p>
          </table:table-cell>
          <table:table-cell office:value-type="float" office:value="40.454500000000003" table:formula="of:=[.K43]" table:style-name="ce10">
            <text:p>40,45</text:p>
          </table:table-cell>
          <table:table-cell office:value-type="float" office:value="77.987399999999994" table:formula="of:=[.L43]" table:style-name="ce10">
            <text:p>77,99</text:p>
          </table:table-cell>
          <table:table-cell office:value-type="float" office:value="328.33100000000002" table:formula="of:=[.M43]" table:style-name="ce30">
            <text:p>328,33</text:p>
          </table:table-cell>
          <table:table-cell table:number-columns-repeated="16371"/>
        </table:table-row>
        <table:table-row table:style-name="ro4">
          <table:table-cell office:value-type="string" table:style-name="ce18">
            <text:p>AGG-ARIT</text:p>
          </table:table-cell>
          <table:table-cell office:value-type="float" office:value="67.964799999999997" table:formula="of:=[.B54]" table:style-name="ce10">
            <text:p>67,96</text:p>
          </table:table-cell>
          <table:table-cell office:value-type="float" office:value="57.5" table:formula="of:=[.C54]" table:style-name="ce10">
            <text:p>57,50</text:p>
          </table:table-cell>
          <table:table-cell office:value-type="float" office:value="65.871799999999993" table:formula="of:=[.D54]" table:style-name="ce10">
            <text:p>65,87</text:p>
          </table:table-cell>
          <table:table-cell office:value-type="float" office:value="836.95100000000002" table:formula="of:=[.E54]" table:style-name="ce31">
            <text:p>836,95</text:p>
          </table:table-cell>
          <table:table-cell office:value-type="float" office:value="80" table:formula="of:=[.F54]" table:style-name="ce32">
            <text:p>80,00</text:p>
          </table:table-cell>
          <table:table-cell office:value-type="float" office:value="8.0555599999999998" table:formula="of:=[.G54]" table:style-name="ce10">
            <text:p>8,06</text:p>
          </table:table-cell>
          <table:table-cell office:value-type="float" office:value="65.611099999999993" table:formula="of:=[.H54]" table:style-name="ce10">
            <text:p>65,61</text:p>
          </table:table-cell>
          <table:table-cell office:value-type="float" office:value="330.31599999999997" table:formula="of:=[.I54]" table:style-name="ce31">
            <text:p>330,32</text:p>
          </table:table-cell>
          <table:table-cell office:value-type="float" office:value="84.517600000000002" table:formula="of:=[.J54]" table:style-name="ce32">
            <text:p>84,52</text:p>
          </table:table-cell>
          <table:table-cell office:value-type="float" office:value="10.9091" table:formula="of:=[.K54]" table:style-name="ce10">
            <text:p>10,91</text:p>
          </table:table-cell>
          <table:table-cell office:value-type="float" office:value="69.795900000000003" table:formula="of:=[.L54]" table:style-name="ce10">
            <text:p>69,80</text:p>
          </table:table-cell>
          <table:table-cell office:value-type="float" office:value="332.14499999999998" table:formula="of:=[.M54]" table:style-name="ce30">
            <text:p>332,15</text:p>
          </table:table-cell>
          <table:table-cell table:number-columns-repeated="16371"/>
        </table:table-row>
        <table:table-row table:style-name="ro4">
          <table:table-cell office:value-type="string" table:style-name="ce18">
            <text:p>AGE-BLX</text:p>
          </table:table-cell>
          <table:table-cell office:value-type="float" office:value="65.235799999999998" table:formula="of:=[.B65]" table:style-name="ce10">
            <text:p>65,24</text:p>
          </table:table-cell>
          <table:table-cell office:value-type="float" office:value="85" table:formula="of:=[.C65]" table:style-name="ce10">
            <text:p>85,00</text:p>
          </table:table-cell>
          <table:table-cell office:value-type="float" office:value="69.188699999999997" table:formula="of:=[.D65]" table:style-name="ce10">
            <text:p>69,19</text:p>
          </table:table-cell>
          <table:table-cell office:value-type="float" office:value="829.47699999999998" table:formula="of:=[.E65]" table:style-name="ce31">
            <text:p>829,48</text:p>
          </table:table-cell>
          <table:table-cell office:value-type="float" office:value="76.875" table:formula="of:=[.F65]" table:style-name="ce32">
            <text:p>76,88</text:p>
          </table:table-cell>
          <table:table-cell office:value-type="float" office:value="37.222200000000001" table:formula="of:=[.G65]" table:style-name="ce10">
            <text:p>37,22</text:p>
          </table:table-cell>
          <table:table-cell office:value-type="float" office:value="68.944400000000002" table:formula="of:=[.H65]" table:style-name="ce10">
            <text:p>68,94</text:p>
          </table:table-cell>
          <table:table-cell office:value-type="float" office:value="338.75900000000001" table:formula="of:=[.I65]" table:style-name="ce31">
            <text:p>338,76</text:p>
          </table:table-cell>
          <table:table-cell office:value-type="float" office:value="87.370599999999996" table:formula="of:=[.J65]" table:style-name="ce32">
            <text:p>87,37</text:p>
          </table:table-cell>
          <table:table-cell office:value-type="float" office:value="40.454500000000003" table:formula="of:=[.K65]" table:style-name="ce10">
            <text:p>40,45</text:p>
          </table:table-cell>
          <table:table-cell office:value-type="float" office:value="77.987399999999994" table:formula="of:=[.L65]" table:style-name="ce10">
            <text:p>77,99</text:p>
          </table:table-cell>
          <table:table-cell office:value-type="float" office:value="328.33100000000002" table:formula="of:=[.M65]" table:style-name="ce30">
            <text:p>328,33</text:p>
          </table:table-cell>
          <table:table-cell table:number-columns-repeated="16371"/>
        </table:table-row>
        <table:table-row table:style-name="ro4">
          <table:table-cell office:value-type="string" table:style-name="ce18">
            <text:p>AGE-ARIT</text:p>
          </table:table-cell>
          <table:table-cell office:value-type="float" office:value="68.614099999999993" table:formula="of:=[.B76]" table:style-name="ce10">
            <text:p>68,61</text:p>
          </table:table-cell>
          <table:table-cell office:value-type="float" office:value="85" table:formula="of:=[.C76]" table:style-name="ce10">
            <text:p>85,00</text:p>
          </table:table-cell>
          <table:table-cell office:value-type="float" office:value="71.891300000000001" table:formula="of:=[.D76]" table:style-name="ce10">
            <text:p>71,89</text:p>
          </table:table-cell>
          <table:table-cell office:value-type="float" office:value="828.68899999999996" table:formula="of:=[.E76]" table:style-name="ce31">
            <text:p>828,69</text:p>
          </table:table-cell>
          <table:table-cell office:value-type="float" office:value="80.3125" table:formula="of:=[.F76]" table:style-name="ce32">
            <text:p>80,31</text:p>
          </table:table-cell>
          <table:table-cell office:value-type="float" office:value="31.666699999999999" table:formula="of:=[.G76]" table:style-name="ce10">
            <text:p>31,67</text:p>
          </table:table-cell>
          <table:table-cell office:value-type="float" office:value="70.583299999999994" table:formula="of:=[.H76]" table:style-name="ce10">
            <text:p>70,58</text:p>
          </table:table-cell>
          <table:table-cell office:value-type="float" office:value="331.15699999999998" table:formula="of:=[.I76]" table:style-name="ce31">
            <text:p>331,16</text:p>
          </table:table-cell>
          <table:table-cell office:value-type="float" office:value="85.378900000000002" table:formula="of:=[.J76]" table:style-name="ce32">
            <text:p>85,38</text:p>
          </table:table-cell>
          <table:table-cell office:value-type="float" office:value="39.090899999999998" table:formula="of:=[.K76]" table:style-name="ce10">
            <text:p>39,09</text:p>
          </table:table-cell>
          <table:table-cell office:value-type="float" office:value="76.121300000000005" table:formula="of:=[.L76]" table:style-name="ce10">
            <text:p>76,12</text:p>
          </table:table-cell>
          <table:table-cell office:value-type="float" office:value="341.10199999999998" table:formula="of:=[.M76]" table:style-name="ce30">
            <text:p>341,10</text:p>
          </table:table-cell>
          <table:table-cell table:number-columns-repeated="16371"/>
        </table:table-row>
        <table:table-row table:style-name="ro4">
          <table:table-cell office:value-type="string" table:style-name="ce18">
            <text:p>AM-ALL</text:p>
          </table:table-cell>
          <table:table-cell office:value-type="float" office:value="68.099800000000002" table:formula="of:=[.B87]" table:style-name="ce10">
            <text:p>68,10</text:p>
          </table:table-cell>
          <table:table-cell office:value-type="float" office:value="67.5" table:formula="of:=[.C87]" table:style-name="ce10">
            <text:p>67,50</text:p>
          </table:table-cell>
          <table:table-cell office:value-type="float" office:value="67.979799999999997" table:formula="of:=[.D87]" table:style-name="ce10">
            <text:p>67,98</text:p>
          </table:table-cell>
          <table:table-cell office:value-type="float" office:value="821.16600000000005" table:formula="of:=[.E87]" table:style-name="ce31">
            <text:p>821,17</text:p>
          </table:table-cell>
          <table:table-cell office:value-type="float" office:value="77.5" table:formula="of:=[.F87]" table:style-name="ce32">
            <text:p>77,50</text:p>
          </table:table-cell>
          <table:table-cell office:value-type="float" office:value="37.777799999999999" table:formula="of:=[.G87]" table:style-name="ce10">
            <text:p>37,78</text:p>
          </table:table-cell>
          <table:table-cell office:value-type="float" office:value="69.555599999999998" table:formula="of:=[.H87]" table:style-name="ce10">
            <text:p>69,56</text:p>
          </table:table-cell>
          <table:table-cell office:value-type="float" office:value="350.80399999999997" table:formula="of:=[.I87]" table:style-name="ce31">
            <text:p>350,80</text:p>
          </table:table-cell>
          <table:table-cell office:value-type="float" office:value="84.231899999999996" table:formula="of:=[.J87]" table:style-name="ce32">
            <text:p>84,23</text:p>
          </table:table-cell>
          <table:table-cell office:value-type="float" office:value="40.909100000000002" table:formula="of:=[.K87]" table:style-name="ce10">
            <text:p>40,91</text:p>
          </table:table-cell>
          <table:table-cell office:value-type="float" office:value="75.567300000000003" table:formula="of:=[.L87]" table:style-name="ce10">
            <text:p>75,57</text:p>
          </table:table-cell>
          <table:table-cell office:value-type="float" office:value="344.61200000000002" table:formula="of:=[.M87]" table:style-name="ce30">
            <text:p>344,61</text:p>
          </table:table-cell>
          <table:table-cell table:number-columns-repeated="16371"/>
        </table:table-row>
        <table:table-row table:style-name="ro4">
          <table:table-cell office:value-type="string" table:style-name="ce18">
            <text:p>AM-RAND</text:p>
          </table:table-cell>
          <table:table-cell office:value-type="float" office:value="67.7102" table:formula="of:=[.B98]" table:style-name="ce10">
            <text:p>67,71</text:p>
          </table:table-cell>
          <table:table-cell office:value-type="float" office:value="47.5" table:formula="of:=[.C98]" table:style-name="ce10">
            <text:p>47,50</text:p>
          </table:table-cell>
          <table:table-cell office:value-type="float" office:value="63.668100000000003" table:formula="of:=[.D98]" table:style-name="ce10">
            <text:p>63,67</text:p>
          </table:table-cell>
          <table:table-cell office:value-type="float" office:value="829.63699999999994" table:formula="of:=[.E98]" table:style-name="ce31">
            <text:p>829,64</text:p>
          </table:table-cell>
          <table:table-cell office:value-type="float" office:value="80.625" table:formula="of:=[.F98]" table:style-name="ce32">
            <text:p>80,63</text:p>
          </table:table-cell>
          <table:table-cell office:value-type="float" office:value="36.666699999999999" table:formula="of:=[.G98]" table:style-name="ce10">
            <text:p>36,67</text:p>
          </table:table-cell>
          <table:table-cell office:value-type="float" office:value="71.833299999999994" table:formula="of:=[.H98]" table:style-name="ce10">
            <text:p>71,83</text:p>
          </table:table-cell>
          <table:table-cell office:value-type="float" office:value="329.78500000000003" table:formula="of:=[.I98]" table:style-name="ce31">
            <text:p>329,79</text:p>
          </table:table-cell>
          <table:table-cell office:value-type="float" office:value="83.950299999999999" table:formula="of:=[.J98]" table:style-name="ce32">
            <text:p>83,95</text:p>
          </table:table-cell>
          <table:table-cell office:value-type="float" office:value="37.7273" table:formula="of:=[.K98]" table:style-name="ce10">
            <text:p>37,73</text:p>
          </table:table-cell>
          <table:table-cell office:value-type="float" office:value="74.705699999999993" table:formula="of:=[.L98]" table:style-name="ce10">
            <text:p>74,71</text:p>
          </table:table-cell>
          <table:table-cell office:value-type="float" office:value="342.56799999999998" table:formula="of:=[.M98]" table:style-name="ce30">
            <text:p>342,57</text:p>
          </table:table-cell>
          <table:table-cell table:number-columns-repeated="16371"/>
        </table:table-row>
        <table:table-row table:style-name="ro4">
          <table:table-cell office:value-type="string" table:style-name="ce18">
            <text:p>AM-BEST</text:p>
          </table:table-cell>
          <table:table-cell office:value-type="float" office:value="67.848600000000005" table:formula="of:=[.B109]" table:style-name="ce10">
            <text:p>67,85</text:p>
          </table:table-cell>
          <table:table-cell office:value-type="float" office:value="67.5" table:formula="of:=[.C109]" table:style-name="ce10">
            <text:p>67,50</text:p>
          </table:table-cell>
          <table:table-cell office:value-type="float" office:value="67.778899999999993" table:formula="of:=[.D109]" table:style-name="ce10">
            <text:p>67,78</text:p>
          </table:table-cell>
          <table:table-cell office:value-type="float" office:value="840.83100000000002" table:formula="of:=[.E109]" table:style-name="ce31">
            <text:p>840,83</text:p>
          </table:table-cell>
          <table:table-cell office:value-type="float" office:value="79.375" table:formula="of:=[.F109]" table:style-name="ce32">
            <text:p>79,38</text:p>
          </table:table-cell>
          <table:table-cell office:value-type="float" office:value="39.444400000000002" table:formula="of:=[.G109]" table:style-name="ce10">
            <text:p>39,44</text:p>
          </table:table-cell>
          <table:table-cell office:value-type="float" office:value="71.388900000000007" table:formula="of:=[.H109]" table:style-name="ce10">
            <text:p>71,39</text:p>
          </table:table-cell>
          <table:table-cell office:value-type="float" office:value="333.25799999999998" table:formula="of:=[.I109]" table:style-name="ce31">
            <text:p>333,26</text:p>
          </table:table-cell>
          <table:table-cell office:value-type="float" office:value="83.088999999999999" table:formula="of:=[.J109]" table:style-name="ce32">
            <text:p>83,09</text:p>
          </table:table-cell>
          <table:table-cell office:value-type="float" office:value="20" table:formula="of:=[.K109]" table:style-name="ce10">
            <text:p>20,00</text:p>
          </table:table-cell>
          <table:table-cell office:value-type="float" office:value="70.471199999999996" table:formula="of:=[.L109]" table:style-name="ce10">
            <text:p>70,47</text:p>
          </table:table-cell>
          <table:table-cell office:value-type="float" office:value="342.661" table:formula="of:=[.M109]" table:style-name="ce30">
            <text:p>342,66</text:p>
          </table:table-cell>
          <table:table-cell table:number-columns-repeated="16371"/>
        </table:table-row>
        <table:table-row table:number-rows-repeated="10484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40">
      <number:number number:decimal-places="3" number:min-decimal-places="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ltr" style:first-page-number="continue" style:scale-to="3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Oscar</meta:initial-creator>
    <dc:creator>Usuario</dc:creator>
    <meta:creation-date>2013-02-26T01:11:28Z</meta:creation-date>
    <dc:date>2023-05-21T21:23:44Z</dc:date>
    <meta:editing-cycles>7</meta:editing-cycles>
    <meta:editing-duration>PT738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997300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1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7.5pt" svg:width="553.8pt" chart:style-name="Crt0">
        <chart:title chart:style-name="CT00">
          <text:p text:style-name="a0" text:class-names="" text:cond-style-name="">Resultados globales. Métricas de evaluación.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0"/>
          </chart:axis>
          <chart:axis chart:dimension="y" chart:name="primary-y" chart:style-name="Axs1">
            <chart:title chart:style-name="AT01">
              <text:p text:style-name="a1" text:class-names="" text:cond-style-name="">Porcentaje</text:p>
            </chart:title>
            <chart:grid chart:class="major" chart:style-name="GMa1"/>
          </chart:axis>
          <chart:series chart:label-cell-address="local-table.$B$1" chart:values-cell-range-address="local-table.$B$2:.$B$10" chart:class="chart:bar" chart:attached-axis="primary-y" chart:style-name="G0S0">
            <chart:data-point chart:repeated="9"/>
          </chart:series>
          <chart:series chart:label-cell-address="local-table.$C$1" chart:values-cell-range-address="local-table.$C$2:.$C$10" chart:class="chart:bar" chart:attached-axis="primary-y" chart:style-name="G0S1">
            <chart:data-point chart:repeated="9"/>
          </chart:series>
          <chart:series chart:label-cell-address="local-table.$D$1" chart:values-cell-range-address="local-table.$D$2:.$D$10" chart:class="chart:bar" chart:attached-axis="primary-y" chart:style-name="G0S2">
            <chart:data-point chart:repeated="9"/>
          </chart:series>
          <chart:series chart:label-cell-address="local-table.$E$1" chart:values-cell-range-address="local-table.$E$2:.$E$10" chart:class="chart:bar" chart:attached-axis="primary-y" chart:style-name="G0S3">
            <chart:data-point chart:repeated="9"/>
          </chart:series>
          <chart:series chart:label-cell-address="local-table.$F$1" chart:values-cell-range-address="local-table.$F$2:.$F$10" chart:class="chart:bar" chart:attached-axis="primary-y" chart:style-name="G0S4">
            <chart:data-point chart:repeated="9"/>
          </chart:series>
          <chart:series chart:label-cell-address="local-table.$G$1" chart:values-cell-range-address="local-table.$G$2:.$G$10" chart:class="chart:bar" chart:attached-axis="primary-y" chart:style-name="G0S5">
            <chart:data-point chart:repeated="9"/>
          </chart:series>
          <chart:series chart:label-cell-address="local-table.$H$1" chart:values-cell-range-address="local-table.$H$2:.$H$10" chart:class="chart:bar" chart:attached-axis="primary-y" chart:style-name="G0S6">
            <chart:data-point chart:repeated="9"/>
          </chart:series>
          <chart:series chart:label-cell-address="local-table.$I$1" chart:values-cell-range-address="local-table.$I$2:.$I$10" chart:class="chart:bar" chart:attached-axis="primary-y" chart:style-name="G0S7">
            <chart:data-point chart:repeated="9"/>
          </chart:series>
          <chart:series chart:label-cell-address="local-table.$J$1" chart:values-cell-range-address="local-table.$J$2:.$J$10" chart:class="chart:bar" chart:attached-axis="primary-y" chart:style-name="G0S8">
            <chart:data-point chart:repeated="9"/>
          </chart:series>
          <chart:series chart:label-cell-address="local-table.$K$1" chart:values-cell-range-address="local-table.$K$2:.$K$10" chart:class="chart:bar" chart:attached-axis="primary-y" chart:style-name="G0S9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 office:value-type="string">
                <text:p>1-NN</text:p>
              </table:table-cell>
              <table:table-cell office:value-type="string">
                <text:p>RELIEF</text:p>
              </table:table-cell>
              <table:table-cell office:value-type="string">
                <text:p>BL</text:p>
              </table:table-cell>
              <table:table-cell office:value-type="string">
                <text:p>AGG-BLX</text:p>
              </table:table-cell>
              <table:table-cell office:value-type="string">
                <text:p>AGG-ARIT</text:p>
              </table:table-cell>
              <table:table-cell office:value-type="string">
                <text:p>AGE-BLX</text:p>
              </table:table-cell>
              <table:table-cell office:value-type="string">
                <text:p>AGE-ARIT</text:p>
              </table:table-cell>
              <table:table-cell office:value-type="string">
                <text:p>AM-ALL</text:p>
              </table:table-cell>
              <table:table-cell office:value-type="string">
                <text:p>AM-RAND</text:p>
              </table:table-cell>
              <table:table-cell office:value-type="string">
                <text:p>AM-BEST</text:p>
              </table:table-cell>
            </table:table-row>
          </table:table-header-rows>
          <table:table-row>
            <table:table-cell office:value-type="string">
              <text:p>Diabetes %_clas</text:p>
            </table:table-cell>
            <table:table-cell office:value-type="float" office:value="68.36"/>
            <table:table-cell office:value-type="float" office:value="67.83"/>
            <table:table-cell office:value-type="float" office:value="66.28"/>
            <table:table-cell office:value-type="float" office:value="68.631200000000007"/>
            <table:table-cell office:value-type="float" office:value="67.964799999999997"/>
            <table:table-cell office:value-type="float" office:value="65.235799999999998"/>
            <table:table-cell office:value-type="float" office:value="68.614099999999993"/>
            <table:table-cell office:value-type="float" office:value="68.099800000000002"/>
            <table:table-cell office:value-type="float" office:value="67.7102"/>
            <table:table-cell office:value-type="float" office:value="67.848600000000005"/>
          </table:table-row>
          <table:table-row>
            <table:table-cell office:value-type="string">
              <text:p>Diabetes %red</text:p>
            </table:table-cell>
            <table:table-cell office:value-type="float" office:value="0"/>
            <table:table-cell office:value-type="float" office:value="5"/>
            <table:table-cell office:value-type="float" office:value="92.5"/>
            <table:table-cell office:value-type="float" office:value="47.5"/>
            <table:table-cell office:value-type="float" office:value="57.5"/>
            <table:table-cell office:value-type="float" office:value="85"/>
            <table:table-cell office:value-type="float" office:value="85"/>
            <table:table-cell office:value-type="float" office:value="67.5"/>
            <table:table-cell office:value-type="float" office:value="47.5"/>
            <table:table-cell office:value-type="float" office:value="67.5"/>
          </table:table-row>
          <table:table-row>
            <table:table-cell office:value-type="string">
              <text:p>Diabetes Agr.</text:p>
            </table:table-cell>
            <table:table-cell office:value-type="float" office:value="54.69"/>
            <table:table-cell office:value-type="float" office:value="55.27"/>
            <table:table-cell office:value-type="float" office:value="71.52"/>
            <table:table-cell office:value-type="float" office:value="64.405000000000001"/>
            <table:table-cell office:value-type="float" office:value="65.871799999999993"/>
            <table:table-cell office:value-type="float" office:value="69.188699999999997"/>
            <table:table-cell office:value-type="float" office:value="71.891300000000001"/>
            <table:table-cell office:value-type="float" office:value="67.979799999999997"/>
            <table:table-cell office:value-type="float" office:value="63.668100000000003"/>
            <table:table-cell office:value-type="float" office:value="67.778899999999993"/>
          </table:table-row>
          <table:table-row>
            <table:table-cell office:value-type="string">
              <text:p>Ozone %_clas</text:p>
            </table:table-cell>
            <table:table-cell office:value-type="float" office:value="80.31"/>
            <table:table-cell office:value-type="float" office:value="76.87"/>
            <table:table-cell office:value-type="float" office:value="77.5"/>
            <table:table-cell office:value-type="float" office:value="78.4375"/>
            <table:table-cell office:value-type="float" office:value="80"/>
            <table:table-cell office:value-type="float" office:value="76.875"/>
            <table:table-cell office:value-type="float" office:value="80.3125"/>
            <table:table-cell office:value-type="float" office:value="77.5"/>
            <table:table-cell office:value-type="float" office:value="80.625"/>
            <table:table-cell office:value-type="float" office:value="79.375"/>
          </table:table-row>
          <table:table-row>
            <table:table-cell office:value-type="string">
              <text:p>Ozone %red</text:p>
            </table:table-cell>
            <table:table-cell office:value-type="float" office:value="0"/>
            <table:table-cell office:value-type="float" office:value="5.83"/>
            <table:table-cell office:value-type="float" office:value="40.270000000000003"/>
            <table:table-cell office:value-type="float" office:value="36.944400000000002"/>
            <table:table-cell office:value-type="float" office:value="8.0555599999999998"/>
            <table:table-cell office:value-type="float" office:value="37.222200000000001"/>
            <table:table-cell office:value-type="float" office:value="31.666699999999999"/>
            <table:table-cell office:value-type="float" office:value="37.777799999999999"/>
            <table:table-cell office:value-type="float" office:value="36.666699999999999"/>
            <table:table-cell office:value-type="float" office:value="39.444400000000002"/>
          </table:table-row>
          <table:table-row>
            <table:table-cell office:value-type="string">
              <text:p>Ozone Agr.</text:p>
            </table:table-cell>
            <table:table-cell office:value-type="float" office:value="64.25"/>
            <table:table-cell office:value-type="float" office:value="62.66"/>
            <table:table-cell office:value-type="float" office:value="70.05"/>
            <table:table-cell office:value-type="float" office:value="70.138900000000007"/>
            <table:table-cell office:value-type="float" office:value="65.611099999999993"/>
            <table:table-cell office:value-type="float" office:value="68.944400000000002"/>
            <table:table-cell office:value-type="float" office:value="70.583299999999994"/>
            <table:table-cell office:value-type="float" office:value="69.555599999999998"/>
            <table:table-cell office:value-type="float" office:value="71.833299999999994"/>
            <table:table-cell office:value-type="float" office:value="71.388900000000007"/>
          </table:table-row>
          <table:table-row>
            <table:table-cell office:value-type="string">
              <text:p>Spectf-heart %_clas</text:p>
            </table:table-cell>
            <table:table-cell office:value-type="float" office:value="85.38"/>
            <table:table-cell office:value-type="float" office:value="85.08"/>
            <table:table-cell office:value-type="float" office:value="88.53"/>
            <table:table-cell office:value-type="float" office:value="87.370599999999996"/>
            <table:table-cell office:value-type="float" office:value="84.517600000000002"/>
            <table:table-cell office:value-type="float" office:value="87.370599999999996"/>
            <table:table-cell office:value-type="float" office:value="85.378900000000002"/>
            <table:table-cell office:value-type="float" office:value="84.231899999999996"/>
            <table:table-cell office:value-type="float" office:value="83.950299999999999"/>
            <table:table-cell office:value-type="float" office:value="83.088999999999999"/>
          </table:table-row>
          <table:table-row>
            <table:table-cell office:value-type="string">
              <text:p>Spectf-heart %red</text:p>
            </table:table-cell>
            <table:table-cell office:value-type="float" office:value="0"/>
            <table:table-cell office:value-type="float" office:value="0"/>
            <table:table-cell office:value-type="float" office:value="43.63"/>
            <table:table-cell office:value-type="float" office:value="40.454500000000003"/>
            <table:table-cell office:value-type="float" office:value="10.9091"/>
            <table:table-cell office:value-type="float" office:value="40.454500000000003"/>
            <table:table-cell office:value-type="float" office:value="39.090899999999998"/>
            <table:table-cell office:value-type="float" office:value="40.909100000000002"/>
            <table:table-cell office:value-type="float" office:value="37.7273"/>
            <table:table-cell office:value-type="float" office:value="20"/>
          </table:table-row>
          <table:table-row>
            <table:table-cell office:value-type="string">
              <text:p>Spectf-heart Agr.</text:p>
            </table:table-cell>
            <table:table-cell office:value-type="float" office:value="68.3"/>
            <table:table-cell office:value-type="float" office:value="68.06"/>
            <table:table-cell office:value-type="float" office:value="79.55"/>
            <table:table-cell office:value-type="float" office:value="77.987399999999994"/>
            <table:table-cell office:value-type="float" office:value="69.795900000000003"/>
            <table:table-cell office:value-type="float" office:value="77.987399999999994"/>
            <table:table-cell office:value-type="float" office:value="76.121300000000005"/>
            <table:table-cell office:value-type="float" office:value="75.567300000000003"/>
            <table:table-cell office:value-type="float" office:value="74.705699999999993"/>
            <table:table-cell office:value-type="float" office:value="70.47119999999999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0.7277952755906pt" svg:width="434.5312598425197pt" chart:style-name="Crt0">
        <chart:title chart:style-name="CT00">
          <text:p text:style-name="a0" text:class-names="" text:cond-style-name="">Algoritmos Meméticos. Tiempo de ejecución.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AC_2022-23.$AA$80:.$AC$81"/>
          </chart:axis>
          <chart:axis chart:dimension="y" chart:name="primary-y" chart:style-name="Axs1">
            <chart:title chart:style-name="AT01">
              <text:p text:style-name="a1" text:class-names="" text:cond-style-name="">Tiemop en segundos</text:p>
            </chart:title>
            <chart:grid chart:class="major" chart:style-name="GMa1"/>
          </chart:axis>
          <chart:series chart:label-cell-address="PAC_2022-23.$Z$82" chart:values-cell-range-address="PAC_2022-23.$AA$82:.$AC$82" chart:class="chart:bar" chart:attached-axis="primary-y" chart:style-name="G0S0">
            <chart:data-point chart:repeated="3"/>
          </chart:series>
          <chart:series chart:label-cell-address="PAC_2022-23.$Z$83" chart:values-cell-range-address="PAC_2022-23.$AA$83:.$AC$83" chart:class="chart:bar" chart:attached-axis="primary-y" chart:style-name="G0S1">
            <chart:data-point chart:repeated="3"/>
          </chart:series>
          <chart:series chart:label-cell-address="PAC_2022-23.$Z$84" chart:values-cell-range-address="PAC_2022-23.$AA$84:.$AC$84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3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7.7785039370079pt" svg:width="566.212440944882pt" chart:style-name="Crt0">
        <chart:title chart:style-name="CT00">
          <text:p text:style-name="a0" text:class-names="" text:cond-style-name="">Algoritmos de la práctica 2. Métricas de evaluación.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AC_2022-23.$Q$36:.$Y$37"/>
          </chart:axis>
          <chart:axis chart:dimension="y" chart:name="primary-y" chart:style-name="Axs1">
            <chart:title chart:style-name="AT01">
              <text:p text:style-name="a1" text:class-names="" text:cond-style-name="">Porcenaje</text:p>
            </chart:title>
            <chart:grid chart:class="major" chart:style-name="GMa1"/>
          </chart:axis>
          <chart:series chart:label-cell-address="PAC_2022-23.$P$38" chart:values-cell-range-address="PAC_2022-23.$Q$38:.$Y$38" chart:class="chart:bar" chart:attached-axis="primary-y" chart:style-name="G0S0">
            <chart:data-point chart:repeated="9"/>
          </chart:series>
          <chart:series chart:label-cell-address="PAC_2022-23.$P$39" chart:values-cell-range-address="PAC_2022-23.$Q$39:.$Y$39" chart:class="chart:bar" chart:attached-axis="primary-y" chart:style-name="G0S1">
            <chart:data-point chart:repeated="9"/>
          </chart:series>
          <chart:series chart:label-cell-address="PAC_2022-23.$P$40" chart:values-cell-range-address="PAC_2022-23.$Q$40:.$Y$40" chart:class="chart:bar" chart:attached-axis="primary-y" chart:style-name="G0S2">
            <chart:data-point chart:repeated="9"/>
          </chart:series>
          <chart:series chart:label-cell-address="PAC_2022-23.$P$41" chart:values-cell-range-address="PAC_2022-23.$Q$41:.$Y$41" chart:class="chart:bar" chart:attached-axis="primary-y" chart:style-name="G0S3">
            <chart:data-point chart:repeated="9"/>
          </chart:series>
          <chart:series chart:label-cell-address="PAC_2022-23.$P$42" chart:values-cell-range-address="PAC_2022-23.$Q$42:.$Y$42" chart:class="chart:bar" chart:attached-axis="primary-y" chart:style-name="G0S4">
            <chart:data-point chart:repeated="9"/>
          </chart:series>
          <chart:series chart:label-cell-address="PAC_2022-23.$P$43" chart:values-cell-range-address="PAC_2022-23.$Q$43:.$Y$43" chart:class="chart:bar" chart:attached-axis="primary-y" chart:style-name="G0S5">
            <chart:data-point chart:repeated="9"/>
          </chart:series>
          <chart:series chart:label-cell-address="PAC_2022-23.$P$44" chart:values-cell-range-address="PAC_2022-23.$Q$44:.$Y$44" chart:class="chart:bar" chart:attached-axis="primary-y" chart:style-name="G0S6">
            <chart:data-point chart:repeated="9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997300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1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8.07pt" svg:width="557.9249606299213pt" chart:style-name="Crt0">
        <chart:title chart:style-name="CT00">
          <text:p text:style-name="a0" text:class-names="" text:cond-style-name="">Resultados globales. Tiempos de ejecución.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title chart:style-name="AT01">
              <text:p text:style-name="a1" text:class-names="" text:cond-style-name="">Tiempo en segundos</text:p>
            </chart:title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series chart:label-cell-address="local-table.$F$1" chart:values-cell-range-address="local-table.$F$2:.$F$4" chart:class="chart:bar" chart:attached-axis="primary-y" chart:style-name="G0S4">
            <chart:data-point chart:repeated="3"/>
          </chart:series>
          <chart:series chart:label-cell-address="local-table.$G$1" chart:values-cell-range-address="local-table.$G$2:.$G$4" chart:class="chart:bar" chart:attached-axis="primary-y" chart:style-name="G0S5">
            <chart:data-point chart:repeated="3"/>
          </chart:series>
          <chart:series chart:label-cell-address="local-table.$H$1" chart:values-cell-range-address="local-table.$H$2:.$H$4" chart:class="chart:bar" chart:attached-axis="primary-y" chart:style-name="G0S6">
            <chart:data-point chart:repeated="3"/>
          </chart:series>
          <chart:series chart:label-cell-address="local-table.$I$1" chart:values-cell-range-address="local-table.$I$2:.$I$4" chart:class="chart:bar" chart:attached-axis="primary-y" chart:style-name="G0S7">
            <chart:data-point chart:repeated="3"/>
          </chart:series>
          <chart:series chart:label-cell-address="local-table.$J$1" chart:values-cell-range-address="local-table.$J$2:.$J$4" chart:class="chart:bar" chart:attached-axis="primary-y" chart:style-name="G0S8">
            <chart:data-point chart:repeated="3"/>
          </chart:series>
          <chart:series chart:label-cell-address="local-table.$K$1" chart:values-cell-range-address="local-table.$K$2:.$K$4" chart:class="chart:bar" chart:attached-axis="primary-y" chart:style-name="G0S9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 office:value-type="string">
                <text:p>1-NN</text:p>
              </table:table-cell>
              <table:table-cell office:value-type="string">
                <text:p>RELIEF</text:p>
              </table:table-cell>
              <table:table-cell office:value-type="string">
                <text:p>BL</text:p>
              </table:table-cell>
              <table:table-cell office:value-type="string">
                <text:p>AGG-BLX</text:p>
              </table:table-cell>
              <table:table-cell office:value-type="string">
                <text:p>AGG-ARIT</text:p>
              </table:table-cell>
              <table:table-cell office:value-type="string">
                <text:p>AGE-BLX</text:p>
              </table:table-cell>
              <table:table-cell office:value-type="string">
                <text:p>AGE-ARIT</text:p>
              </table:table-cell>
              <table:table-cell office:value-type="string">
                <text:p>AM-ALL</text:p>
              </table:table-cell>
              <table:table-cell office:value-type="string">
                <text:p>AM-RAND</text:p>
              </table:table-cell>
              <table:table-cell office:value-type="string">
                <text:p>AM-BEST</text:p>
              </table:table-cell>
            </table:table-row>
          </table:table-header-rows>
          <table:table-row>
            <table:table-cell office:value-type="string">
              <text:p>Diabetes T</text:p>
            </table:table-cell>
            <table:table-cell office:value-type="float" office:value="1.6E-2"/>
            <table:table-cell office:value-type="float" office:value="0.14499999999999999"/>
            <table:table-cell office:value-type="float" office:value="207.83"/>
            <table:table-cell office:value-type="float" office:value="827.202"/>
            <table:table-cell office:value-type="float" office:value="836.95100000000002"/>
            <table:table-cell office:value-type="float" office:value="829.47699999999998"/>
            <table:table-cell office:value-type="float" office:value="828.68899999999996"/>
            <table:table-cell office:value-type="float" office:value="821.16600000000005"/>
            <table:table-cell office:value-type="float" office:value="829.63699999999994"/>
            <table:table-cell office:value-type="float" office:value="840.83100000000002"/>
          </table:table-row>
          <table:table-row>
            <table:table-cell office:value-type="string">
              <text:p>Ozone T</text:p>
            </table:table-cell>
            <table:table-cell office:value-type="float" office:value="6.0000000000000001E-3"/>
            <table:table-cell office:value-type="float" office:value="0.05"/>
            <table:table-cell office:value-type="float" office:value="350.51"/>
            <table:table-cell office:value-type="float" office:value="351.70299999999997"/>
            <table:table-cell office:value-type="float" office:value="330.31599999999997"/>
            <table:table-cell office:value-type="float" office:value="338.75900000000001"/>
            <table:table-cell office:value-type="float" office:value="331.15699999999998"/>
            <table:table-cell office:value-type="float" office:value="350.80399999999997"/>
            <table:table-cell office:value-type="float" office:value="329.78500000000003"/>
            <table:table-cell office:value-type="float" office:value="333.25799999999998"/>
          </table:table-row>
          <table:table-row>
            <table:table-cell office:value-type="string">
              <text:p>Spectf-heart T</text:p>
            </table:table-cell>
            <table:table-cell office:value-type="float" office:value="5.0000000000000001E-3"/>
            <table:table-cell office:value-type="float" office:value="5.1999999999999998E-2"/>
            <table:table-cell office:value-type="float" office:value="283.86"/>
            <table:table-cell office:value-type="float" office:value="328.33100000000002"/>
            <table:table-cell office:value-type="float" office:value="332.14499999999998"/>
            <table:table-cell office:value-type="float" office:value="328.33100000000002"/>
            <table:table-cell office:value-type="float" office:value="341.10199999999998"/>
            <table:table-cell office:value-type="float" office:value="344.61200000000002"/>
            <table:table-cell office:value-type="float" office:value="342.56799999999998"/>
            <table:table-cell office:value-type="float" office:value="342.66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9.4874015748031pt" svg:width="455.6999212598425pt" chart:style-name="Crt0">
        <chart:title chart:style-name="CT00">
          <text:p text:style-name="a0" text:class-names="" text:cond-style-name="">Algortimos Genéticos Generacionales. Métricas de evaluación.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AC_2022-23.$Q$36:.$Y$37"/>
          </chart:axis>
          <chart:axis chart:dimension="y" chart:name="primary-y" chart:style-name="Axs1">
            <chart:title chart:style-name="AT01">
              <text:p text:style-name="a1" text:class-names="" text:cond-style-name="">Porcentaje</text:p>
            </chart:title>
            <chart:grid chart:class="major" chart:style-name="GMa1"/>
          </chart:axis>
          <chart:series chart:label-cell-address="PAC_2022-23.$P$38" chart:values-cell-range-address="PAC_2022-23.$Q$38:.$Y$38" chart:class="chart:bar" chart:attached-axis="primary-y" chart:style-name="G0S0">
            <chart:data-point chart:repeated="9"/>
          </chart:series>
          <chart:series chart:label-cell-address="PAC_2022-23.$P$39" chart:values-cell-range-address="PAC_2022-23.$Q$39:.$Y$39" chart:class="chart:bar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012440944882pt" svg:width="452.1749606299212pt" chart:style-name="Crt0">
        <chart:title chart:style-name="CT00">
          <text:p text:style-name="a0" text:class-names="" text:cond-style-name="">Algoritmos Genéticos Generacionales. Tiempo de ejecución.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AC_2022-23.$AA$36:.$AC$37"/>
          </chart:axis>
          <chart:axis chart:dimension="y" chart:name="primary-y" chart:style-name="Axs1">
            <chart:title chart:style-name="AT01">
              <text:p text:style-name="a1" text:class-names="" text:cond-style-name="">Tiempo en segundos </text:p>
            </chart:title>
            <chart:grid chart:class="major" chart:style-name="GMa1"/>
          </chart:axis>
          <chart:series chart:label-cell-address="PAC_2022-23.$Z$38" chart:values-cell-range-address="PAC_2022-23.$AA$38:.$AC$38" chart:class="chart:bar" chart:attached-axis="primary-y" chart:style-name="G0S0">
            <chart:data-point chart:repeated="3"/>
          </chart:series>
          <chart:series chart:label-cell-address="PAC_2022-23.$Z$39" chart:values-cell-range-address="PAC_2022-23.$AA$39:.$AC$39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3.0749606299212pt" svg:width="454.4249606299212pt" chart:style-name="Crt0">
        <chart:title chart:style-name="CT00">
          <text:p text:style-name="a0" text:class-names="" text:cond-style-name="">Algoritmos Genéticos Estacionarios. Métricas de evaluación.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AC_2022-23.$Q$58:.$Y$59"/>
          </chart:axis>
          <chart:axis chart:dimension="y" chart:name="primary-y" chart:style-name="Axs1">
            <chart:title chart:style-name="AT01">
              <text:p text:style-name="a1" text:class-names="" text:cond-style-name="">Porcentaje</text:p>
            </chart:title>
            <chart:grid chart:class="major" chart:style-name="GMa1"/>
          </chart:axis>
          <chart:series chart:label-cell-address="PAC_2022-23.$P$60" chart:values-cell-range-address="PAC_2022-23.$Q$60:.$Y$60" chart:class="chart:bar" chart:attached-axis="primary-y" chart:style-name="G0S0">
            <chart:data-point chart:repeated="9"/>
          </chart:series>
          <chart:series chart:label-cell-address="PAC_2022-23.$P$61" chart:values-cell-range-address="PAC_2022-23.$Q$61:.$Y$61" chart:class="chart:bar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9.3249606299212pt" svg:width="447.6249606299212pt" chart:style-name="Crt0">
        <chart:title chart:style-name="CT00">
          <text:p text:style-name="a0" text:class-names="" text:cond-style-name="">Algoritmos Genéticos Estacionarios. Tiempo de ejecución.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AC_2022-23.$AA$58:.$AC$59"/>
          </chart:axis>
          <chart:axis chart:dimension="y" chart:name="primary-y" chart:style-name="Axs1">
            <chart:title chart:style-name="AT01">
              <text:p text:style-name="a1" text:class-names="" text:cond-style-name="">Tiempo en segundos</text:p>
            </chart:title>
            <chart:grid chart:class="major" chart:style-name="GMa1"/>
          </chart:axis>
          <chart:series chart:label-cell-address="PAC_2022-23.$Z$60" chart:values-cell-range-address="PAC_2022-23.$AA$60:.$AC$60" chart:class="chart:bar" chart:attached-axis="primary-y" chart:style-name="G0S0">
            <chart:data-point chart:repeated="3"/>
          </chart:series>
          <chart:series chart:label-cell-address="PAC_2022-23.$Z$61" chart:values-cell-range-address="PAC_2022-23.$AA$61:.$AC$61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4.012440944882pt" svg:width="468.3749606299212pt" chart:style-name="Crt0">
        <chart:title chart:style-name="CT00">
          <text:p text:style-name="a0" text:class-names="" text:cond-style-name="">Algoritmos Genéticos. Métricas de evaluación.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AC_2022-23.$AV$36:.$BD$37"/>
          </chart:axis>
          <chart:axis chart:dimension="y" chart:name="primary-y" chart:style-name="Axs1">
            <chart:title chart:style-name="AT01">
              <text:p text:style-name="a1" text:class-names="" text:cond-style-name="">Porcentaje</text:p>
            </chart:title>
            <chart:grid chart:class="major" chart:style-name="GMa1"/>
          </chart:axis>
          <chart:series chart:label-cell-address="PAC_2022-23.$AU$38" chart:values-cell-range-address="PAC_2022-23.$AV$38:.$BD$38" chart:class="chart:bar" chart:attached-axis="primary-y" chart:style-name="G0S0">
            <chart:data-point chart:repeated="9"/>
          </chart:series>
          <chart:series chart:label-cell-address="PAC_2022-23.$AU$39" chart:values-cell-range-address="PAC_2022-23.$AV$39:.$BD$39" chart:class="chart:bar" chart:attached-axis="primary-y" chart:style-name="G0S1">
            <chart:data-point chart:repeated="9"/>
          </chart:series>
          <chart:series chart:label-cell-address="PAC_2022-23.$AU$40" chart:values-cell-range-address="PAC_2022-23.$AV$40:.$BD$40" chart:class="chart:bar" chart:attached-axis="primary-y" chart:style-name="G0S2">
            <chart:data-point chart:repeated="9"/>
          </chart:series>
          <chart:series chart:label-cell-address="PAC_2022-23.$AU$41" chart:values-cell-range-address="PAC_2022-23.$AV$41:.$BD$41" chart:class="chart:bar" chart:attached-axis="primary-y" chart:style-name="G0S3">
            <chart:data-point chart:repeated="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0.9749606299212pt" svg:width="445.1249606299212pt" chart:style-name="Crt0">
        <chart:title chart:style-name="CT00">
          <text:p text:style-name="a0" text:class-names="" text:cond-style-name="">Algoritmos Genéticos. Tiempo de ejecución.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AC_2022-23.$BF$36:.$BH$37"/>
          </chart:axis>
          <chart:axis chart:dimension="y" chart:name="primary-y" chart:style-name="Axs1">
            <chart:title chart:style-name="AT01">
              <text:p text:style-name="a1" text:class-names="" text:cond-style-name="">Tiempo en segundos</text:p>
            </chart:title>
            <chart:grid chart:class="major" chart:style-name="GMa1"/>
          </chart:axis>
          <chart:series chart:label-cell-address="PAC_2022-23.$BE$38" chart:values-cell-range-address="PAC_2022-23.$BF$38:.$BH$38" chart:class="chart:bar" chart:attached-axis="primary-y" chart:style-name="G0S0">
            <chart:data-point chart:repeated="3"/>
          </chart:series>
          <chart:series chart:label-cell-address="PAC_2022-23.$BE$39" chart:values-cell-range-address="PAC_2022-23.$BF$39:.$BH$39" chart:class="chart:bar" chart:attached-axis="primary-y" chart:style-name="G0S1">
            <chart:data-point chart:repeated="3"/>
          </chart:series>
          <chart:series chart:label-cell-address="PAC_2022-23.$BE$40" chart:values-cell-range-address="PAC_2022-23.$BF$40:.$BH$40" chart:class="chart:bar" chart:attached-axis="primary-y" chart:style-name="G0S2">
            <chart:data-point chart:repeated="3"/>
          </chart:series>
          <chart:series chart:label-cell-address="PAC_2022-23.$BE$41" chart:values-cell-range-address="PAC_2022-23.$BF$41:.$BH$41" chart:class="chart:bar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3.6920472440945pt" svg:width="442.3822047244095pt" chart:style-name="Crt0">
        <chart:title chart:style-name="CT00">
          <text:p text:style-name="a0" text:class-names="" text:cond-style-name="">Algoritmos Meméticos. Métricas de evaluación.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AC_2022-23.$Q$80:.$Y$81"/>
          </chart:axis>
          <chart:axis chart:dimension="y" chart:name="primary-y" chart:style-name="Axs1">
            <chart:title chart:style-name="AT01">
              <text:p text:style-name="a1" text:class-names="" text:cond-style-name="">Porcentaje</text:p>
            </chart:title>
            <chart:grid chart:class="major" chart:style-name="GMa1"/>
          </chart:axis>
          <chart:series chart:label-cell-address="PAC_2022-23.$P$82" chart:values-cell-range-address="PAC_2022-23.$Q$82:.$Y$82" chart:class="chart:bar" chart:attached-axis="primary-y" chart:style-name="G0S0">
            <chart:data-point chart:repeated="9"/>
          </chart:series>
          <chart:series chart:label-cell-address="PAC_2022-23.$P$83" chart:values-cell-range-address="PAC_2022-23.$Q$83:.$Y$83" chart:class="chart:bar" chart:attached-axis="primary-y" chart:style-name="G0S1">
            <chart:data-point chart:repeated="9"/>
          </chart:series>
          <chart:series chart:label-cell-address="PAC_2022-23.$P$84" chart:values-cell-range-address="PAC_2022-23.$Q$84:.$Y$84" chart:class="chart:bar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